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0.935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4.38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595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8.58cm"/>
    </style:style>
    <style:style style:name="co14" style:family="table-column">
      <style:table-column-properties fo:break-before="auto" style:column-width="6.754cm"/>
    </style:style>
    <style:style style:name="co15" style:family="table-column">
      <style:table-column-properties fo:break-before="auto" style:column-width="5.583cm"/>
    </style:style>
    <style:style style:name="co16" style:family="table-column">
      <style:table-column-properties fo:break-before="auto" style:column-width="6.237cm"/>
    </style:style>
    <style:style style:name="co17" style:family="table-column">
      <style:table-column-properties fo:break-before="auto" style:column-width="1.607cm"/>
    </style:style>
    <style:style style:name="co18" style:family="table-column">
      <style:table-column-properties fo:break-before="auto" style:column-width="3.078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2.969cm"/>
    </style:style>
    <style:style style:name="co21" style:family="table-column">
      <style:table-column-properties fo:break-before="auto" style:column-width="4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>
      <number:day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2a6099"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 style:data-style-name="N37">
      <style:table-cell-properties fo:border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2a6099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81d41a" fo:border="0.74pt solid #000000"/>
    </style:style>
    <style:style style:name="ce16" style:family="table-cell" style:parent-style-name="Default">
      <style:table-cell-properties fo:background-color="#f6f9d4" fo:border="0.74pt solid #000000"/>
    </style:style>
    <style:style style:name="ce17" style:family="table-cell" style:parent-style-name="Default" style:data-style-name="N4">
      <style:table-cell-properties fo:border="0.74pt solid #000000"/>
    </style:style>
    <style:style style:name="ce18" style:family="table-cell" style:parent-style-name="Default" style:data-style-name="N4">
      <style:table-cell-properties fo:background-color="#f6f9d4" fo:border="0.74pt solid #000000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 style:data-style-name="N37">
      <style:table-cell-properties fo:background-color="#f6f9d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danie 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/>
          <table:table-cell table:style-name="ce5" office:value-type="string" calcext:value-type="string">
            <text:p>Rodzaj Towaru</text:p>
          </table:table-cell>
          <table:table-cell table:style-name="ce5" office:value-type="string" calcext:value-type="string">
            <text:p>ile razy towar byl ladowany</text:p>
          </table:table-cell>
          <table:table-cell table:style-name="ce5" office:value-type="string" calcext:value-type="string">
            <text:p>laczna masa zaladunkow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T1</text:p>
          </table:table-cell>
          <table:table-cell table:style-name="ce6" table:formula="of:=COUNTA([.C2:.C26])" office:value-type="float" office:value="25" calcext:value-type="float">
            <text:p>25</text:p>
          </table:table-cell>
          <table:table-cell table:style-name="ce6" table:formula="of:=SUM([.E2:.E26])" office:value-type="float" office:value="620" calcext:value-type="float">
            <text:p>620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T2</text:p>
          </table:table-cell>
          <table:table-cell table:style-name="ce6" table:formula="of:=COUNTA([.C27:.C51])" office:value-type="float" office:value="25" calcext:value-type="float">
            <text:p>25</text:p>
          </table:table-cell>
          <table:table-cell table:style-name="ce6" table:formula="of:=SUM([.E27:.E51])" office:value-type="float" office:value="483" calcext:value-type="float">
            <text:p>483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T3</text:p>
          </table:table-cell>
          <table:table-cell table:style-name="ce6" table:formula="of:=COUNTA([.C52:.C78])" office:value-type="float" office:value="27" calcext:value-type="float">
            <text:p>27</text:p>
          </table:table-cell>
          <table:table-cell table:style-name="ce6" table:formula="of:=SUM([.E52:.E78])" office:value-type="float" office:value="633" calcext:value-type="float">
            <text:p>633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T4</text:p>
          </table:table-cell>
          <table:table-cell table:style-name="ce6" table:formula="of:=COUNTA([.C79:.C110])" office:value-type="float" office:value="32" calcext:value-type="float">
            <text:p>32</text:p>
          </table:table-cell>
          <table:table-cell table:style-name="ce6" table:formula="of:=SUM([.E79:.E110])" office:value-type="float" office:value="905" calcext:value-type="float">
            <text:p>905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T5</text:p>
          </table:table-cell>
          <table:table-cell table:style-name="ce6" table:formula="of:=COUNTA([.C111:.C137])" office:value-type="float" office:value="27" calcext:value-type="float">
            <text:p>27</text:p>
          </table:table-cell>
          <table:table-cell table:style-name="ce6" table:formula="of:=SUM([.E111:.E137])" office:value-type="float" office:value="784" calcext:value-type="float">
            <text:p>784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5" office:value-type="string" calcext:value-type="string" table:number-columns-spanned="3" table:number-rows-spanned="1">
            <text:p>Odpowiedz</text:p>
          </table:table-cell>
          <table:covered-table-cell table:number-columns-repeated="2" table:style-name="ce1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5" office:value-type="string" calcext:value-type="string">
            <text:p>Rodzaj Towaru</text:p>
          </table:table-cell>
          <table:table-cell table:style-name="ce15" office:value-type="string" calcext:value-type="string">
            <text:p>ile razy towar byl ladowany</text:p>
          </table:table-cell>
          <table:table-cell table:style-name="ce15" office:value-type="string" calcext:value-type="string">
            <text:p>laczna masa zaladunkow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T4</text:p>
          </table:table-cell>
          <table:table-cell table:style-name="ce16" table:formula="of:=COUNTA([.C84:.C115])" office:value-type="float" office:value="32" calcext:value-type="float">
            <text:p>32</text:p>
          </table:table-cell>
          <table:table-cell table:style-name="ce16" table:formula="of:=SUM([.E84:.E115])" office:value-type="float" office:value="908" calcext:value-type="float">
            <text:p>908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 table:number-rows-repeated="66">
          <table:table-cell table:style-name="ce3"/>
          <table:table-cell table:style-name="ce7" table:number-columns-repeated="5"/>
          <table:table-cell table:number-columns-repeated="4"/>
        </table:table-row>
        <table:table-row table:style-name="ro1" table:number-rows-repeated="10483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anie 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 table:style-name="ce5" office:value-type="string" calcext:value-type="string">
            <text:p>Czy 20 dni na morzu?</text:p>
          </table:table-cell>
          <table:table-cell/>
          <table:table-cell table:style-name="ce15" office:value-type="string" calcext:value-type="string" table:number-columns-spanned="2" table:number-rows-spanned="1">
            <text:p>Odpowiedz</text:p>
          </table:table-cell>
          <table:covered-table-cell table:style-name="ce6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IF(([.A3]-[.A2])-1&gt;20;1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uma dni, gdzie statek byl wiecej niz 20 dni na morzu</text:p>
          </table:table-cell>
          <table:table-cell table:style-name="ce16" table:formula="of:=SUM([.G2:.G203]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IF(([.A4]-[.A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(([.A5]-[.A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6]-[.A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7]-[.A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IF(([.A8]-[.A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9]-[.A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IF(([.A10]-[.A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IF(([.A11]-[.A1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([.A12]-[.A11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IF(([.A13]-[.A1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IF(([.A14]-[.A1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5]-[.A1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6]-[.A1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17]-[.A1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8]-[.A1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9]-[.A1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20]-[.A19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21]-[.A2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22]-[.A2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23]-[.A2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IF(([.A24]-[.A2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25]-[.A2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26]-[.A2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IF(([.A27]-[.A2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28]-[.A27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29]-[.A2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30]-[.A2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31]-[.A3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6" table:formula="of:=IF(([.A32]-[.A3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IF(([.A33]-[.A3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IF(([.A34]-[.A3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35]-[.A3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36]-[.A3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IF(([.A37]-[.A3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IF(([.A38]-[.A3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39]-[.A3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IF(([.A40]-[.A3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41]-[.A4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IF(([.A42]-[.A4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IF(([.A43]-[.A4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44]-[.A4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45]-[.A4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([.A46]-[.A4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IF(([.A47]-[.A4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48]-[.A4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49]-[.A4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50]-[.A4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51]-[.A5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IF(([.A52]-[.A5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53]-[.A5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54]-[.A5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55]-[.A5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56]-[.A5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57]-[.A5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58]-[.A5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table:formula="of:=IF(([.A59]-[.A5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60]-[.A5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61]-[.A6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62]-[.A61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IF(([.A63]-[.A6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64]-[.A6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65]-[.A6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66]-[.A6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IF(([.A67]-[.A6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68]-[.A6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69]-[.A6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70]-[.A6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71]-[.A7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72]-[.A7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([.A73]-[.A7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74]-[.A7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75]-[.A7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76]-[.A7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77]-[.A7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IF(([.A78]-[.A7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79]-[.A7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80]-[.A7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81]-[.A8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82]-[.A8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83]-[.A82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84]-[.A8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85]-[.A8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86]-[.A8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87]-[.A8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IF(([.A88]-[.A8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89]-[.A8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90]-[.A8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IF(([.A91]-[.A90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92]-[.A9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IF(([.A93]-[.A9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94]-[.A9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95]-[.A9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96]-[.A9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97]-[.A9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98]-[.A9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99]-[.A9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00]-[.A9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01]-[.A100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02]-[.A10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03]-[.A10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04]-[.A10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IF(([.A105]-[.A10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IF(([.A106]-[.A10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IF(([.A107]-[.A10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108]-[.A10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IF(([.A109]-[.A10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IF(([.A110]-[.A10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111]-[.A11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([.A112]-[.A11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113]-[.A11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IF(([.A114]-[.A11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15]-[.A11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16]-[.A11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17]-[.A11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118]-[.A11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IF(([.A119]-[.A11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20]-[.A11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IF(([.A121]-[.A12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122]-[.A12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([.A123]-[.A122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24]-[.A12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25]-[.A12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126]-[.A12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127]-[.A12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28]-[.A12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29]-[.A12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130]-[.A129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IF(([.A131]-[.A13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32]-[.A13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133]-[.A13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34]-[.A13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135]-[.A134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IF(([.A136]-[.A13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37]-[.A13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38]-[.A13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IF(([.A139]-[.A138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40]-[.A13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41]-[.A14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142]-[.A14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143]-[.A14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44]-[.A14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45]-[.A14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IF(([.A146]-[.A14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IF(([.A147]-[.A14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IF(([.A148]-[.A14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49]-[.A14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50]-[.A14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151]-[.A15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IF(([.A152]-[.A15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153]-[.A15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154]-[.A15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([.A155]-[.A15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56]-[.A15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57]-[.A15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IF(([.A158]-[.A15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IF(([.A159]-[.A15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60]-[.A15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161]-[.A16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62]-[.A16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63]-[.A162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IF(([.A164]-[.A16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65]-[.A16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166]-[.A16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167]-[.A16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68]-[.A16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169]-[.A168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170]-[.A16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71]-[.A17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IF(([.A172]-[.A17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IF(([.A173]-[.A17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74]-[.A173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75]-[.A17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76]-[.A17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177]-[.A17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78]-[.A17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IF(([.A179]-[.A17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IF(([.A180]-[.A17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181]-[.A18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182]-[.A18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83]-[.A18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IF(([.A184]-[.A18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85]-[.A18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86]-[.A18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IF(([.A187]-[.A18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IF(([.A188]-[.A18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189]-[.A18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190]-[.A18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IF(([.A191]-[.A19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192]-[.A19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93]-[.A19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194]-[.A193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IF(([.A195]-[.A19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96]-[.A19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197]-[.A19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98]-[.A19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table:formula="of:=IF(([.A199]-[.A198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IF(([.A200]-[.A19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201]-[.A20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202]-[.A20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203]-[.A20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204]-[.A20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3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anie 5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 table:style-name="ce5" office:value-type="string" calcext:value-type="string">
            <text:p>Pelna cena</text:p>
          </table:table-cell>
          <table:table-cell table:style-name="ce5" office:value-type="string" calcext:value-type="string">
            <text:p>Ilosc pieniedzy jesli zaczynamy z 500 000</text:p>
          </table:table-cell>
          <table:table-cell table:style-name="ce5" office:value-type="string" calcext:value-type="string">
            <text:p>Ilosc pieniedzy jezli zaczynamy z 0</text:p>
          </table:table-cell>
          <table:table-cell table:style-name="ce5" office:value-type="string" calcext:value-type="string">
            <text:p>Ilosc pieniedzy jesli zaczynamy z 6399</text:p>
          </table:table-cell>
          <table:table-cell/>
          <table:table-cell table:style-name="ce15" office:value-type="string" calcext:value-type="string" table:number-columns-spanned="4" table:number-rows-spanned="1">
            <text:p>Podpunkt A</text:p>
          </table:table-cell>
          <table:covered-table-cell table:number-columns-repeated="2" table:style-name="ce15"/>
          <table:covered-table-cell table:style-name="ce19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17" table:formula="of:=[.E2]*[.F2]" office:value-type="float" office:value="240" calcext:value-type="float">
            <text:p>240,00</text:p>
          </table:table-cell>
          <table:table-cell table:style-name="ce17" table:formula="of:=IF([.D2]=&quot;Z&quot;;[.$L$3]-[.G2];[.$L$3]+[.G2])" office:value-type="float" office:value="499760" calcext:value-type="float">
            <text:p>499 760,00</text:p>
          </table:table-cell>
          <table:table-cell table:style-name="ce17" table:formula="of:=IF([.D2]=&quot;Z&quot;;[.L7]-[.G2];[.L7]+[.G2])" office:value-type="float" office:value="-240" calcext:value-type="float">
            <text:p>-240,00</text:p>
          </table:table-cell>
          <table:table-cell table:style-name="ce17" table:formula="of:=IF([.D2]=&quot;Z&quot;;[.L9]-[.G2];[.L9]+[.G2])" office:value-type="float" office:value="6159" calcext:value-type="float">
            <text:p>6 159,00</text:p>
          </table:table-cell>
          <table:table-cell/>
          <table:table-cell table:style-name="ce15" office:value-type="string" calcext:value-type="string">
            <text:p>Kwota poczatkowa</text:p>
          </table:table-cell>
          <table:table-cell table:style-name="ce15" office:value-type="string" calcext:value-type="string">
            <text:p>Kwota koncowa</text:p>
          </table:table-cell>
          <table:table-cell table:style-name="ce15" office:value-type="string" calcext:value-type="string">
            <text:p>Najwieksza kwota</text:p>
          </table:table-cell>
          <table:table-cell table:style-name="ce15" office:value-type="string" calcext:value-type="string">
            <text:p>Dzien z najwieksza kwota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style-name="ce17" table:formula="of:=[.E3]*[.F3]" office:value-type="float" office:value="1600" calcext:value-type="float">
            <text:p>1 600,00</text:p>
          </table:table-cell>
          <table:table-cell table:style-name="ce17" table:formula="of:=IF([.D3]=&quot;Z&quot;;[.H2]-[.G3];[.H2]+[.G3])" office:value-type="float" office:value="498160" calcext:value-type="float">
            <text:p>498 160,00</text:p>
          </table:table-cell>
          <table:table-cell table:style-name="ce17" table:formula="of:=IF([.D3]=&quot;Z&quot;;[.$I2]-[.G3];[.$I2]+[.G3])" office:value-type="float" office:value="-1840" calcext:value-type="float">
            <text:p>-1 840,00</text:p>
          </table:table-cell>
          <table:table-cell table:style-name="ce17" table:formula="of:=IF([.D3]=&quot;Z&quot;;[.J2]-[.G3];[.J2]+[.G3])" office:value-type="float" office:value="4559" calcext:value-type="float">
            <text:p>4 559,00</text:p>
          </table:table-cell>
          <table:table-cell/>
          <table:table-cell table:style-name="ce17" office:value-type="float" office:value="500000" calcext:value-type="float">
            <text:p>500 000,00</text:p>
          </table:table-cell>
          <table:table-cell table:style-name="ce18" table:formula="of:=[.H203]" office:value-type="float" office:value="545844" calcext:value-type="float">
            <text:p>545 844,00</text:p>
          </table:table-cell>
          <table:table-cell table:style-name="ce18" table:formula="of:=MAX([.H2:.H203])" office:value-type="float" office:value="552335" calcext:value-type="float">
            <text:p>552 335,00</text:p>
          </table:table-cell>
          <table:table-cell table:style-name="ce20" table:formula="of:=INDEX([.A2:.A203];MATCH(MAX([.H2:.H203]);[.H2:.H203];0))" office:value-type="date" office:date-value="2018-11-24" calcext:value-type="date">
            <text:p>24.11.18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 table:style-name="ce17" table:formula="of:=[.E4]*[.F4]" office:value-type="float" office:value="380" calcext:value-type="float">
            <text:p>380,00</text:p>
          </table:table-cell>
          <table:table-cell table:style-name="ce17" table:formula="of:=IF([.D4]=&quot;Z&quot;;[.H3]-[.G4];[.H3]+[.G4])" office:value-type="float" office:value="497780" calcext:value-type="float">
            <text:p>497 780,00</text:p>
          </table:table-cell>
          <table:table-cell table:style-name="ce17" table:formula="of:=IF([.D4]=&quot;Z&quot;;[.$I3]-[.G4];[.$I3]+[.G4])" office:value-type="float" office:value="-2220" calcext:value-type="float">
            <text:p>-2 220,00</text:p>
          </table:table-cell>
          <table:table-cell table:style-name="ce17" table:formula="of:=IF([.D4]=&quot;Z&quot;;[.J3]-[.G4];[.J3]+[.G4])" office:value-type="float" office:value="4179" calcext:value-type="float">
            <text:p>4 17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5]*[.F5]" office:value-type="float" office:value="990" calcext:value-type="float">
            <text:p>990,00</text:p>
          </table:table-cell>
          <table:table-cell table:style-name="ce17" table:formula="of:=IF([.D5]=&quot;Z&quot;;[.H4]-[.G5];[.H4]+[.G5])" office:value-type="float" office:value="496790" calcext:value-type="float">
            <text:p>496 790,00</text:p>
          </table:table-cell>
          <table:table-cell table:style-name="ce17" table:formula="of:=IF([.D5]=&quot;Z&quot;;[.$I4]-[.G5];[.$I4]+[.G5])" office:value-type="float" office:value="-3210" calcext:value-type="float">
            <text:p>-3 210,00</text:p>
          </table:table-cell>
          <table:table-cell table:style-name="ce17" table:formula="of:=IF([.D5]=&quot;Z&quot;;[.J4]-[.G5];[.J4]+[.G5])" office:value-type="float" office:value="3189" calcext:value-type="float">
            <text:p>3 189,00</text:p>
          </table:table-cell>
          <table:table-cell/>
          <table:table-cell table:style-name="ce15" office:value-type="string" calcext:value-type="string" table:number-columns-spanned="4" table:number-rows-spanned="1">
            <text:p>Podpunkt B</text:p>
          </table:table-cell>
          <table:covered-table-cell table:number-columns-repeated="2" table:style-name="ce15"/>
          <table:covered-table-cell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6]*[.F6]" office:value-type="float" office:value="1075" calcext:value-type="float">
            <text:p>1 075,00</text:p>
          </table:table-cell>
          <table:table-cell table:style-name="ce17" table:formula="of:=IF([.D6]=&quot;Z&quot;;[.H5]-[.G6];[.H5]+[.G6])" office:value-type="float" office:value="495715" calcext:value-type="float">
            <text:p>495 715,00</text:p>
          </table:table-cell>
          <table:table-cell table:style-name="ce17" table:formula="of:=IF([.D6]=&quot;Z&quot;;[.$I5]-[.G6];[.$I5]+[.G6])" office:value-type="float" office:value="-4285" calcext:value-type="float">
            <text:p>-4 285,00</text:p>
          </table:table-cell>
          <table:table-cell table:style-name="ce17" table:formula="of:=IF([.D6]=&quot;Z&quot;;[.J5]-[.G6];[.J5]+[.G6])" office:value-type="float" office:value="2114" calcext:value-type="float">
            <text:p>2 114,00</text:p>
          </table:table-cell>
          <table:table-cell/>
          <table:table-cell table:style-name="ce15" office:value-type="string" calcext:value-type="string">
            <text:p>Kwota poczatkowa</text:p>
          </table:table-cell>
          <table:table-cell table:style-name="ce15" office:value-type="string" calcext:value-type="string">
            <text:p>Kwota koncowa</text:p>
          </table:table-cell>
          <table:table-cell table:style-name="ce15" office:value-type="string" calcext:value-type="string">
            <text:p>Najmniejsza kwota</text:p>
          </table:table-cell>
          <table:table-cell table:style-name="ce15" office:value-type="string" calcext:value-type="string">
            <text:p>Dzien z najmniejsza kwota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  <table:table-cell table:style-name="ce17" table:formula="of:=[.E7]*[.F7]" office:value-type="float" office:value="1856" calcext:value-type="float">
            <text:p>1 856,00</text:p>
          </table:table-cell>
          <table:table-cell table:style-name="ce17" table:formula="of:=IF([.D7]=&quot;Z&quot;;[.H6]-[.G7];[.H6]+[.G7])" office:value-type="float" office:value="497571" calcext:value-type="float">
            <text:p>497 571,00</text:p>
          </table:table-cell>
          <table:table-cell table:style-name="ce17" table:formula="of:=IF([.D7]=&quot;Z&quot;;[.$I6]-[.G7];[.$I6]+[.G7])" office:value-type="float" office:value="-2429" calcext:value-type="float">
            <text:p>-2 429,00</text:p>
          </table:table-cell>
          <table:table-cell table:style-name="ce17" table:formula="of:=IF([.D7]=&quot;Z&quot;;[.J6]-[.G7];[.J6]+[.G7])" office:value-type="float" office:value="3970" calcext:value-type="float">
            <text:p>3 970,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7" table:formula="of:=[.I203]" office:value-type="float" office:value="45844" calcext:value-type="float">
            <text:p>45 844,00</text:p>
          </table:table-cell>
          <table:table-cell table:style-name="ce17" table:formula="of:=MIN([.I2:.I203])" office:value-type="float" office:value="-6399" calcext:value-type="float">
            <text:p>-6 399,00</text:p>
          </table:table-cell>
          <table:table-cell table:style-name="ce2" table:formula="of:=INDEX([.A2:.A203];MATCH(MIN([.I2:.I203]);[.I2:.I203];0))" office:value-type="date" office:date-value="2016-01-24" calcext:value-type="date">
            <text:p>24.01.16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8]*[.F8]" office:value-type="float" office:value="364" calcext:value-type="float">
            <text:p>364,00</text:p>
          </table:table-cell>
          <table:table-cell table:style-name="ce17" table:formula="of:=IF([.D8]=&quot;Z&quot;;[.H7]-[.G8];[.H7]+[.G8])" office:value-type="float" office:value="497207" calcext:value-type="float">
            <text:p>497 207,00</text:p>
          </table:table-cell>
          <table:table-cell table:style-name="ce17" table:formula="of:=IF([.D8]=&quot;Z&quot;;[.$I7]-[.G8];[.$I7]+[.G8])" office:value-type="float" office:value="-2793" calcext:value-type="float">
            <text:p>-2 793,00</text:p>
          </table:table-cell>
          <table:table-cell table:style-name="ce17" table:formula="of:=IF([.D8]=&quot;Z&quot;;[.J7]-[.G8];[.J7]+[.G8])" office:value-type="float" office:value="3606" calcext:value-type="float">
            <text:p>3 606,00</text:p>
          </table:table-cell>
          <table:table-cell/>
          <table:table-cell table:style-name="ce15" office:value-type="string" calcext:value-type="string">
            <text:p>Kwota poczatkowa</text:p>
          </table:table-cell>
          <table:table-cell table:style-name="ce15" office:value-type="string" calcext:value-type="string">
            <text:p>Kwota koncowa</text:p>
          </table:table-cell>
          <table:table-cell table:style-name="ce15" office:value-type="string" calcext:value-type="string">
            <text:p>Odpowiedz</text:p>
          </table:table-cell>
          <table:table-cell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style-name="ce17" table:formula="of:=[.E9]*[.F9]" office:value-type="float" office:value="2024" calcext:value-type="float">
            <text:p>2 024,00</text:p>
          </table:table-cell>
          <table:table-cell table:style-name="ce17" table:formula="of:=IF([.D9]=&quot;Z&quot;;[.H8]-[.G9];[.H8]+[.G9])" office:value-type="float" office:value="495183" calcext:value-type="float">
            <text:p>495 183,00</text:p>
          </table:table-cell>
          <table:table-cell table:style-name="ce17" table:formula="of:=IF([.D9]=&quot;Z&quot;;[.$I8]-[.G9];[.$I8]+[.G9])" office:value-type="float" office:value="-4817" calcext:value-type="float">
            <text:p>-4 817,00</text:p>
          </table:table-cell>
          <table:table-cell table:style-name="ce17" table:formula="of:=IF([.D9]=&quot;Z&quot;;[.J8]-[.G9];[.J8]+[.G9])" office:value-type="float" office:value="1582" calcext:value-type="float">
            <text:p>1 582,00</text:p>
          </table:table-cell>
          <table:table-cell/>
          <table:table-cell table:style-name="ce17" office:value-type="float" office:value="6399" calcext:value-type="float">
            <text:p>6 399,00</text:p>
          </table:table-cell>
          <table:table-cell table:style-name="ce17" table:formula="of:=[.J203]" office:value-type="float" office:value="52243" calcext:value-type="float">
            <text:p>52 243,00</text:p>
          </table:table-cell>
          <table:table-cell table:style-name="ce18" office:value-type="float" office:value="6399" calcext:value-type="float">
            <text:p>6 399,00</text:p>
          </table:table-cell>
          <table:table-cell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17" table:formula="of:=[.E10]*[.F10]" office:value-type="float" office:value="28" calcext:value-type="float">
            <text:p>28,00</text:p>
          </table:table-cell>
          <table:table-cell table:style-name="ce17" table:formula="of:=IF([.D10]=&quot;Z&quot;;[.H9]-[.G10];[.H9]+[.G10])" office:value-type="float" office:value="495155" calcext:value-type="float">
            <text:p>495 155,00</text:p>
          </table:table-cell>
          <table:table-cell table:style-name="ce17" table:formula="of:=IF([.D10]=&quot;Z&quot;;[.$I9]-[.G10];[.$I9]+[.G10])" office:value-type="float" office:value="-4845" calcext:value-type="float">
            <text:p>-4 845,00</text:p>
          </table:table-cell>
          <table:table-cell table:style-name="ce17" table:formula="of:=IF([.D10]=&quot;Z&quot;;[.J9]-[.G10];[.J9]+[.G10])" office:value-type="float" office:value="1554" calcext:value-type="float">
            <text:p>1 55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 table:style-name="ce17" table:formula="of:=[.E11]*[.F11]" office:value-type="float" office:value="1554" calcext:value-type="float">
            <text:p>1 554,00</text:p>
          </table:table-cell>
          <table:table-cell table:style-name="ce17" table:formula="of:=IF([.D11]=&quot;Z&quot;;[.H10]-[.G11];[.H10]+[.G11])" office:value-type="float" office:value="493601" calcext:value-type="float">
            <text:p>493 601,00</text:p>
          </table:table-cell>
          <table:table-cell table:style-name="ce17" table:formula="of:=IF([.D11]=&quot;Z&quot;;[.$I10]-[.G11];[.$I10]+[.G11])" office:value-type="float" office:value="-6399" calcext:value-type="float">
            <text:p>-6 399,00</text:p>
          </table:table-cell>
          <table:table-cell table:style-name="ce17" table:formula="of:=IF([.D11]=&quot;Z&quot;;[.J10]-[.G11];[.J10]+[.G11])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17" table:formula="of:=[.E12]*[.F12]" office:value-type="float" office:value="1376" calcext:value-type="float">
            <text:p>1 376,00</text:p>
          </table:table-cell>
          <table:table-cell table:style-name="ce17" table:formula="of:=IF([.D12]=&quot;Z&quot;;[.H11]-[.G12];[.H11]+[.G12])" office:value-type="float" office:value="494977" calcext:value-type="float">
            <text:p>494 977,00</text:p>
          </table:table-cell>
          <table:table-cell table:style-name="ce17" table:formula="of:=IF([.D12]=&quot;Z&quot;;[.$I11]-[.G12];[.$I11]+[.G12])" office:value-type="float" office:value="-5023" calcext:value-type="float">
            <text:p>-5 023,00</text:p>
          </table:table-cell>
          <table:table-cell table:style-name="ce17" table:formula="of:=IF([.D12]=&quot;Z&quot;;[.J11]-[.G12];[.J11]+[.G12])" office:value-type="float" office:value="1376" calcext:value-type="float">
            <text:p>1 37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table:style-name="ce17" table:formula="of:=[.E13]*[.F13]" office:value-type="float" office:value="494" calcext:value-type="float">
            <text:p>494,00</text:p>
          </table:table-cell>
          <table:table-cell table:style-name="ce17" table:formula="of:=IF([.D13]=&quot;Z&quot;;[.H12]-[.G13];[.H12]+[.G13])" office:value-type="float" office:value="495471" calcext:value-type="float">
            <text:p>495 471,00</text:p>
          </table:table-cell>
          <table:table-cell table:style-name="ce17" table:formula="of:=IF([.D13]=&quot;Z&quot;;[.$I12]-[.G13];[.$I12]+[.G13])" office:value-type="float" office:value="-4529" calcext:value-type="float">
            <text:p>-4 529,00</text:p>
          </table:table-cell>
          <table:table-cell table:style-name="ce17" table:formula="of:=IF([.D13]=&quot;Z&quot;;[.J12]-[.G13];[.J12]+[.G13])" office:value-type="float" office:value="1870" calcext:value-type="float">
            <text:p>1 87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4]*[.F14]" office:value-type="float" office:value="531" calcext:value-type="float">
            <text:p>531,00</text:p>
          </table:table-cell>
          <table:table-cell table:style-name="ce17" table:formula="of:=IF([.D14]=&quot;Z&quot;;[.H13]-[.G14];[.H13]+[.G14])" office:value-type="float" office:value="494940" calcext:value-type="float">
            <text:p>494 940,00</text:p>
          </table:table-cell>
          <table:table-cell table:style-name="ce17" table:formula="of:=IF([.D14]=&quot;Z&quot;;[.$I13]-[.G14];[.$I13]+[.G14])" office:value-type="float" office:value="-5060" calcext:value-type="float">
            <text:p>-5 060,00</text:p>
          </table:table-cell>
          <table:table-cell table:style-name="ce17" table:formula="of:=IF([.D14]=&quot;Z&quot;;[.J13]-[.G14];[.J13]+[.G14])" office:value-type="float" office:value="1339" calcext:value-type="float">
            <text:p>1 33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5]*[.F15]" office:value-type="float" office:value="296" calcext:value-type="float">
            <text:p>296,00</text:p>
          </table:table-cell>
          <table:table-cell table:style-name="ce17" table:formula="of:=IF([.D15]=&quot;Z&quot;;[.H14]-[.G15];[.H14]+[.G15])" office:value-type="float" office:value="494644" calcext:value-type="float">
            <text:p>494 644,00</text:p>
          </table:table-cell>
          <table:table-cell table:style-name="ce17" table:formula="of:=IF([.D15]=&quot;Z&quot;;[.$I14]-[.G15];[.$I14]+[.G15])" office:value-type="float" office:value="-5356" calcext:value-type="float">
            <text:p>-5 356,00</text:p>
          </table:table-cell>
          <table:table-cell table:style-name="ce17" table:formula="of:=IF([.D15]=&quot;Z&quot;;[.J14]-[.G15];[.J14]+[.G15])" office:value-type="float" office:value="1043" calcext:value-type="float">
            <text:p>1 04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16]*[.F16]" office:value-type="float" office:value="3050" calcext:value-type="float">
            <text:p>3 050,00</text:p>
          </table:table-cell>
          <table:table-cell table:style-name="ce17" table:formula="of:=IF([.D16]=&quot;Z&quot;;[.H15]-[.G16];[.H15]+[.G16])" office:value-type="float" office:value="497694" calcext:value-type="float">
            <text:p>497 694,00</text:p>
          </table:table-cell>
          <table:table-cell table:style-name="ce17" table:formula="of:=IF([.D16]=&quot;Z&quot;;[.$I15]-[.G16];[.$I15]+[.G16])" office:value-type="float" office:value="-2306" calcext:value-type="float">
            <text:p>-2 306,00</text:p>
          </table:table-cell>
          <table:table-cell table:style-name="ce17" table:formula="of:=IF([.D16]=&quot;Z&quot;;[.J15]-[.G16];[.J15]+[.G16])" office:value-type="float" office:value="4093" calcext:value-type="float">
            <text:p>4 09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7]*[.F17]" office:value-type="float" office:value="640" calcext:value-type="float">
            <text:p>640,00</text:p>
          </table:table-cell>
          <table:table-cell table:style-name="ce17" table:formula="of:=IF([.D17]=&quot;Z&quot;;[.H16]-[.G17];[.H16]+[.G17])" office:value-type="float" office:value="497054" calcext:value-type="float">
            <text:p>497 054,00</text:p>
          </table:table-cell>
          <table:table-cell table:style-name="ce17" table:formula="of:=IF([.D17]=&quot;Z&quot;;[.$I16]-[.G17];[.$I16]+[.G17])" office:value-type="float" office:value="-2946" calcext:value-type="float">
            <text:p>-2 946,00</text:p>
          </table:table-cell>
          <table:table-cell table:style-name="ce17" table:formula="of:=IF([.D17]=&quot;Z&quot;;[.J16]-[.G17];[.J16]+[.G17])" office:value-type="float" office:value="3453" calcext:value-type="float">
            <text:p>3 45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8]*[.F18]" office:value-type="float" office:value="56" calcext:value-type="float">
            <text:p>56,00</text:p>
          </table:table-cell>
          <table:table-cell table:style-name="ce17" table:formula="of:=IF([.D18]=&quot;Z&quot;;[.H17]-[.G18];[.H17]+[.G18])" office:value-type="float" office:value="496998" calcext:value-type="float">
            <text:p>496 998,00</text:p>
          </table:table-cell>
          <table:table-cell table:style-name="ce17" table:formula="of:=IF([.D18]=&quot;Z&quot;;[.$I17]-[.G18];[.$I17]+[.G18])" office:value-type="float" office:value="-3002" calcext:value-type="float">
            <text:p>-3 002,00</text:p>
          </table:table-cell>
          <table:table-cell table:style-name="ce17" table:formula="of:=IF([.D18]=&quot;Z&quot;;[.J17]-[.G18];[.J17]+[.G18])" office:value-type="float" office:value="3397" calcext:value-type="float">
            <text:p>3 3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19]*[.F19]" office:value-type="float" office:value="240" calcext:value-type="float">
            <text:p>240,00</text:p>
          </table:table-cell>
          <table:table-cell table:style-name="ce17" table:formula="of:=IF([.D19]=&quot;Z&quot;;[.H18]-[.G19];[.H18]+[.G19])" office:value-type="float" office:value="496758" calcext:value-type="float">
            <text:p>496 758,00</text:p>
          </table:table-cell>
          <table:table-cell table:style-name="ce17" table:formula="of:=IF([.D19]=&quot;Z&quot;;[.$I18]-[.G19];[.$I18]+[.G19])" office:value-type="float" office:value="-3242" calcext:value-type="float">
            <text:p>-3 242,00</text:p>
          </table:table-cell>
          <table:table-cell table:style-name="ce17" table:formula="of:=IF([.D19]=&quot;Z&quot;;[.J18]-[.G19];[.J18]+[.G19])" office:value-type="float" office:value="3157" calcext:value-type="float">
            <text:p>3 15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20]*[.F20]" office:value-type="float" office:value="84" calcext:value-type="float">
            <text:p>84,00</text:p>
          </table:table-cell>
          <table:table-cell table:style-name="ce17" table:formula="of:=IF([.D20]=&quot;Z&quot;;[.H19]-[.G20];[.H19]+[.G20])" office:value-type="float" office:value="496842" calcext:value-type="float">
            <text:p>496 842,00</text:p>
          </table:table-cell>
          <table:table-cell table:style-name="ce17" table:formula="of:=IF([.D20]=&quot;Z&quot;;[.$I19]-[.G20];[.$I19]+[.G20])" office:value-type="float" office:value="-3158" calcext:value-type="float">
            <text:p>-3 158,00</text:p>
          </table:table-cell>
          <table:table-cell table:style-name="ce17" table:formula="of:=IF([.D20]=&quot;Z&quot;;[.J19]-[.G20];[.J19]+[.G20])" office:value-type="float" office:value="3241" calcext:value-type="float">
            <text:p>3 24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21]*[.F21]" office:value-type="float" office:value="475" calcext:value-type="float">
            <text:p>475,00</text:p>
          </table:table-cell>
          <table:table-cell table:style-name="ce17" table:formula="of:=IF([.D21]=&quot;Z&quot;;[.H20]-[.G21];[.H20]+[.G21])" office:value-type="float" office:value="496367" calcext:value-type="float">
            <text:p>496 367,00</text:p>
          </table:table-cell>
          <table:table-cell table:style-name="ce17" table:formula="of:=IF([.D21]=&quot;Z&quot;;[.$I20]-[.G21];[.$I20]+[.G21])" office:value-type="float" office:value="-3633" calcext:value-type="float">
            <text:p>-3 633,00</text:p>
          </table:table-cell>
          <table:table-cell table:style-name="ce17" table:formula="of:=IF([.D21]=&quot;Z&quot;;[.J20]-[.G21];[.J20]+[.G21])" office:value-type="float" office:value="2766" calcext:value-type="float">
            <text:p>2 7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22]*[.F22]" office:value-type="float" office:value="1254" calcext:value-type="float">
            <text:p>1 254,00</text:p>
          </table:table-cell>
          <table:table-cell table:style-name="ce17" table:formula="of:=IF([.D22]=&quot;Z&quot;;[.H21]-[.G22];[.H21]+[.G22])" office:value-type="float" office:value="495113" calcext:value-type="float">
            <text:p>495 113,00</text:p>
          </table:table-cell>
          <table:table-cell table:style-name="ce17" table:formula="of:=IF([.D22]=&quot;Z&quot;;[.$I21]-[.G22];[.$I21]+[.G22])" office:value-type="float" office:value="-4887" calcext:value-type="float">
            <text:p>-4 887,00</text:p>
          </table:table-cell>
          <table:table-cell table:style-name="ce17" table:formula="of:=IF([.D22]=&quot;Z&quot;;[.J21]-[.G22];[.J21]+[.G22])" office:value-type="float" office:value="1512" calcext:value-type="float">
            <text:p>1 51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17" table:formula="of:=[.E23]*[.F23]" office:value-type="float" office:value="1260" calcext:value-type="float">
            <text:p>1 260,00</text:p>
          </table:table-cell>
          <table:table-cell table:style-name="ce17" table:formula="of:=IF([.D23]=&quot;Z&quot;;[.H22]-[.G23];[.H22]+[.G23])" office:value-type="float" office:value="496373" calcext:value-type="float">
            <text:p>496 373,00</text:p>
          </table:table-cell>
          <table:table-cell table:style-name="ce17" table:formula="of:=IF([.D23]=&quot;Z&quot;;[.$I22]-[.G23];[.$I22]+[.G23])" office:value-type="float" office:value="-3627" calcext:value-type="float">
            <text:p>-3 627,00</text:p>
          </table:table-cell>
          <table:table-cell table:style-name="ce17" table:formula="of:=IF([.D23]=&quot;Z&quot;;[.J22]-[.G23];[.J22]+[.G23])" office:value-type="float" office:value="2772" calcext:value-type="float">
            <text:p>2 7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24]*[.F24]" office:value-type="float" office:value="330" calcext:value-type="float">
            <text:p>330,00</text:p>
          </table:table-cell>
          <table:table-cell table:style-name="ce17" table:formula="of:=IF([.D24]=&quot;Z&quot;;[.H23]-[.G24];[.H23]+[.G24])" office:value-type="float" office:value="496043" calcext:value-type="float">
            <text:p>496 043,00</text:p>
          </table:table-cell>
          <table:table-cell table:style-name="ce17" table:formula="of:=IF([.D24]=&quot;Z&quot;;[.$I23]-[.G24];[.$I23]+[.G24])" office:value-type="float" office:value="-3957" calcext:value-type="float">
            <text:p>-3 957,00</text:p>
          </table:table-cell>
          <table:table-cell table:style-name="ce17" table:formula="of:=IF([.D24]=&quot;Z&quot;;[.J23]-[.G24];[.J23]+[.G24])" office:value-type="float" office:value="2442" calcext:value-type="float">
            <text:p>2 4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25]*[.F25]" office:value-type="float" office:value="1435" calcext:value-type="float">
            <text:p>1 435,00</text:p>
          </table:table-cell>
          <table:table-cell table:style-name="ce17" table:formula="of:=IF([.D25]=&quot;Z&quot;;[.H24]-[.G25];[.H24]+[.G25])" office:value-type="float" office:value="494608" calcext:value-type="float">
            <text:p>494 608,00</text:p>
          </table:table-cell>
          <table:table-cell table:style-name="ce17" table:formula="of:=IF([.D25]=&quot;Z&quot;;[.$I24]-[.G25];[.$I24]+[.G25])" office:value-type="float" office:value="-5392" calcext:value-type="float">
            <text:p>-5 392,00</text:p>
          </table:table-cell>
          <table:table-cell table:style-name="ce17" table:formula="of:=IF([.D25]=&quot;Z&quot;;[.J24]-[.G25];[.J24]+[.G25])" office:value-type="float" office:value="1007" calcext:value-type="float">
            <text:p>1 0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17" table:formula="of:=[.E26]*[.F26]" office:value-type="float" office:value="3724" calcext:value-type="float">
            <text:p>3 724,00</text:p>
          </table:table-cell>
          <table:table-cell table:style-name="ce17" table:formula="of:=IF([.D26]=&quot;Z&quot;;[.H25]-[.G26];[.H25]+[.G26])" office:value-type="float" office:value="498332" calcext:value-type="float">
            <text:p>498 332,00</text:p>
          </table:table-cell>
          <table:table-cell table:style-name="ce17" table:formula="of:=IF([.D26]=&quot;Z&quot;;[.$I25]-[.G26];[.$I25]+[.G26])" office:value-type="float" office:value="-1668" calcext:value-type="float">
            <text:p>-1 668,00</text:p>
          </table:table-cell>
          <table:table-cell table:style-name="ce17" table:formula="of:=IF([.D26]=&quot;Z&quot;;[.J25]-[.G26];[.J25]+[.G26])" office:value-type="float" office:value="4731" calcext:value-type="float">
            <text:p>4 73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27]*[.F27]" office:value-type="float" office:value="230" calcext:value-type="float">
            <text:p>230,00</text:p>
          </table:table-cell>
          <table:table-cell table:style-name="ce17" table:formula="of:=IF([.D27]=&quot;Z&quot;;[.H26]-[.G27];[.H26]+[.G27])" office:value-type="float" office:value="498102" calcext:value-type="float">
            <text:p>498 102,00</text:p>
          </table:table-cell>
          <table:table-cell table:style-name="ce17" table:formula="of:=IF([.D27]=&quot;Z&quot;;[.$I26]-[.G27];[.$I26]+[.G27])" office:value-type="float" office:value="-1898" calcext:value-type="float">
            <text:p>-1 898,00</text:p>
          </table:table-cell>
          <table:table-cell table:style-name="ce17" table:formula="of:=IF([.D27]=&quot;Z&quot;;[.J26]-[.G27];[.J26]+[.G27])" office:value-type="float" office:value="4501" calcext:value-type="float">
            <text:p>4 50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28]*[.F28]" office:value-type="float" office:value="152" calcext:value-type="float">
            <text:p>152,00</text:p>
          </table:table-cell>
          <table:table-cell table:style-name="ce17" table:formula="of:=IF([.D28]=&quot;Z&quot;;[.H27]-[.G28];[.H27]+[.G28])" office:value-type="float" office:value="498254" calcext:value-type="float">
            <text:p>498 254,00</text:p>
          </table:table-cell>
          <table:table-cell table:style-name="ce17" table:formula="of:=IF([.D28]=&quot;Z&quot;;[.$I27]-[.G28];[.$I27]+[.G28])" office:value-type="float" office:value="-1746" calcext:value-type="float">
            <text:p>-1 746,00</text:p>
          </table:table-cell>
          <table:table-cell table:style-name="ce17" table:formula="of:=IF([.D28]=&quot;Z&quot;;[.J27]-[.G28];[.J27]+[.G28])" office:value-type="float" office:value="4653" calcext:value-type="float">
            <text:p>4 65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29]*[.F29]" office:value-type="float" office:value="2520" calcext:value-type="float">
            <text:p>2 520,00</text:p>
          </table:table-cell>
          <table:table-cell table:style-name="ce17" table:formula="of:=IF([.D29]=&quot;Z&quot;;[.H28]-[.G29];[.H28]+[.G29])" office:value-type="float" office:value="495734" calcext:value-type="float">
            <text:p>495 734,00</text:p>
          </table:table-cell>
          <table:table-cell table:style-name="ce17" table:formula="of:=IF([.D29]=&quot;Z&quot;;[.$I28]-[.G29];[.$I28]+[.G29])" office:value-type="float" office:value="-4266" calcext:value-type="float">
            <text:p>-4 266,00</text:p>
          </table:table-cell>
          <table:table-cell table:style-name="ce17" table:formula="of:=IF([.D29]=&quot;Z&quot;;[.J28]-[.G29];[.J28]+[.G29])" office:value-type="float" office:value="2133" calcext:value-type="float">
            <text:p>2 13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30]*[.F30]" office:value-type="float" office:value="224" calcext:value-type="float">
            <text:p>224,00</text:p>
          </table:table-cell>
          <table:table-cell table:style-name="ce17" table:formula="of:=IF([.D30]=&quot;Z&quot;;[.H29]-[.G30];[.H29]+[.G30])" office:value-type="float" office:value="495510" calcext:value-type="float">
            <text:p>495 510,00</text:p>
          </table:table-cell>
          <table:table-cell table:style-name="ce17" table:formula="of:=IF([.D30]=&quot;Z&quot;;[.$I29]-[.G30];[.$I29]+[.G30])" office:value-type="float" office:value="-4490" calcext:value-type="float">
            <text:p>-4 490,00</text:p>
          </table:table-cell>
          <table:table-cell table:style-name="ce17" table:formula="of:=IF([.D30]=&quot;Z&quot;;[.J29]-[.G30];[.J29]+[.G30])" office:value-type="float" office:value="1909" calcext:value-type="float">
            <text:p>1 90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17" table:formula="of:=[.E31]*[.F31]" office:value-type="float" office:value="361" calcext:value-type="float">
            <text:p>361,00</text:p>
          </table:table-cell>
          <table:table-cell table:style-name="ce17" table:formula="of:=IF([.D31]=&quot;Z&quot;;[.H30]-[.G31];[.H30]+[.G31])" office:value-type="float" office:value="495149" calcext:value-type="float">
            <text:p>495 149,00</text:p>
          </table:table-cell>
          <table:table-cell table:style-name="ce17" table:formula="of:=IF([.D31]=&quot;Z&quot;;[.$I30]-[.G31];[.$I30]+[.G31])" office:value-type="float" office:value="-4851" calcext:value-type="float">
            <text:p>-4 851,00</text:p>
          </table:table-cell>
          <table:table-cell table:style-name="ce17" table:formula="of:=IF([.D31]=&quot;Z&quot;;[.J30]-[.G31];[.J30]+[.G31])" office:value-type="float" office:value="1548" calcext:value-type="float">
            <text:p>1 5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 table:style-name="ce17" table:formula="of:=[.E32]*[.F32]" office:value-type="float" office:value="2016" calcext:value-type="float">
            <text:p>2 016,00</text:p>
          </table:table-cell>
          <table:table-cell table:style-name="ce17" table:formula="of:=IF([.D32]=&quot;Z&quot;;[.H31]-[.G32];[.H31]+[.G32])" office:value-type="float" office:value="497165" calcext:value-type="float">
            <text:p>497 165,00</text:p>
          </table:table-cell>
          <table:table-cell table:style-name="ce17" table:formula="of:=IF([.D32]=&quot;Z&quot;;[.$I31]-[.G32];[.$I31]+[.G32])" office:value-type="float" office:value="-2835" calcext:value-type="float">
            <text:p>-2 835,00</text:p>
          </table:table-cell>
          <table:table-cell table:style-name="ce17" table:formula="of:=IF([.D32]=&quot;Z&quot;;[.J31]-[.G32];[.J31]+[.G32])" office:value-type="float" office:value="3564" calcext:value-type="float">
            <text:p>3 56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 table:style-name="ce17" table:formula="of:=[.E33]*[.F33]" office:value-type="float" office:value="3780" calcext:value-type="float">
            <text:p>3 780,00</text:p>
          </table:table-cell>
          <table:table-cell table:style-name="ce17" table:formula="of:=IF([.D33]=&quot;Z&quot;;[.H32]-[.G33];[.H32]+[.G33])" office:value-type="float" office:value="500945" calcext:value-type="float">
            <text:p>500 945,00</text:p>
          </table:table-cell>
          <table:table-cell table:style-name="ce17" table:formula="of:=IF([.D33]=&quot;Z&quot;;[.$I32]-[.G33];[.$I32]+[.G33])" office:value-type="float" office:value="945" calcext:value-type="float">
            <text:p>945,00</text:p>
          </table:table-cell>
          <table:table-cell table:style-name="ce17" table:formula="of:=IF([.D33]=&quot;Z&quot;;[.J32]-[.G33];[.J32]+[.G33])" office:value-type="float" office:value="7344" calcext:value-type="float">
            <text:p>7 3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34]*[.F34]" office:value-type="float" office:value="1848" calcext:value-type="float">
            <text:p>1 848,00</text:p>
          </table:table-cell>
          <table:table-cell table:style-name="ce17" table:formula="of:=IF([.D34]=&quot;Z&quot;;[.H33]-[.G34];[.H33]+[.G34])" office:value-type="float" office:value="499097" calcext:value-type="float">
            <text:p>499 097,00</text:p>
          </table:table-cell>
          <table:table-cell table:style-name="ce17" table:formula="of:=IF([.D34]=&quot;Z&quot;;[.$I33]-[.G34];[.$I33]+[.G34])" office:value-type="float" office:value="-903" calcext:value-type="float">
            <text:p>-903,00</text:p>
          </table:table-cell>
          <table:table-cell table:style-name="ce17" table:formula="of:=IF([.D34]=&quot;Z&quot;;[.J33]-[.G34];[.J33]+[.G34])" office:value-type="float" office:value="5496" calcext:value-type="float">
            <text:p>5 4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35]*[.F35]" office:value-type="float" office:value="858" calcext:value-type="float">
            <text:p>858,00</text:p>
          </table:table-cell>
          <table:table-cell table:style-name="ce17" table:formula="of:=IF([.D35]=&quot;Z&quot;;[.H34]-[.G35];[.H34]+[.G35])" office:value-type="float" office:value="498239" calcext:value-type="float">
            <text:p>498 239,00</text:p>
          </table:table-cell>
          <table:table-cell table:style-name="ce17" table:formula="of:=IF([.D35]=&quot;Z&quot;;[.$I34]-[.G35];[.$I34]+[.G35])" office:value-type="float" office:value="-1761" calcext:value-type="float">
            <text:p>-1 761,00</text:p>
          </table:table-cell>
          <table:table-cell table:style-name="ce17" table:formula="of:=IF([.D35]=&quot;Z&quot;;[.J34]-[.G35];[.J34]+[.G35])" office:value-type="float" office:value="4638" calcext:value-type="float">
            <text:p>4 63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17" table:formula="of:=[.E36]*[.F36]" office:value-type="float" office:value="81" calcext:value-type="float">
            <text:p>81,00</text:p>
          </table:table-cell>
          <table:table-cell table:style-name="ce17" table:formula="of:=IF([.D36]=&quot;Z&quot;;[.H35]-[.G36];[.H35]+[.G36])" office:value-type="float" office:value="498158" calcext:value-type="float">
            <text:p>498 158,00</text:p>
          </table:table-cell>
          <table:table-cell table:style-name="ce17" table:formula="of:=IF([.D36]=&quot;Z&quot;;[.$I35]-[.G36];[.$I35]+[.G36])" office:value-type="float" office:value="-1842" calcext:value-type="float">
            <text:p>-1 842,00</text:p>
          </table:table-cell>
          <table:table-cell table:style-name="ce17" table:formula="of:=IF([.D36]=&quot;Z&quot;;[.J35]-[.G36];[.J35]+[.G36])" office:value-type="float" office:value="4557" calcext:value-type="float">
            <text:p>4 55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7" table:formula="of:=[.E37]*[.F37]" office:value-type="float" office:value="116" calcext:value-type="float">
            <text:p>116,00</text:p>
          </table:table-cell>
          <table:table-cell table:style-name="ce17" table:formula="of:=IF([.D37]=&quot;Z&quot;;[.H36]-[.G37];[.H36]+[.G37])" office:value-type="float" office:value="498274" calcext:value-type="float">
            <text:p>498 274,00</text:p>
          </table:table-cell>
          <table:table-cell table:style-name="ce17" table:formula="of:=IF([.D37]=&quot;Z&quot;;[.$I36]-[.G37];[.$I36]+[.G37])" office:value-type="float" office:value="-1726" calcext:value-type="float">
            <text:p>-1 726,00</text:p>
          </table:table-cell>
          <table:table-cell table:style-name="ce17" table:formula="of:=IF([.D37]=&quot;Z&quot;;[.J36]-[.G37];[.J36]+[.G37])" office:value-type="float" office:value="4673" calcext:value-type="float">
            <text:p>4 67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38]*[.F38]" office:value-type="float" office:value="444" calcext:value-type="float">
            <text:p>444,00</text:p>
          </table:table-cell>
          <table:table-cell table:style-name="ce17" table:formula="of:=IF([.D38]=&quot;Z&quot;;[.H37]-[.G38];[.H37]+[.G38])" office:value-type="float" office:value="498718" calcext:value-type="float">
            <text:p>498 718,00</text:p>
          </table:table-cell>
          <table:table-cell table:style-name="ce17" table:formula="of:=IF([.D38]=&quot;Z&quot;;[.$I37]-[.G38];[.$I37]+[.G38])" office:value-type="float" office:value="-1282" calcext:value-type="float">
            <text:p>-1 282,00</text:p>
          </table:table-cell>
          <table:table-cell table:style-name="ce17" table:formula="of:=IF([.D38]=&quot;Z&quot;;[.J37]-[.G38];[.J37]+[.G38])" office:value-type="float" office:value="5117" calcext:value-type="float">
            <text:p>5 11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style-name="ce17" table:formula="of:=[.E39]*[.F39]" office:value-type="float" office:value="1470" calcext:value-type="float">
            <text:p>1 470,00</text:p>
          </table:table-cell>
          <table:table-cell table:style-name="ce17" table:formula="of:=IF([.D39]=&quot;Z&quot;;[.H38]-[.G39];[.H38]+[.G39])" office:value-type="float" office:value="497248" calcext:value-type="float">
            <text:p>497 248,00</text:p>
          </table:table-cell>
          <table:table-cell table:style-name="ce17" table:formula="of:=IF([.D39]=&quot;Z&quot;;[.$I38]-[.G39];[.$I38]+[.G39])" office:value-type="float" office:value="-2752" calcext:value-type="float">
            <text:p>-2 752,00</text:p>
          </table:table-cell>
          <table:table-cell table:style-name="ce17" table:formula="of:=IF([.D39]=&quot;Z&quot;;[.J38]-[.G39];[.J38]+[.G39])" office:value-type="float" office:value="3647" calcext:value-type="float">
            <text:p>3 64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40]*[.F40]" office:value-type="float" office:value="2112" calcext:value-type="float">
            <text:p>2 112,00</text:p>
          </table:table-cell>
          <table:table-cell table:style-name="ce17" table:formula="of:=IF([.D40]=&quot;Z&quot;;[.H39]-[.G40];[.H39]+[.G40])" office:value-type="float" office:value="495136" calcext:value-type="float">
            <text:p>495 136,00</text:p>
          </table:table-cell>
          <table:table-cell table:style-name="ce17" table:formula="of:=IF([.D40]=&quot;Z&quot;;[.$I39]-[.G40];[.$I39]+[.G40])" office:value-type="float" office:value="-4864" calcext:value-type="float">
            <text:p>-4 864,00</text:p>
          </table:table-cell>
          <table:table-cell table:style-name="ce17" table:formula="of:=IF([.D40]=&quot;Z&quot;;[.J39]-[.G40];[.J39]+[.G40])" office:value-type="float" office:value="1535" calcext:value-type="float">
            <text:p>1 53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  <table:table-cell table:style-name="ce17" table:formula="of:=[.E41]*[.F41]" office:value-type="float" office:value="2944" calcext:value-type="float">
            <text:p>2 944,00</text:p>
          </table:table-cell>
          <table:table-cell table:style-name="ce17" table:formula="of:=IF([.D41]=&quot;Z&quot;;[.H40]-[.G41];[.H40]+[.G41])" office:value-type="float" office:value="498080" calcext:value-type="float">
            <text:p>498 080,00</text:p>
          </table:table-cell>
          <table:table-cell table:style-name="ce17" table:formula="of:=IF([.D41]=&quot;Z&quot;;[.$I40]-[.G41];[.$I40]+[.G41])" office:value-type="float" office:value="-1920" calcext:value-type="float">
            <text:p>-1 920,00</text:p>
          </table:table-cell>
          <table:table-cell table:style-name="ce17" table:formula="of:=IF([.D41]=&quot;Z&quot;;[.J40]-[.G41];[.J40]+[.G41])" office:value-type="float" office:value="4479" calcext:value-type="float">
            <text:p>4 47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style-name="ce17" table:formula="of:=[.E42]*[.F42]" office:value-type="float" office:value="2064" calcext:value-type="float">
            <text:p>2 064,00</text:p>
          </table:table-cell>
          <table:table-cell table:style-name="ce17" table:formula="of:=IF([.D42]=&quot;Z&quot;;[.H41]-[.G42];[.H41]+[.G42])" office:value-type="float" office:value="496016" calcext:value-type="float">
            <text:p>496 016,00</text:p>
          </table:table-cell>
          <table:table-cell table:style-name="ce17" table:formula="of:=IF([.D42]=&quot;Z&quot;;[.$I41]-[.G42];[.$I41]+[.G42])" office:value-type="float" office:value="-3984" calcext:value-type="float">
            <text:p>-3 984,00</text:p>
          </table:table-cell>
          <table:table-cell table:style-name="ce17" table:formula="of:=IF([.D42]=&quot;Z&quot;;[.J41]-[.G42];[.J41]+[.G42])" office:value-type="float" office:value="2415" calcext:value-type="float">
            <text:p>2 41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43]*[.F43]" office:value-type="float" office:value="11460" calcext:value-type="float">
            <text:p>11 460,00</text:p>
          </table:table-cell>
          <table:table-cell table:style-name="ce17" table:formula="of:=IF([.D43]=&quot;Z&quot;;[.H42]-[.G43];[.H42]+[.G43])" office:value-type="float" office:value="507476" calcext:value-type="float">
            <text:p>507 476,00</text:p>
          </table:table-cell>
          <table:table-cell table:style-name="ce17" table:formula="of:=IF([.D43]=&quot;Z&quot;;[.$I42]-[.G43];[.$I42]+[.G43])" office:value-type="float" office:value="7476" calcext:value-type="float">
            <text:p>7 476,00</text:p>
          </table:table-cell>
          <table:table-cell table:style-name="ce17" table:formula="of:=IF([.D43]=&quot;Z&quot;;[.J42]-[.G43];[.J42]+[.G43])" office:value-type="float" office:value="13875" calcext:value-type="float">
            <text:p>13 8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44]*[.F44]" office:value-type="float" office:value="216" calcext:value-type="float">
            <text:p>216,00</text:p>
          </table:table-cell>
          <table:table-cell table:style-name="ce17" table:formula="of:=IF([.D44]=&quot;Z&quot;;[.H43]-[.G44];[.H43]+[.G44])" office:value-type="float" office:value="507260" calcext:value-type="float">
            <text:p>507 260,00</text:p>
          </table:table-cell>
          <table:table-cell table:style-name="ce17" table:formula="of:=IF([.D44]=&quot;Z&quot;;[.$I43]-[.G44];[.$I43]+[.G44])" office:value-type="float" office:value="7260" calcext:value-type="float">
            <text:p>7 260,00</text:p>
          </table:table-cell>
          <table:table-cell table:style-name="ce17" table:formula="of:=IF([.D44]=&quot;Z&quot;;[.J43]-[.G44];[.J43]+[.G44])" office:value-type="float" office:value="13659" calcext:value-type="float">
            <text:p>13 65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 table:style-name="ce17" table:formula="of:=[.E45]*[.F45]" office:value-type="float" office:value="2340" calcext:value-type="float">
            <text:p>2 340,00</text:p>
          </table:table-cell>
          <table:table-cell table:style-name="ce17" table:formula="of:=IF([.D45]=&quot;Z&quot;;[.H44]-[.G45];[.H44]+[.G45])" office:value-type="float" office:value="504920" calcext:value-type="float">
            <text:p>504 920,00</text:p>
          </table:table-cell>
          <table:table-cell table:style-name="ce17" table:formula="of:=IF([.D45]=&quot;Z&quot;;[.$I44]-[.G45];[.$I44]+[.G45])" office:value-type="float" office:value="4920" calcext:value-type="float">
            <text:p>4 920,00</text:p>
          </table:table-cell>
          <table:table-cell table:style-name="ce17" table:formula="of:=IF([.D45]=&quot;Z&quot;;[.J44]-[.G45];[.J44]+[.G45])" office:value-type="float" office:value="11319" calcext:value-type="float">
            <text:p>11 31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 table:style-name="ce17" table:formula="of:=[.E46]*[.F46]" office:value-type="float" office:value="329" calcext:value-type="float">
            <text:p>329,00</text:p>
          </table:table-cell>
          <table:table-cell table:style-name="ce17" table:formula="of:=IF([.D46]=&quot;Z&quot;;[.H45]-[.G46];[.H45]+[.G46])" office:value-type="float" office:value="504591" calcext:value-type="float">
            <text:p>504 591,00</text:p>
          </table:table-cell>
          <table:table-cell table:style-name="ce17" table:formula="of:=IF([.D46]=&quot;Z&quot;;[.$I45]-[.G46];[.$I45]+[.G46])" office:value-type="float" office:value="4591" calcext:value-type="float">
            <text:p>4 591,00</text:p>
          </table:table-cell>
          <table:table-cell table:style-name="ce17" table:formula="of:=IF([.D46]=&quot;Z&quot;;[.J45]-[.G46];[.J45]+[.G46])" office:value-type="float" office:value="10990" calcext:value-type="float">
            <text:p>10 99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47]*[.F47]" office:value-type="float" office:value="252" calcext:value-type="float">
            <text:p>252,00</text:p>
          </table:table-cell>
          <table:table-cell table:style-name="ce17" table:formula="of:=IF([.D47]=&quot;Z&quot;;[.H46]-[.G47];[.H46]+[.G47])" office:value-type="float" office:value="504843" calcext:value-type="float">
            <text:p>504 843,00</text:p>
          </table:table-cell>
          <table:table-cell table:style-name="ce17" table:formula="of:=IF([.D47]=&quot;Z&quot;;[.$I46]-[.G47];[.$I46]+[.G47])" office:value-type="float" office:value="4843" calcext:value-type="float">
            <text:p>4 843,00</text:p>
          </table:table-cell>
          <table:table-cell table:style-name="ce17" table:formula="of:=IF([.D47]=&quot;Z&quot;;[.J46]-[.G47];[.J46]+[.G47])" office:value-type="float" office:value="11242" calcext:value-type="float">
            <text:p>11 2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48]*[.F48]" office:value-type="float" office:value="152" calcext:value-type="float">
            <text:p>152,00</text:p>
          </table:table-cell>
          <table:table-cell table:style-name="ce17" table:formula="of:=IF([.D48]=&quot;Z&quot;;[.H47]-[.G48];[.H47]+[.G48])" office:value-type="float" office:value="504691" calcext:value-type="float">
            <text:p>504 691,00</text:p>
          </table:table-cell>
          <table:table-cell table:style-name="ce17" table:formula="of:=IF([.D48]=&quot;Z&quot;;[.$I47]-[.G48];[.$I47]+[.G48])" office:value-type="float" office:value="4691" calcext:value-type="float">
            <text:p>4 691,00</text:p>
          </table:table-cell>
          <table:table-cell table:style-name="ce17" table:formula="of:=IF([.D48]=&quot;Z&quot;;[.J47]-[.G48];[.J47]+[.G48])" office:value-type="float" office:value="11090" calcext:value-type="float">
            <text:p>11 09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49]*[.F49]" office:value-type="float" office:value="66" calcext:value-type="float">
            <text:p>66,00</text:p>
          </table:table-cell>
          <table:table-cell table:style-name="ce17" table:formula="of:=IF([.D49]=&quot;Z&quot;;[.H48]-[.G49];[.H48]+[.G49])" office:value-type="float" office:value="504625" calcext:value-type="float">
            <text:p>504 625,00</text:p>
          </table:table-cell>
          <table:table-cell table:style-name="ce17" table:formula="of:=IF([.D49]=&quot;Z&quot;;[.$I48]-[.G49];[.$I48]+[.G49])" office:value-type="float" office:value="4625" calcext:value-type="float">
            <text:p>4 625,00</text:p>
          </table:table-cell>
          <table:table-cell table:style-name="ce17" table:formula="of:=IF([.D49]=&quot;Z&quot;;[.J48]-[.G49];[.J48]+[.G49])" office:value-type="float" office:value="11024" calcext:value-type="float">
            <text:p>11 02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50]*[.F50]" office:value-type="float" office:value="2419" calcext:value-type="float">
            <text:p>2 419,00</text:p>
          </table:table-cell>
          <table:table-cell table:style-name="ce17" table:formula="of:=IF([.D50]=&quot;Z&quot;;[.H49]-[.G50];[.H49]+[.G50])" office:value-type="float" office:value="502206" calcext:value-type="float">
            <text:p>502 206,00</text:p>
          </table:table-cell>
          <table:table-cell table:style-name="ce17" table:formula="of:=IF([.D50]=&quot;Z&quot;;[.$I49]-[.G50];[.$I49]+[.G50])" office:value-type="float" office:value="2206" calcext:value-type="float">
            <text:p>2 206,00</text:p>
          </table:table-cell>
          <table:table-cell table:style-name="ce17" table:formula="of:=IF([.D50]=&quot;Z&quot;;[.J49]-[.G50];[.J49]+[.G50])" office:value-type="float" office:value="8605" calcext:value-type="float">
            <text:p>8 60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style-name="ce17" table:formula="of:=[.E51]*[.F51]" office:value-type="float" office:value="1760" calcext:value-type="float">
            <text:p>1 760,00</text:p>
          </table:table-cell>
          <table:table-cell table:style-name="ce17" table:formula="of:=IF([.D51]=&quot;Z&quot;;[.H50]-[.G51];[.H50]+[.G51])" office:value-type="float" office:value="500446" calcext:value-type="float">
            <text:p>500 446,00</text:p>
          </table:table-cell>
          <table:table-cell table:style-name="ce17" table:formula="of:=IF([.D51]=&quot;Z&quot;;[.$I50]-[.G51];[.$I50]+[.G51])" office:value-type="float" office:value="446" calcext:value-type="float">
            <text:p>446,00</text:p>
          </table:table-cell>
          <table:table-cell table:style-name="ce17" table:formula="of:=IF([.D51]=&quot;Z&quot;;[.J50]-[.G51];[.J50]+[.G51])" office:value-type="float" office:value="6845" calcext:value-type="float">
            <text:p>6 84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52]*[.F52]" office:value-type="float" office:value="540" calcext:value-type="float">
            <text:p>540,00</text:p>
          </table:table-cell>
          <table:table-cell table:style-name="ce17" table:formula="of:=IF([.D52]=&quot;Z&quot;;[.H51]-[.G52];[.H51]+[.G52])" office:value-type="float" office:value="500986" calcext:value-type="float">
            <text:p>500 986,00</text:p>
          </table:table-cell>
          <table:table-cell table:style-name="ce17" table:formula="of:=IF([.D52]=&quot;Z&quot;;[.$I51]-[.G52];[.$I51]+[.G52])" office:value-type="float" office:value="986" calcext:value-type="float">
            <text:p>986,00</text:p>
          </table:table-cell>
          <table:table-cell table:style-name="ce17" table:formula="of:=IF([.D52]=&quot;Z&quot;;[.J51]-[.G52];[.J51]+[.G52])" office:value-type="float" office:value="7385" calcext:value-type="float">
            <text:p>7 38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53]*[.F53]" office:value-type="float" office:value="800" calcext:value-type="float">
            <text:p>800,00</text:p>
          </table:table-cell>
          <table:table-cell table:style-name="ce17" table:formula="of:=IF([.D53]=&quot;Z&quot;;[.H52]-[.G53];[.H52]+[.G53])" office:value-type="float" office:value="500186" calcext:value-type="float">
            <text:p>500 186,00</text:p>
          </table:table-cell>
          <table:table-cell table:style-name="ce17" table:formula="of:=IF([.D53]=&quot;Z&quot;;[.$I52]-[.G53];[.$I52]+[.G53])" office:value-type="float" office:value="186" calcext:value-type="float">
            <text:p>186,00</text:p>
          </table:table-cell>
          <table:table-cell table:style-name="ce17" table:formula="of:=IF([.D53]=&quot;Z&quot;;[.J52]-[.G53];[.J52]+[.G53])" office:value-type="float" office:value="6585" calcext:value-type="float">
            <text:p>6 58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54]*[.F54]" office:value-type="float" office:value="189" calcext:value-type="float">
            <text:p>189,00</text:p>
          </table:table-cell>
          <table:table-cell table:style-name="ce17" table:formula="of:=IF([.D54]=&quot;Z&quot;;[.H53]-[.G54];[.H53]+[.G54])" office:value-type="float" office:value="499997" calcext:value-type="float">
            <text:p>499 997,00</text:p>
          </table:table-cell>
          <table:table-cell table:style-name="ce17" table:formula="of:=IF([.D54]=&quot;Z&quot;;[.$I53]-[.G54];[.$I53]+[.G54])" office:value-type="float" office:value="-3" calcext:value-type="float">
            <text:p>-3,00</text:p>
          </table:table-cell>
          <table:table-cell table:style-name="ce17" table:formula="of:=IF([.D54]=&quot;Z&quot;;[.J53]-[.G54];[.J53]+[.G54])" office:value-type="float" office:value="6396" calcext:value-type="float">
            <text:p>6 3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55]*[.F55]" office:value-type="float" office:value="408" calcext:value-type="float">
            <text:p>408,00</text:p>
          </table:table-cell>
          <table:table-cell table:style-name="ce17" table:formula="of:=IF([.D55]=&quot;Z&quot;;[.H54]-[.G55];[.H54]+[.G55])" office:value-type="float" office:value="499589" calcext:value-type="float">
            <text:p>499 589,00</text:p>
          </table:table-cell>
          <table:table-cell table:style-name="ce17" table:formula="of:=IF([.D55]=&quot;Z&quot;;[.$I54]-[.G55];[.$I54]+[.G55])" office:value-type="float" office:value="-411" calcext:value-type="float">
            <text:p>-411,00</text:p>
          </table:table-cell>
          <table:table-cell table:style-name="ce17" table:formula="of:=IF([.D55]=&quot;Z&quot;;[.J54]-[.G55];[.J54]+[.G55])" office:value-type="float" office:value="5988" calcext:value-type="float">
            <text:p>5 98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56]*[.F56]" office:value-type="float" office:value="24" calcext:value-type="float">
            <text:p>24,00</text:p>
          </table:table-cell>
          <table:table-cell table:style-name="ce17" table:formula="of:=IF([.D56]=&quot;Z&quot;;[.H55]-[.G56];[.H55]+[.G56])" office:value-type="float" office:value="499613" calcext:value-type="float">
            <text:p>499 613,00</text:p>
          </table:table-cell>
          <table:table-cell table:style-name="ce17" table:formula="of:=IF([.D56]=&quot;Z&quot;;[.$I55]-[.G56];[.$I55]+[.G56])" office:value-type="float" office:value="-387" calcext:value-type="float">
            <text:p>-387,00</text:p>
          </table:table-cell>
          <table:table-cell table:style-name="ce17" table:formula="of:=IF([.D56]=&quot;Z&quot;;[.J55]-[.G56];[.J55]+[.G56])" office:value-type="float" office:value="6012" calcext:value-type="float">
            <text:p>6 01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57]*[.F57]" office:value-type="float" office:value="266" calcext:value-type="float">
            <text:p>266,00</text:p>
          </table:table-cell>
          <table:table-cell table:style-name="ce17" table:formula="of:=IF([.D57]=&quot;Z&quot;;[.H56]-[.G57];[.H56]+[.G57])" office:value-type="float" office:value="499347" calcext:value-type="float">
            <text:p>499 347,00</text:p>
          </table:table-cell>
          <table:table-cell table:style-name="ce17" table:formula="of:=IF([.D57]=&quot;Z&quot;;[.$I56]-[.G57];[.$I56]+[.G57])" office:value-type="float" office:value="-653" calcext:value-type="float">
            <text:p>-653,00</text:p>
          </table:table-cell>
          <table:table-cell table:style-name="ce17" table:formula="of:=IF([.D57]=&quot;Z&quot;;[.J56]-[.G57];[.J56]+[.G57])" office:value-type="float" office:value="5746" calcext:value-type="float">
            <text:p>5 74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17" table:formula="of:=[.E58]*[.F58]" office:value-type="float" office:value="529" calcext:value-type="float">
            <text:p>529,00</text:p>
          </table:table-cell>
          <table:table-cell table:style-name="ce17" table:formula="of:=IF([.D58]=&quot;Z&quot;;[.H57]-[.G58];[.H57]+[.G58])" office:value-type="float" office:value="498818" calcext:value-type="float">
            <text:p>498 818,00</text:p>
          </table:table-cell>
          <table:table-cell table:style-name="ce17" table:formula="of:=IF([.D58]=&quot;Z&quot;;[.$I57]-[.G58];[.$I57]+[.G58])" office:value-type="float" office:value="-1182" calcext:value-type="float">
            <text:p>-1 182,00</text:p>
          </table:table-cell>
          <table:table-cell table:style-name="ce17" table:formula="of:=IF([.D58]=&quot;Z&quot;;[.J57]-[.G58];[.J57]+[.G58])" office:value-type="float" office:value="5217" calcext:value-type="float">
            <text:p>5 21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59]*[.F59]" office:value-type="float" office:value="88" calcext:value-type="float">
            <text:p>88,00</text:p>
          </table:table-cell>
          <table:table-cell table:style-name="ce17" table:formula="of:=IF([.D59]=&quot;Z&quot;;[.H58]-[.G59];[.H58]+[.G59])" office:value-type="float" office:value="498730" calcext:value-type="float">
            <text:p>498 730,00</text:p>
          </table:table-cell>
          <table:table-cell table:style-name="ce17" table:formula="of:=IF([.D59]=&quot;Z&quot;;[.$I58]-[.G59];[.$I58]+[.G59])" office:value-type="float" office:value="-1270" calcext:value-type="float">
            <text:p>-1 270,00</text:p>
          </table:table-cell>
          <table:table-cell table:style-name="ce17" table:formula="of:=IF([.D59]=&quot;Z&quot;;[.J58]-[.G59];[.J58]+[.G59])" office:value-type="float" office:value="5129" calcext:value-type="float">
            <text:p>5 12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60]*[.F60]" office:value-type="float" office:value="1122" calcext:value-type="float">
            <text:p>1 122,00</text:p>
          </table:table-cell>
          <table:table-cell table:style-name="ce17" table:formula="of:=IF([.D60]=&quot;Z&quot;;[.H59]-[.G60];[.H59]+[.G60])" office:value-type="float" office:value="497608" calcext:value-type="float">
            <text:p>497 608,00</text:p>
          </table:table-cell>
          <table:table-cell table:style-name="ce17" table:formula="of:=IF([.D60]=&quot;Z&quot;;[.$I59]-[.G60];[.$I59]+[.G60])" office:value-type="float" office:value="-2392" calcext:value-type="float">
            <text:p>-2 392,00</text:p>
          </table:table-cell>
          <table:table-cell table:style-name="ce17" table:formula="of:=IF([.D60]=&quot;Z&quot;;[.J59]-[.G60];[.J59]+[.G60])" office:value-type="float" office:value="4007" calcext:value-type="float">
            <text:p>4 0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61]*[.F61]" office:value-type="float" office:value="1230" calcext:value-type="float">
            <text:p>1 230,00</text:p>
          </table:table-cell>
          <table:table-cell table:style-name="ce17" table:formula="of:=IF([.D61]=&quot;Z&quot;;[.H60]-[.G61];[.H60]+[.G61])" office:value-type="float" office:value="496378" calcext:value-type="float">
            <text:p>496 378,00</text:p>
          </table:table-cell>
          <table:table-cell table:style-name="ce17" table:formula="of:=IF([.D61]=&quot;Z&quot;;[.$I60]-[.G61];[.$I60]+[.G61])" office:value-type="float" office:value="-3622" calcext:value-type="float">
            <text:p>-3 622,00</text:p>
          </table:table-cell>
          <table:table-cell table:style-name="ce17" table:formula="of:=IF([.D61]=&quot;Z&quot;;[.J60]-[.G61];[.J60]+[.G61])" office:value-type="float" office:value="2777" calcext:value-type="float">
            <text:p>2 77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17" table:formula="of:=[.E62]*[.F62]" office:value-type="float" office:value="9506" calcext:value-type="float">
            <text:p>9 506,00</text:p>
          </table:table-cell>
          <table:table-cell table:style-name="ce17" table:formula="of:=IF([.D62]=&quot;Z&quot;;[.H61]-[.G62];[.H61]+[.G62])" office:value-type="float" office:value="505884" calcext:value-type="float">
            <text:p>505 884,00</text:p>
          </table:table-cell>
          <table:table-cell table:style-name="ce17" table:formula="of:=IF([.D62]=&quot;Z&quot;;[.$I61]-[.G62];[.$I61]+[.G62])" office:value-type="float" office:value="5884" calcext:value-type="float">
            <text:p>5 884,00</text:p>
          </table:table-cell>
          <table:table-cell table:style-name="ce17" table:formula="of:=IF([.D62]=&quot;Z&quot;;[.J61]-[.G62];[.J61]+[.G62])" office:value-type="float" office:value="12283" calcext:value-type="float">
            <text:p>12 28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63]*[.F63]" office:value-type="float" office:value="132" calcext:value-type="float">
            <text:p>132,00</text:p>
          </table:table-cell>
          <table:table-cell table:style-name="ce17" table:formula="of:=IF([.D63]=&quot;Z&quot;;[.H62]-[.G63];[.H62]+[.G63])" office:value-type="float" office:value="506016" calcext:value-type="float">
            <text:p>506 016,00</text:p>
          </table:table-cell>
          <table:table-cell table:style-name="ce17" table:formula="of:=IF([.D63]=&quot;Z&quot;;[.$I62]-[.G63];[.$I62]+[.G63])" office:value-type="float" office:value="6016" calcext:value-type="float">
            <text:p>6 016,00</text:p>
          </table:table-cell>
          <table:table-cell table:style-name="ce17" table:formula="of:=IF([.D63]=&quot;Z&quot;;[.J62]-[.G63];[.J62]+[.G63])" office:value-type="float" office:value="12415" calcext:value-type="float">
            <text:p>12 41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64]*[.F64]" office:value-type="float" office:value="340" calcext:value-type="float">
            <text:p>340,00</text:p>
          </table:table-cell>
          <table:table-cell table:style-name="ce17" table:formula="of:=IF([.D64]=&quot;Z&quot;;[.H63]-[.G64];[.H63]+[.G64])" office:value-type="float" office:value="505676" calcext:value-type="float">
            <text:p>505 676,00</text:p>
          </table:table-cell>
          <table:table-cell table:style-name="ce17" table:formula="of:=IF([.D64]=&quot;Z&quot;;[.$I63]-[.G64];[.$I63]+[.G64])" office:value-type="float" office:value="5676" calcext:value-type="float">
            <text:p>5 676,00</text:p>
          </table:table-cell>
          <table:table-cell table:style-name="ce17" table:formula="of:=IF([.D64]=&quot;Z&quot;;[.J63]-[.G64];[.J63]+[.G64])" office:value-type="float" office:value="12075" calcext:value-type="float">
            <text:p>12 0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65]*[.F65]" office:value-type="float" office:value="92" calcext:value-type="float">
            <text:p>92,00</text:p>
          </table:table-cell>
          <table:table-cell table:style-name="ce17" table:formula="of:=IF([.D65]=&quot;Z&quot;;[.H64]-[.G65];[.H64]+[.G65])" office:value-type="float" office:value="505584" calcext:value-type="float">
            <text:p>505 584,00</text:p>
          </table:table-cell>
          <table:table-cell table:style-name="ce17" table:formula="of:=IF([.D65]=&quot;Z&quot;;[.$I64]-[.G65];[.$I64]+[.G65])" office:value-type="float" office:value="5584" calcext:value-type="float">
            <text:p>5 584,00</text:p>
          </table:table-cell>
          <table:table-cell table:style-name="ce17" table:formula="of:=IF([.D65]=&quot;Z&quot;;[.J64]-[.G65];[.J64]+[.G65])" office:value-type="float" office:value="11983" calcext:value-type="float">
            <text:p>11 98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  <table:table-cell table:style-name="ce17" table:formula="of:=[.E66]*[.F66]" office:value-type="float" office:value="2449" calcext:value-type="float">
            <text:p>2 449,00</text:p>
          </table:table-cell>
          <table:table-cell table:style-name="ce17" table:formula="of:=IF([.D66]=&quot;Z&quot;;[.H65]-[.G66];[.H65]+[.G66])" office:value-type="float" office:value="508033" calcext:value-type="float">
            <text:p>508 033,00</text:p>
          </table:table-cell>
          <table:table-cell table:style-name="ce17" table:formula="of:=IF([.D66]=&quot;Z&quot;;[.$I65]-[.G66];[.$I65]+[.G66])" office:value-type="float" office:value="8033" calcext:value-type="float">
            <text:p>8 033,00</text:p>
          </table:table-cell>
          <table:table-cell table:style-name="ce17" table:formula="of:=IF([.D66]=&quot;Z&quot;;[.J65]-[.G66];[.J65]+[.G66])" office:value-type="float" office:value="14432" calcext:value-type="float">
            <text:p>14 43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67]*[.F67]" office:value-type="float" office:value="1980" calcext:value-type="float">
            <text:p>1 980,00</text:p>
          </table:table-cell>
          <table:table-cell table:style-name="ce17" table:formula="of:=IF([.D67]=&quot;Z&quot;;[.H66]-[.G67];[.H66]+[.G67])" office:value-type="float" office:value="506053" calcext:value-type="float">
            <text:p>506 053,00</text:p>
          </table:table-cell>
          <table:table-cell table:style-name="ce17" table:formula="of:=IF([.D67]=&quot;Z&quot;;[.$I66]-[.G67];[.$I66]+[.G67])" office:value-type="float" office:value="6053" calcext:value-type="float">
            <text:p>6 053,00</text:p>
          </table:table-cell>
          <table:table-cell table:style-name="ce17" table:formula="of:=IF([.D67]=&quot;Z&quot;;[.J66]-[.G67];[.J66]+[.G67])" office:value-type="float" office:value="12452" calcext:value-type="float">
            <text:p>12 45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68]*[.F68]" office:value-type="float" office:value="598" calcext:value-type="float">
            <text:p>598,00</text:p>
          </table:table-cell>
          <table:table-cell table:style-name="ce17" table:formula="of:=IF([.D68]=&quot;Z&quot;;[.H67]-[.G68];[.H67]+[.G68])" office:value-type="float" office:value="505455" calcext:value-type="float">
            <text:p>505 455,00</text:p>
          </table:table-cell>
          <table:table-cell table:style-name="ce17" table:formula="of:=IF([.D68]=&quot;Z&quot;;[.$I67]-[.G68];[.$I67]+[.G68])" office:value-type="float" office:value="5455" calcext:value-type="float">
            <text:p>5 455,00</text:p>
          </table:table-cell>
          <table:table-cell table:style-name="ce17" table:formula="of:=IF([.D68]=&quot;Z&quot;;[.J67]-[.G68];[.J67]+[.G68])" office:value-type="float" office:value="11854" calcext:value-type="float">
            <text:p>11 85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69]*[.F69]" office:value-type="float" office:value="880" calcext:value-type="float">
            <text:p>880,00</text:p>
          </table:table-cell>
          <table:table-cell table:style-name="ce17" table:formula="of:=IF([.D69]=&quot;Z&quot;;[.H68]-[.G69];[.H68]+[.G69])" office:value-type="float" office:value="504575" calcext:value-type="float">
            <text:p>504 575,00</text:p>
          </table:table-cell>
          <table:table-cell table:style-name="ce17" table:formula="of:=IF([.D69]=&quot;Z&quot;;[.$I68]-[.G69];[.$I68]+[.G69])" office:value-type="float" office:value="4575" calcext:value-type="float">
            <text:p>4 575,00</text:p>
          </table:table-cell>
          <table:table-cell table:style-name="ce17" table:formula="of:=IF([.D69]=&quot;Z&quot;;[.J68]-[.G69];[.J68]+[.G69])" office:value-type="float" office:value="10974" calcext:value-type="float">
            <text:p>10 97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70]*[.F70]" office:value-type="float" office:value="378" calcext:value-type="float">
            <text:p>378,00</text:p>
          </table:table-cell>
          <table:table-cell table:style-name="ce17" table:formula="of:=IF([.D70]=&quot;Z&quot;;[.H69]-[.G70];[.H69]+[.G70])" office:value-type="float" office:value="504197" calcext:value-type="float">
            <text:p>504 197,00</text:p>
          </table:table-cell>
          <table:table-cell table:style-name="ce17" table:formula="of:=IF([.D70]=&quot;Z&quot;;[.$I69]-[.G70];[.$I69]+[.G70])" office:value-type="float" office:value="4197" calcext:value-type="float">
            <text:p>4 197,00</text:p>
          </table:table-cell>
          <table:table-cell table:style-name="ce17" table:formula="of:=IF([.D70]=&quot;Z&quot;;[.J69]-[.G70];[.J69]+[.G70])" office:value-type="float" office:value="10596" calcext:value-type="float">
            <text:p>10 5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71]*[.F71]" office:value-type="float" office:value="1092" calcext:value-type="float">
            <text:p>1 092,00</text:p>
          </table:table-cell>
          <table:table-cell table:style-name="ce17" table:formula="of:=IF([.D71]=&quot;Z&quot;;[.H70]-[.G71];[.H70]+[.G71])" office:value-type="float" office:value="503105" calcext:value-type="float">
            <text:p>503 105,00</text:p>
          </table:table-cell>
          <table:table-cell table:style-name="ce17" table:formula="of:=IF([.D71]=&quot;Z&quot;;[.$I70]-[.G71];[.$I70]+[.G71])" office:value-type="float" office:value="3105" calcext:value-type="float">
            <text:p>3 105,00</text:p>
          </table:table-cell>
          <table:table-cell table:style-name="ce17" table:formula="of:=IF([.D71]=&quot;Z&quot;;[.J70]-[.G71];[.J70]+[.G71])" office:value-type="float" office:value="9504" calcext:value-type="float">
            <text:p>9 5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style-name="ce17" table:formula="of:=[.E72]*[.F72]" office:value-type="float" office:value="630" calcext:value-type="float">
            <text:p>630,00</text:p>
          </table:table-cell>
          <table:table-cell table:style-name="ce17" table:formula="of:=IF([.D72]=&quot;Z&quot;;[.H71]-[.G72];[.H71]+[.G72])" office:value-type="float" office:value="502475" calcext:value-type="float">
            <text:p>502 475,00</text:p>
          </table:table-cell>
          <table:table-cell table:style-name="ce17" table:formula="of:=IF([.D72]=&quot;Z&quot;;[.$I71]-[.G72];[.$I71]+[.G72])" office:value-type="float" office:value="2475" calcext:value-type="float">
            <text:p>2 475,00</text:p>
          </table:table-cell>
          <table:table-cell table:style-name="ce17" table:formula="of:=IF([.D72]=&quot;Z&quot;;[.J71]-[.G72];[.J71]+[.G72])" office:value-type="float" office:value="8874" calcext:value-type="float">
            <text:p>8 87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73]*[.F73]" office:value-type="float" office:value="1716" calcext:value-type="float">
            <text:p>1 716,00</text:p>
          </table:table-cell>
          <table:table-cell table:style-name="ce17" table:formula="of:=IF([.D73]=&quot;Z&quot;;[.H72]-[.G73];[.H72]+[.G73])" office:value-type="float" office:value="500759" calcext:value-type="float">
            <text:p>500 759,00</text:p>
          </table:table-cell>
          <table:table-cell table:style-name="ce17" table:formula="of:=IF([.D73]=&quot;Z&quot;;[.$I72]-[.G73];[.$I72]+[.G73])" office:value-type="float" office:value="759" calcext:value-type="float">
            <text:p>759,00</text:p>
          </table:table-cell>
          <table:table-cell table:style-name="ce17" table:formula="of:=IF([.D73]=&quot;Z&quot;;[.J72]-[.G73];[.J72]+[.G73])" office:value-type="float" office:value="7158" calcext:value-type="float">
            <text:p>7 15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74]*[.F74]" office:value-type="float" office:value="6608" calcext:value-type="float">
            <text:p>6 608,00</text:p>
          </table:table-cell>
          <table:table-cell table:style-name="ce17" table:formula="of:=IF([.D74]=&quot;Z&quot;;[.H73]-[.G74];[.H73]+[.G74])" office:value-type="float" office:value="507367" calcext:value-type="float">
            <text:p>507 367,00</text:p>
          </table:table-cell>
          <table:table-cell table:style-name="ce17" table:formula="of:=IF([.D74]=&quot;Z&quot;;[.$I73]-[.G74];[.$I73]+[.G74])" office:value-type="float" office:value="7367" calcext:value-type="float">
            <text:p>7 367,00</text:p>
          </table:table-cell>
          <table:table-cell table:style-name="ce17" table:formula="of:=IF([.D74]=&quot;Z&quot;;[.J73]-[.G74];[.J73]+[.G74])" office:value-type="float" office:value="13766" calcext:value-type="float">
            <text:p>13 7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75]*[.F75]" office:value-type="float" office:value="2244" calcext:value-type="float">
            <text:p>2 244,00</text:p>
          </table:table-cell>
          <table:table-cell table:style-name="ce17" table:formula="of:=IF([.D75]=&quot;Z&quot;;[.H74]-[.G75];[.H74]+[.G75])" office:value-type="float" office:value="505123" calcext:value-type="float">
            <text:p>505 123,00</text:p>
          </table:table-cell>
          <table:table-cell table:style-name="ce17" table:formula="of:=IF([.D75]=&quot;Z&quot;;[.$I74]-[.G75];[.$I74]+[.G75])" office:value-type="float" office:value="5123" calcext:value-type="float">
            <text:p>5 123,00</text:p>
          </table:table-cell>
          <table:table-cell table:style-name="ce17" table:formula="of:=IF([.D75]=&quot;Z&quot;;[.J74]-[.G75];[.J74]+[.G75])" office:value-type="float" office:value="11522" calcext:value-type="float">
            <text:p>11 5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76]*[.F76]" office:value-type="float" office:value="105" calcext:value-type="float">
            <text:p>105,00</text:p>
          </table:table-cell>
          <table:table-cell table:style-name="ce17" table:formula="of:=IF([.D76]=&quot;Z&quot;;[.H75]-[.G76];[.H75]+[.G76])" office:value-type="float" office:value="505018" calcext:value-type="float">
            <text:p>505 018,00</text:p>
          </table:table-cell>
          <table:table-cell table:style-name="ce17" table:formula="of:=IF([.D76]=&quot;Z&quot;;[.$I75]-[.G76];[.$I75]+[.G76])" office:value-type="float" office:value="5018" calcext:value-type="float">
            <text:p>5 018,00</text:p>
          </table:table-cell>
          <table:table-cell table:style-name="ce17" table:formula="of:=IF([.D76]=&quot;Z&quot;;[.J75]-[.G76];[.J75]+[.G76])" office:value-type="float" office:value="11417" calcext:value-type="float">
            <text:p>11 41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  <table:table-cell table:style-name="ce17" table:formula="of:=[.E77]*[.F77]" office:value-type="float" office:value="6808" calcext:value-type="float">
            <text:p>6 808,00</text:p>
          </table:table-cell>
          <table:table-cell table:style-name="ce17" table:formula="of:=IF([.D77]=&quot;Z&quot;;[.H76]-[.G77];[.H76]+[.G77])" office:value-type="float" office:value="511826" calcext:value-type="float">
            <text:p>511 826,00</text:p>
          </table:table-cell>
          <table:table-cell table:style-name="ce17" table:formula="of:=IF([.D77]=&quot;Z&quot;;[.$I76]-[.G77];[.$I76]+[.G77])" office:value-type="float" office:value="11826" calcext:value-type="float">
            <text:p>11 826,00</text:p>
          </table:table-cell>
          <table:table-cell table:style-name="ce17" table:formula="of:=IF([.D77]=&quot;Z&quot;;[.J76]-[.G77];[.J76]+[.G77])" office:value-type="float" office:value="18225" calcext:value-type="float">
            <text:p>18 22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78]*[.F78]" office:value-type="float" office:value="364" calcext:value-type="float">
            <text:p>364,00</text:p>
          </table:table-cell>
          <table:table-cell table:style-name="ce17" table:formula="of:=IF([.D78]=&quot;Z&quot;;[.H77]-[.G78];[.H77]+[.G78])" office:value-type="float" office:value="511462" calcext:value-type="float">
            <text:p>511 462,00</text:p>
          </table:table-cell>
          <table:table-cell table:style-name="ce17" table:formula="of:=IF([.D78]=&quot;Z&quot;;[.$I77]-[.G78];[.$I77]+[.G78])" office:value-type="float" office:value="11462" calcext:value-type="float">
            <text:p>11 462,00</text:p>
          </table:table-cell>
          <table:table-cell table:style-name="ce17" table:formula="of:=IF([.D78]=&quot;Z&quot;;[.J77]-[.G78];[.J77]+[.G78])" office:value-type="float" office:value="17861" calcext:value-type="float">
            <text:p>17 86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79]*[.F79]" office:value-type="float" office:value="60" calcext:value-type="float">
            <text:p>60,00</text:p>
          </table:table-cell>
          <table:table-cell table:style-name="ce17" table:formula="of:=IF([.D79]=&quot;Z&quot;;[.H78]-[.G79];[.H78]+[.G79])" office:value-type="float" office:value="511522" calcext:value-type="float">
            <text:p>511 522,00</text:p>
          </table:table-cell>
          <table:table-cell table:style-name="ce17" table:formula="of:=IF([.D79]=&quot;Z&quot;;[.$I78]-[.G79];[.$I78]+[.G79])" office:value-type="float" office:value="11522" calcext:value-type="float">
            <text:p>11 522,00</text:p>
          </table:table-cell>
          <table:table-cell table:style-name="ce17" table:formula="of:=IF([.D79]=&quot;Z&quot;;[.J78]-[.G79];[.J78]+[.G79])" office:value-type="float" office:value="17921" calcext:value-type="float">
            <text:p>17 92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80]*[.F80]" office:value-type="float" office:value="1548" calcext:value-type="float">
            <text:p>1 548,00</text:p>
          </table:table-cell>
          <table:table-cell table:style-name="ce17" table:formula="of:=IF([.D80]=&quot;Z&quot;;[.H79]-[.G80];[.H79]+[.G80])" office:value-type="float" office:value="513070" calcext:value-type="float">
            <text:p>513 070,00</text:p>
          </table:table-cell>
          <table:table-cell table:style-name="ce17" table:formula="of:=IF([.D80]=&quot;Z&quot;;[.$I79]-[.G80];[.$I79]+[.G80])" office:value-type="float" office:value="13070" calcext:value-type="float">
            <text:p>13 070,00</text:p>
          </table:table-cell>
          <table:table-cell table:style-name="ce17" table:formula="of:=IF([.D80]=&quot;Z&quot;;[.J79]-[.G80];[.J79]+[.G80])" office:value-type="float" office:value="19469" calcext:value-type="float">
            <text:p>19 46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81]*[.F81]" office:value-type="float" office:value="240" calcext:value-type="float">
            <text:p>240,00</text:p>
          </table:table-cell>
          <table:table-cell table:style-name="ce17" table:formula="of:=IF([.D81]=&quot;Z&quot;;[.H80]-[.G81];[.H80]+[.G81])" office:value-type="float" office:value="512830" calcext:value-type="float">
            <text:p>512 830,00</text:p>
          </table:table-cell>
          <table:table-cell table:style-name="ce17" table:formula="of:=IF([.D81]=&quot;Z&quot;;[.$I80]-[.G81];[.$I80]+[.G81])" office:value-type="float" office:value="12830" calcext:value-type="float">
            <text:p>12 830,00</text:p>
          </table:table-cell>
          <table:table-cell table:style-name="ce17" table:formula="of:=IF([.D81]=&quot;Z&quot;;[.J80]-[.G81];[.J80]+[.G81])" office:value-type="float" office:value="19229" calcext:value-type="float">
            <text:p>19 22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82]*[.F82]" office:value-type="float" office:value="280" calcext:value-type="float">
            <text:p>280,00</text:p>
          </table:table-cell>
          <table:table-cell table:style-name="ce17" table:formula="of:=IF([.D82]=&quot;Z&quot;;[.H81]-[.G82];[.H81]+[.G82])" office:value-type="float" office:value="512550" calcext:value-type="float">
            <text:p>512 550,00</text:p>
          </table:table-cell>
          <table:table-cell table:style-name="ce17" table:formula="of:=IF([.D82]=&quot;Z&quot;;[.$I81]-[.G82];[.$I81]+[.G82])" office:value-type="float" office:value="12550" calcext:value-type="float">
            <text:p>12 550,00</text:p>
          </table:table-cell>
          <table:table-cell table:style-name="ce17" table:formula="of:=IF([.D82]=&quot;Z&quot;;[.J81]-[.G82];[.J81]+[.G82])" office:value-type="float" office:value="18949" calcext:value-type="float">
            <text:p>18 94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83]*[.F83]" office:value-type="float" office:value="1254" calcext:value-type="float">
            <text:p>1 254,00</text:p>
          </table:table-cell>
          <table:table-cell table:style-name="ce17" table:formula="of:=IF([.D83]=&quot;Z&quot;;[.H82]-[.G83];[.H82]+[.G83])" office:value-type="float" office:value="513804" calcext:value-type="float">
            <text:p>513 804,00</text:p>
          </table:table-cell>
          <table:table-cell table:style-name="ce17" table:formula="of:=IF([.D83]=&quot;Z&quot;;[.$I82]-[.G83];[.$I82]+[.G83])" office:value-type="float" office:value="13804" calcext:value-type="float">
            <text:p>13 804,00</text:p>
          </table:table-cell>
          <table:table-cell table:style-name="ce17" table:formula="of:=IF([.D83]=&quot;Z&quot;;[.J82]-[.G83];[.J82]+[.G83])" office:value-type="float" office:value="20203" calcext:value-type="float">
            <text:p>20 20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84]*[.F84]" office:value-type="float" office:value="1295" calcext:value-type="float">
            <text:p>1 295,00</text:p>
          </table:table-cell>
          <table:table-cell table:style-name="ce17" table:formula="of:=IF([.D84]=&quot;Z&quot;;[.H83]-[.G84];[.H83]+[.G84])" office:value-type="float" office:value="512509" calcext:value-type="float">
            <text:p>512 509,00</text:p>
          </table:table-cell>
          <table:table-cell table:style-name="ce17" table:formula="of:=IF([.D84]=&quot;Z&quot;;[.$I83]-[.G84];[.$I83]+[.G84])" office:value-type="float" office:value="12509" calcext:value-type="float">
            <text:p>12 509,00</text:p>
          </table:table-cell>
          <table:table-cell table:style-name="ce17" table:formula="of:=IF([.D84]=&quot;Z&quot;;[.J83]-[.G84];[.J83]+[.G84])" office:value-type="float" office:value="18908" calcext:value-type="float">
            <text:p>18 90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85]*[.F85]" office:value-type="float" office:value="760" calcext:value-type="float">
            <text:p>760,00</text:p>
          </table:table-cell>
          <table:table-cell table:style-name="ce17" table:formula="of:=IF([.D85]=&quot;Z&quot;;[.H84]-[.G85];[.H84]+[.G85])" office:value-type="float" office:value="511749" calcext:value-type="float">
            <text:p>511 749,00</text:p>
          </table:table-cell>
          <table:table-cell table:style-name="ce17" table:formula="of:=IF([.D85]=&quot;Z&quot;;[.$I84]-[.G85];[.$I84]+[.G85])" office:value-type="float" office:value="11749" calcext:value-type="float">
            <text:p>11 749,00</text:p>
          </table:table-cell>
          <table:table-cell table:style-name="ce17" table:formula="of:=IF([.D85]=&quot;Z&quot;;[.J84]-[.G85];[.J84]+[.G85])" office:value-type="float" office:value="18148" calcext:value-type="float">
            <text:p>18 1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86]*[.F86]" office:value-type="float" office:value="756" calcext:value-type="float">
            <text:p>756,00</text:p>
          </table:table-cell>
          <table:table-cell table:style-name="ce17" table:formula="of:=IF([.D86]=&quot;Z&quot;;[.H85]-[.G86];[.H85]+[.G86])" office:value-type="float" office:value="512505" calcext:value-type="float">
            <text:p>512 505,00</text:p>
          </table:table-cell>
          <table:table-cell table:style-name="ce17" table:formula="of:=IF([.D86]=&quot;Z&quot;;[.$I85]-[.G86];[.$I85]+[.G86])" office:value-type="float" office:value="12505" calcext:value-type="float">
            <text:p>12 505,00</text:p>
          </table:table-cell>
          <table:table-cell table:style-name="ce17" table:formula="of:=IF([.D86]=&quot;Z&quot;;[.J85]-[.G86];[.J85]+[.G86])" office:value-type="float" office:value="18904" calcext:value-type="float">
            <text:p>18 9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  <table:table-cell table:style-name="ce17" table:formula="of:=[.E87]*[.F87]" office:value-type="float" office:value="194" calcext:value-type="float">
            <text:p>194,00</text:p>
          </table:table-cell>
          <table:table-cell table:style-name="ce17" table:formula="of:=IF([.D87]=&quot;Z&quot;;[.H86]-[.G87];[.H86]+[.G87])" office:value-type="float" office:value="512699" calcext:value-type="float">
            <text:p>512 699,00</text:p>
          </table:table-cell>
          <table:table-cell table:style-name="ce17" table:formula="of:=IF([.D87]=&quot;Z&quot;;[.$I86]-[.G87];[.$I86]+[.G87])" office:value-type="float" office:value="12699" calcext:value-type="float">
            <text:p>12 699,00</text:p>
          </table:table-cell>
          <table:table-cell table:style-name="ce17" table:formula="of:=IF([.D87]=&quot;Z&quot;;[.J86]-[.G87];[.J86]+[.G87])" office:value-type="float" office:value="19098" calcext:value-type="float">
            <text:p>19 0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88]*[.F88]" office:value-type="float" office:value="240" calcext:value-type="float">
            <text:p>240,00</text:p>
          </table:table-cell>
          <table:table-cell table:style-name="ce17" table:formula="of:=IF([.D88]=&quot;Z&quot;;[.H87]-[.G88];[.H87]+[.G88])" office:value-type="float" office:value="512459" calcext:value-type="float">
            <text:p>512 459,00</text:p>
          </table:table-cell>
          <table:table-cell table:style-name="ce17" table:formula="of:=IF([.D88]=&quot;Z&quot;;[.$I87]-[.G88];[.$I87]+[.G88])" office:value-type="float" office:value="12459" calcext:value-type="float">
            <text:p>12 459,00</text:p>
          </table:table-cell>
          <table:table-cell table:style-name="ce17" table:formula="of:=IF([.D88]=&quot;Z&quot;;[.J87]-[.G88];[.J87]+[.G88])" office:value-type="float" office:value="18858" calcext:value-type="float">
            <text:p>18 85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89]*[.F89]" office:value-type="float" office:value="120" calcext:value-type="float">
            <text:p>120,00</text:p>
          </table:table-cell>
          <table:table-cell table:style-name="ce17" table:formula="of:=IF([.D89]=&quot;Z&quot;;[.H88]-[.G89];[.H88]+[.G89])" office:value-type="float" office:value="512339" calcext:value-type="float">
            <text:p>512 339,00</text:p>
          </table:table-cell>
          <table:table-cell table:style-name="ce17" table:formula="of:=IF([.D89]=&quot;Z&quot;;[.$I88]-[.G89];[.$I88]+[.G89])" office:value-type="float" office:value="12339" calcext:value-type="float">
            <text:p>12 339,00</text:p>
          </table:table-cell>
          <table:table-cell table:style-name="ce17" table:formula="of:=IF([.D89]=&quot;Z&quot;;[.J88]-[.G89];[.J88]+[.G89])" office:value-type="float" office:value="18738" calcext:value-type="float">
            <text:p>18 73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17" table:formula="of:=[.E90]*[.F90]" office:value-type="float" office:value="40" calcext:value-type="float">
            <text:p>40,00</text:p>
          </table:table-cell>
          <table:table-cell table:style-name="ce17" table:formula="of:=IF([.D90]=&quot;Z&quot;;[.H89]-[.G90];[.H89]+[.G90])" office:value-type="float" office:value="512299" calcext:value-type="float">
            <text:p>512 299,00</text:p>
          </table:table-cell>
          <table:table-cell table:style-name="ce17" table:formula="of:=IF([.D90]=&quot;Z&quot;;[.$I89]-[.G90];[.$I89]+[.G90])" office:value-type="float" office:value="12299" calcext:value-type="float">
            <text:p>12 299,00</text:p>
          </table:table-cell>
          <table:table-cell table:style-name="ce17" table:formula="of:=IF([.D90]=&quot;Z&quot;;[.J89]-[.G90];[.J89]+[.G90])" office:value-type="float" office:value="18698" calcext:value-type="float">
            <text:p>18 6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91]*[.F91]" office:value-type="float" office:value="1032" calcext:value-type="float">
            <text:p>1 032,00</text:p>
          </table:table-cell>
          <table:table-cell table:style-name="ce17" table:formula="of:=IF([.D91]=&quot;Z&quot;;[.H90]-[.G91];[.H90]+[.G91])" office:value-type="float" office:value="513331" calcext:value-type="float">
            <text:p>513 331,00</text:p>
          </table:table-cell>
          <table:table-cell table:style-name="ce17" table:formula="of:=IF([.D91]=&quot;Z&quot;;[.$I90]-[.G91];[.$I90]+[.G91])" office:value-type="float" office:value="13331" calcext:value-type="float">
            <text:p>13 331,00</text:p>
          </table:table-cell>
          <table:table-cell table:style-name="ce17" table:formula="of:=IF([.D91]=&quot;Z&quot;;[.J90]-[.G91];[.J90]+[.G91])" office:value-type="float" office:value="19730" calcext:value-type="float">
            <text:p>19 7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  <table:table-cell table:style-name="ce17" table:formula="of:=[.E92]*[.F92]" office:value-type="float" office:value="3410" calcext:value-type="float">
            <text:p>3 410,00</text:p>
          </table:table-cell>
          <table:table-cell table:style-name="ce17" table:formula="of:=IF([.D92]=&quot;Z&quot;;[.H91]-[.G92];[.H91]+[.G92])" office:value-type="float" office:value="516741" calcext:value-type="float">
            <text:p>516 741,00</text:p>
          </table:table-cell>
          <table:table-cell table:style-name="ce17" table:formula="of:=IF([.D92]=&quot;Z&quot;;[.$I91]-[.G92];[.$I91]+[.G92])" office:value-type="float" office:value="16741" calcext:value-type="float">
            <text:p>16 741,00</text:p>
          </table:table-cell>
          <table:table-cell table:style-name="ce17" table:formula="of:=IF([.D92]=&quot;Z&quot;;[.J91]-[.G92];[.J91]+[.G92])" office:value-type="float" office:value="23140" calcext:value-type="float">
            <text:p>23 1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93]*[.F93]" office:value-type="float" office:value="1254" calcext:value-type="float">
            <text:p>1 254,00</text:p>
          </table:table-cell>
          <table:table-cell table:style-name="ce17" table:formula="of:=IF([.D93]=&quot;Z&quot;;[.H92]-[.G93];[.H92]+[.G93])" office:value-type="float" office:value="515487" calcext:value-type="float">
            <text:p>515 487,00</text:p>
          </table:table-cell>
          <table:table-cell table:style-name="ce17" table:formula="of:=IF([.D93]=&quot;Z&quot;;[.$I92]-[.G93];[.$I92]+[.G93])" office:value-type="float" office:value="15487" calcext:value-type="float">
            <text:p>15 487,00</text:p>
          </table:table-cell>
          <table:table-cell table:style-name="ce17" table:formula="of:=IF([.D93]=&quot;Z&quot;;[.J92]-[.G93];[.J92]+[.G93])" office:value-type="float" office:value="21886" calcext:value-type="float">
            <text:p>21 88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94]*[.F94]" office:value-type="float" office:value="299" calcext:value-type="float">
            <text:p>299,00</text:p>
          </table:table-cell>
          <table:table-cell table:style-name="ce17" table:formula="of:=IF([.D94]=&quot;Z&quot;;[.H93]-[.G94];[.H93]+[.G94])" office:value-type="float" office:value="515188" calcext:value-type="float">
            <text:p>515 188,00</text:p>
          </table:table-cell>
          <table:table-cell table:style-name="ce17" table:formula="of:=IF([.D94]=&quot;Z&quot;;[.$I93]-[.G94];[.$I93]+[.G94])" office:value-type="float" office:value="15188" calcext:value-type="float">
            <text:p>15 188,00</text:p>
          </table:table-cell>
          <table:table-cell table:style-name="ce17" table:formula="of:=IF([.D94]=&quot;Z&quot;;[.J93]-[.G94];[.J93]+[.G94])" office:value-type="float" office:value="21587" calcext:value-type="float">
            <text:p>21 58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95]*[.F95]" office:value-type="float" office:value="2257" calcext:value-type="float">
            <text:p>2 257,00</text:p>
          </table:table-cell>
          <table:table-cell table:style-name="ce17" table:formula="of:=IF([.D95]=&quot;Z&quot;;[.H94]-[.G95];[.H94]+[.G95])" office:value-type="float" office:value="512931" calcext:value-type="float">
            <text:p>512 931,00</text:p>
          </table:table-cell>
          <table:table-cell table:style-name="ce17" table:formula="of:=IF([.D95]=&quot;Z&quot;;[.$I94]-[.G95];[.$I94]+[.G95])" office:value-type="float" office:value="12931" calcext:value-type="float">
            <text:p>12 931,00</text:p>
          </table:table-cell>
          <table:table-cell table:style-name="ce17" table:formula="of:=IF([.D95]=&quot;Z&quot;;[.J94]-[.G95];[.J94]+[.G95])" office:value-type="float" office:value="19330" calcext:value-type="float">
            <text:p>19 3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96]*[.F96]" office:value-type="float" office:value="12" calcext:value-type="float">
            <text:p>12,00</text:p>
          </table:table-cell>
          <table:table-cell table:style-name="ce17" table:formula="of:=IF([.D96]=&quot;Z&quot;;[.H95]-[.G96];[.H95]+[.G96])" office:value-type="float" office:value="512943" calcext:value-type="float">
            <text:p>512 943,00</text:p>
          </table:table-cell>
          <table:table-cell table:style-name="ce17" table:formula="of:=IF([.D96]=&quot;Z&quot;;[.$I95]-[.G96];[.$I95]+[.G96])" office:value-type="float" office:value="12943" calcext:value-type="float">
            <text:p>12 943,00</text:p>
          </table:table-cell>
          <table:table-cell table:style-name="ce17" table:formula="of:=IF([.D96]=&quot;Z&quot;;[.J95]-[.G96];[.J95]+[.G96])" office:value-type="float" office:value="19342" calcext:value-type="float">
            <text:p>19 3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97]*[.F97]" office:value-type="float" office:value="4012" calcext:value-type="float">
            <text:p>4 012,00</text:p>
          </table:table-cell>
          <table:table-cell table:style-name="ce17" table:formula="of:=IF([.D97]=&quot;Z&quot;;[.H96]-[.G97];[.H96]+[.G97])" office:value-type="float" office:value="516955" calcext:value-type="float">
            <text:p>516 955,00</text:p>
          </table:table-cell>
          <table:table-cell table:style-name="ce17" table:formula="of:=IF([.D97]=&quot;Z&quot;;[.$I96]-[.G97];[.$I96]+[.G97])" office:value-type="float" office:value="16955" calcext:value-type="float">
            <text:p>16 955,00</text:p>
          </table:table-cell>
          <table:table-cell table:style-name="ce17" table:formula="of:=IF([.D97]=&quot;Z&quot;;[.J96]-[.G97];[.J96]+[.G97])" office:value-type="float" office:value="23354" calcext:value-type="float">
            <text:p>23 35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98]*[.F98]" office:value-type="float" office:value="2310" calcext:value-type="float">
            <text:p>2 310,00</text:p>
          </table:table-cell>
          <table:table-cell table:style-name="ce17" table:formula="of:=IF([.D98]=&quot;Z&quot;;[.H97]-[.G98];[.H97]+[.G98])" office:value-type="float" office:value="514645" calcext:value-type="float">
            <text:p>514 645,00</text:p>
          </table:table-cell>
          <table:table-cell table:style-name="ce17" table:formula="of:=IF([.D98]=&quot;Z&quot;;[.$I97]-[.G98];[.$I97]+[.G98])" office:value-type="float" office:value="14645" calcext:value-type="float">
            <text:p>14 645,00</text:p>
          </table:table-cell>
          <table:table-cell table:style-name="ce17" table:formula="of:=IF([.D98]=&quot;Z&quot;;[.J97]-[.G98];[.J97]+[.G98])" office:value-type="float" office:value="21044" calcext:value-type="float">
            <text:p>21 0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99]*[.F99]" office:value-type="float" office:value="525" calcext:value-type="float">
            <text:p>525,00</text:p>
          </table:table-cell>
          <table:table-cell table:style-name="ce17" table:formula="of:=IF([.D99]=&quot;Z&quot;;[.H98]-[.G99];[.H98]+[.G99])" office:value-type="float" office:value="514120" calcext:value-type="float">
            <text:p>514 120,00</text:p>
          </table:table-cell>
          <table:table-cell table:style-name="ce17" table:formula="of:=IF([.D99]=&quot;Z&quot;;[.$I98]-[.G99];[.$I98]+[.G99])" office:value-type="float" office:value="14120" calcext:value-type="float">
            <text:p>14 120,00</text:p>
          </table:table-cell>
          <table:table-cell table:style-name="ce17" table:formula="of:=IF([.D99]=&quot;Z&quot;;[.J98]-[.G99];[.J98]+[.G99])" office:value-type="float" office:value="20519" calcext:value-type="float">
            <text:p>20 51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00]*[.F100]" office:value-type="float" office:value="250" calcext:value-type="float">
            <text:p>250,00</text:p>
          </table:table-cell>
          <table:table-cell table:style-name="ce17" table:formula="of:=IF([.D100]=&quot;Z&quot;;[.H99]-[.G100];[.H99]+[.G100])" office:value-type="float" office:value="513870" calcext:value-type="float">
            <text:p>513 870,00</text:p>
          </table:table-cell>
          <table:table-cell table:style-name="ce17" table:formula="of:=IF([.D100]=&quot;Z&quot;;[.$I99]-[.G100];[.$I99]+[.G100])" office:value-type="float" office:value="13870" calcext:value-type="float">
            <text:p>13 870,00</text:p>
          </table:table-cell>
          <table:table-cell table:style-name="ce17" table:formula="of:=IF([.D100]=&quot;Z&quot;;[.J99]-[.G100];[.J99]+[.G100])" office:value-type="float" office:value="20269" calcext:value-type="float">
            <text:p>20 26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01]*[.F101]" office:value-type="float" office:value="1406" calcext:value-type="float">
            <text:p>1 406,00</text:p>
          </table:table-cell>
          <table:table-cell table:style-name="ce17" table:formula="of:=IF([.D101]=&quot;Z&quot;;[.H100]-[.G101];[.H100]+[.G101])" office:value-type="float" office:value="515276" calcext:value-type="float">
            <text:p>515 276,00</text:p>
          </table:table-cell>
          <table:table-cell table:style-name="ce17" table:formula="of:=IF([.D101]=&quot;Z&quot;;[.$I100]-[.G101];[.$I100]+[.G101])" office:value-type="float" office:value="15276" calcext:value-type="float">
            <text:p>15 276,00</text:p>
          </table:table-cell>
          <table:table-cell table:style-name="ce17" table:formula="of:=IF([.D101]=&quot;Z&quot;;[.J100]-[.G101];[.J100]+[.G101])" office:value-type="float" office:value="21675" calcext:value-type="float">
            <text:p>21 6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02]*[.F102]" office:value-type="float" office:value="176" calcext:value-type="float">
            <text:p>176,00</text:p>
          </table:table-cell>
          <table:table-cell table:style-name="ce17" table:formula="of:=IF([.D102]=&quot;Z&quot;;[.H101]-[.G102];[.H101]+[.G102])" office:value-type="float" office:value="515100" calcext:value-type="float">
            <text:p>515 100,00</text:p>
          </table:table-cell>
          <table:table-cell table:style-name="ce17" table:formula="of:=IF([.D102]=&quot;Z&quot;;[.$I101]-[.G102];[.$I101]+[.G102])" office:value-type="float" office:value="15100" calcext:value-type="float">
            <text:p>15 100,00</text:p>
          </table:table-cell>
          <table:table-cell table:style-name="ce17" table:formula="of:=IF([.D102]=&quot;Z&quot;;[.J101]-[.G102];[.J101]+[.G102])" office:value-type="float" office:value="21499" calcext:value-type="float">
            <text:p>21 49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03]*[.F103]" office:value-type="float" office:value="500" calcext:value-type="float">
            <text:p>500,00</text:p>
          </table:table-cell>
          <table:table-cell table:style-name="ce17" table:formula="of:=IF([.D103]=&quot;Z&quot;;[.H102]-[.G103];[.H102]+[.G103])" office:value-type="float" office:value="514600" calcext:value-type="float">
            <text:p>514 600,00</text:p>
          </table:table-cell>
          <table:table-cell table:style-name="ce17" table:formula="of:=IF([.D103]=&quot;Z&quot;;[.$I102]-[.G103];[.$I102]+[.G103])" office:value-type="float" office:value="14600" calcext:value-type="float">
            <text:p>14 600,00</text:p>
          </table:table-cell>
          <table:table-cell table:style-name="ce17" table:formula="of:=IF([.D103]=&quot;Z&quot;;[.J102]-[.G103];[.J102]+[.G103])" office:value-type="float" office:value="20999" calcext:value-type="float">
            <text:p>20 99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 table:style-name="ce17" table:formula="of:=[.E104]*[.F104]" office:value-type="float" office:value="312" calcext:value-type="float">
            <text:p>312,00</text:p>
          </table:table-cell>
          <table:table-cell table:style-name="ce17" table:formula="of:=IF([.D104]=&quot;Z&quot;;[.H103]-[.G104];[.H103]+[.G104])" office:value-type="float" office:value="514288" calcext:value-type="float">
            <text:p>514 288,00</text:p>
          </table:table-cell>
          <table:table-cell table:style-name="ce17" table:formula="of:=IF([.D104]=&quot;Z&quot;;[.$I103]-[.G104];[.$I103]+[.G104])" office:value-type="float" office:value="14288" calcext:value-type="float">
            <text:p>14 288,00</text:p>
          </table:table-cell>
          <table:table-cell table:style-name="ce17" table:formula="of:=IF([.D104]=&quot;Z&quot;;[.J103]-[.G104];[.J103]+[.G104])" office:value-type="float" office:value="20687" calcext:value-type="float">
            <text:p>20 68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 table:style-name="ce17" table:formula="of:=[.E105]*[.F105]" office:value-type="float" office:value="2790" calcext:value-type="float">
            <text:p>2 790,00</text:p>
          </table:table-cell>
          <table:table-cell table:style-name="ce17" table:formula="of:=IF([.D105]=&quot;Z&quot;;[.H104]-[.G105];[.H104]+[.G105])" office:value-type="float" office:value="511498" calcext:value-type="float">
            <text:p>511 498,00</text:p>
          </table:table-cell>
          <table:table-cell table:style-name="ce17" table:formula="of:=IF([.D105]=&quot;Z&quot;;[.$I104]-[.G105];[.$I104]+[.G105])" office:value-type="float" office:value="11498" calcext:value-type="float">
            <text:p>11 498,00</text:p>
          </table:table-cell>
          <table:table-cell table:style-name="ce17" table:formula="of:=IF([.D105]=&quot;Z&quot;;[.J104]-[.G105];[.J104]+[.G105])" office:value-type="float" office:value="17897" calcext:value-type="float">
            <text:p>17 8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  <table:table-cell table:style-name="ce17" table:formula="of:=[.E106]*[.F106]" office:value-type="float" office:value="11600" calcext:value-type="float">
            <text:p>11 600,00</text:p>
          </table:table-cell>
          <table:table-cell table:style-name="ce17" table:formula="of:=IF([.D106]=&quot;Z&quot;;[.H105]-[.G106];[.H105]+[.G106])" office:value-type="float" office:value="523098" calcext:value-type="float">
            <text:p>523 098,00</text:p>
          </table:table-cell>
          <table:table-cell table:style-name="ce17" table:formula="of:=IF([.D106]=&quot;Z&quot;;[.$I105]-[.G106];[.$I105]+[.G106])" office:value-type="float" office:value="23098" calcext:value-type="float">
            <text:p>23 098,00</text:p>
          </table:table-cell>
          <table:table-cell table:style-name="ce17" table:formula="of:=IF([.D106]=&quot;Z&quot;;[.J105]-[.G106];[.J105]+[.G106])" office:value-type="float" office:value="29497" calcext:value-type="float">
            <text:p>29 4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107]*[.F107]" office:value-type="float" office:value="551" calcext:value-type="float">
            <text:p>551,00</text:p>
          </table:table-cell>
          <table:table-cell table:style-name="ce17" table:formula="of:=IF([.D107]=&quot;Z&quot;;[.H106]-[.G107];[.H106]+[.G107])" office:value-type="float" office:value="522547" calcext:value-type="float">
            <text:p>522 547,00</text:p>
          </table:table-cell>
          <table:table-cell table:style-name="ce17" table:formula="of:=IF([.D107]=&quot;Z&quot;;[.$I106]-[.G107];[.$I106]+[.G107])" office:value-type="float" office:value="22547" calcext:value-type="float">
            <text:p>22 547,00</text:p>
          </table:table-cell>
          <table:table-cell table:style-name="ce17" table:formula="of:=IF([.D107]=&quot;Z&quot;;[.J106]-[.G107];[.J106]+[.G107])" office:value-type="float" office:value="28946" calcext:value-type="float">
            <text:p>28 94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17" table:formula="of:=[.E108]*[.F108]" office:value-type="float" office:value="170" calcext:value-type="float">
            <text:p>170,00</text:p>
          </table:table-cell>
          <table:table-cell table:style-name="ce17" table:formula="of:=IF([.D108]=&quot;Z&quot;;[.H107]-[.G108];[.H107]+[.G108])" office:value-type="float" office:value="522717" calcext:value-type="float">
            <text:p>522 717,00</text:p>
          </table:table-cell>
          <table:table-cell table:style-name="ce17" table:formula="of:=IF([.D108]=&quot;Z&quot;;[.$I107]-[.G108];[.$I107]+[.G108])" office:value-type="float" office:value="22717" calcext:value-type="float">
            <text:p>22 717,00</text:p>
          </table:table-cell>
          <table:table-cell table:style-name="ce17" table:formula="of:=IF([.D108]=&quot;Z&quot;;[.J107]-[.G108];[.J107]+[.G108])" office:value-type="float" office:value="29116" calcext:value-type="float">
            <text:p>29 11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 table:style-name="ce17" table:formula="of:=[.E109]*[.F109]" office:value-type="float" office:value="242" calcext:value-type="float">
            <text:p>242,00</text:p>
          </table:table-cell>
          <table:table-cell table:style-name="ce17" table:formula="of:=IF([.D109]=&quot;Z&quot;;[.H108]-[.G109];[.H108]+[.G109])" office:value-type="float" office:value="522959" calcext:value-type="float">
            <text:p>522 959,00</text:p>
          </table:table-cell>
          <table:table-cell table:style-name="ce17" table:formula="of:=IF([.D109]=&quot;Z&quot;;[.$I108]-[.G109];[.$I108]+[.G109])" office:value-type="float" office:value="22959" calcext:value-type="float">
            <text:p>22 959,00</text:p>
          </table:table-cell>
          <table:table-cell table:style-name="ce17" table:formula="of:=IF([.D109]=&quot;Z&quot;;[.J108]-[.G109];[.J108]+[.G109])" office:value-type="float" office:value="29358" calcext:value-type="float">
            <text:p>29 35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110]*[.F110]" office:value-type="float" office:value="814" calcext:value-type="float">
            <text:p>814,00</text:p>
          </table:table-cell>
          <table:table-cell table:style-name="ce17" table:formula="of:=IF([.D110]=&quot;Z&quot;;[.H109]-[.G110];[.H109]+[.G110])" office:value-type="float" office:value="522145" calcext:value-type="float">
            <text:p>522 145,00</text:p>
          </table:table-cell>
          <table:table-cell table:style-name="ce17" table:formula="of:=IF([.D110]=&quot;Z&quot;;[.$I109]-[.G110];[.$I109]+[.G110])" office:value-type="float" office:value="22145" calcext:value-type="float">
            <text:p>22 145,00</text:p>
          </table:table-cell>
          <table:table-cell table:style-name="ce17" table:formula="of:=IF([.D110]=&quot;Z&quot;;[.J109]-[.G110];[.J109]+[.G110])" office:value-type="float" office:value="28544" calcext:value-type="float">
            <text:p>28 5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17" table:formula="of:=[.E111]*[.F111]" office:value-type="float" office:value="700" calcext:value-type="float">
            <text:p>700,00</text:p>
          </table:table-cell>
          <table:table-cell table:style-name="ce17" table:formula="of:=IF([.D111]=&quot;Z&quot;;[.H110]-[.G111];[.H110]+[.G111])" office:value-type="float" office:value="521445" calcext:value-type="float">
            <text:p>521 445,00</text:p>
          </table:table-cell>
          <table:table-cell table:style-name="ce17" table:formula="of:=IF([.D111]=&quot;Z&quot;;[.$I110]-[.G111];[.$I110]+[.G111])" office:value-type="float" office:value="21445" calcext:value-type="float">
            <text:p>21 445,00</text:p>
          </table:table-cell>
          <table:table-cell table:style-name="ce17" table:formula="of:=IF([.D111]=&quot;Z&quot;;[.J110]-[.G111];[.J110]+[.G111])" office:value-type="float" office:value="27844" calcext:value-type="float">
            <text:p>27 8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112]*[.F112]" office:value-type="float" office:value="1848" calcext:value-type="float">
            <text:p>1 848,00</text:p>
          </table:table-cell>
          <table:table-cell table:style-name="ce17" table:formula="of:=IF([.D112]=&quot;Z&quot;;[.H111]-[.G112];[.H111]+[.G112])" office:value-type="float" office:value="519597" calcext:value-type="float">
            <text:p>519 597,00</text:p>
          </table:table-cell>
          <table:table-cell table:style-name="ce17" table:formula="of:=IF([.D112]=&quot;Z&quot;;[.$I111]-[.G112];[.$I111]+[.G112])" office:value-type="float" office:value="19597" calcext:value-type="float">
            <text:p>19 597,00</text:p>
          </table:table-cell>
          <table:table-cell table:style-name="ce17" table:formula="of:=IF([.D112]=&quot;Z&quot;;[.J111]-[.G112];[.J111]+[.G112])" office:value-type="float" office:value="25996" calcext:value-type="float">
            <text:p>25 9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 table:style-name="ce17" table:formula="of:=[.E113]*[.F113]" office:value-type="float" office:value="1034" calcext:value-type="float">
            <text:p>1 034,00</text:p>
          </table:table-cell>
          <table:table-cell table:style-name="ce17" table:formula="of:=IF([.D113]=&quot;Z&quot;;[.H112]-[.G113];[.H112]+[.G113])" office:value-type="float" office:value="520631" calcext:value-type="float">
            <text:p>520 631,00</text:p>
          </table:table-cell>
          <table:table-cell table:style-name="ce17" table:formula="of:=IF([.D113]=&quot;Z&quot;;[.$I112]-[.G113];[.$I112]+[.G113])" office:value-type="float" office:value="20631" calcext:value-type="float">
            <text:p>20 631,00</text:p>
          </table:table-cell>
          <table:table-cell table:style-name="ce17" table:formula="of:=IF([.D113]=&quot;Z&quot;;[.J112]-[.G113];[.J112]+[.G113])" office:value-type="float" office:value="27030" calcext:value-type="float">
            <text:p>27 0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14]*[.F114]" office:value-type="float" office:value="2832" calcext:value-type="float">
            <text:p>2 832,00</text:p>
          </table:table-cell>
          <table:table-cell table:style-name="ce17" table:formula="of:=IF([.D114]=&quot;Z&quot;;[.H113]-[.G114];[.H113]+[.G114])" office:value-type="float" office:value="523463" calcext:value-type="float">
            <text:p>523 463,00</text:p>
          </table:table-cell>
          <table:table-cell table:style-name="ce17" table:formula="of:=IF([.D114]=&quot;Z&quot;;[.$I113]-[.G114];[.$I113]+[.G114])" office:value-type="float" office:value="23463" calcext:value-type="float">
            <text:p>23 463,00</text:p>
          </table:table-cell>
          <table:table-cell table:style-name="ce17" table:formula="of:=IF([.D114]=&quot;Z&quot;;[.J113]-[.G114];[.J113]+[.G114])" office:value-type="float" office:value="29862" calcext:value-type="float">
            <text:p>29 8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15]*[.F115]" office:value-type="float" office:value="420" calcext:value-type="float">
            <text:p>420,00</text:p>
          </table:table-cell>
          <table:table-cell table:style-name="ce17" table:formula="of:=IF([.D115]=&quot;Z&quot;;[.H114]-[.G115];[.H114]+[.G115])" office:value-type="float" office:value="523043" calcext:value-type="float">
            <text:p>523 043,00</text:p>
          </table:table-cell>
          <table:table-cell table:style-name="ce17" table:formula="of:=IF([.D115]=&quot;Z&quot;;[.$I114]-[.G115];[.$I114]+[.G115])" office:value-type="float" office:value="23043" calcext:value-type="float">
            <text:p>23 043,00</text:p>
          </table:table-cell>
          <table:table-cell table:style-name="ce17" table:formula="of:=IF([.D115]=&quot;Z&quot;;[.J114]-[.G115];[.J114]+[.G115])" office:value-type="float" office:value="29442" calcext:value-type="float">
            <text:p>29 4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16]*[.F116]" office:value-type="float" office:value="650" calcext:value-type="float">
            <text:p>650,00</text:p>
          </table:table-cell>
          <table:table-cell table:style-name="ce17" table:formula="of:=IF([.D116]=&quot;Z&quot;;[.H115]-[.G116];[.H115]+[.G116])" office:value-type="float" office:value="522393" calcext:value-type="float">
            <text:p>522 393,00</text:p>
          </table:table-cell>
          <table:table-cell table:style-name="ce17" table:formula="of:=IF([.D116]=&quot;Z&quot;;[.$I115]-[.G116];[.$I115]+[.G116])" office:value-type="float" office:value="22393" calcext:value-type="float">
            <text:p>22 393,00</text:p>
          </table:table-cell>
          <table:table-cell table:style-name="ce17" table:formula="of:=IF([.D116]=&quot;Z&quot;;[.J115]-[.G116];[.J115]+[.G116])" office:value-type="float" office:value="28792" calcext:value-type="float">
            <text:p>28 7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117]*[.F117]" office:value-type="float" office:value="216" calcext:value-type="float">
            <text:p>216,00</text:p>
          </table:table-cell>
          <table:table-cell table:style-name="ce17" table:formula="of:=IF([.D117]=&quot;Z&quot;;[.H116]-[.G117];[.H116]+[.G117])" office:value-type="float" office:value="522177" calcext:value-type="float">
            <text:p>522 177,00</text:p>
          </table:table-cell>
          <table:table-cell table:style-name="ce17" table:formula="of:=IF([.D117]=&quot;Z&quot;;[.$I116]-[.G117];[.$I116]+[.G117])" office:value-type="float" office:value="22177" calcext:value-type="float">
            <text:p>22 177,00</text:p>
          </table:table-cell>
          <table:table-cell table:style-name="ce17" table:formula="of:=IF([.D117]=&quot;Z&quot;;[.J116]-[.G117];[.J116]+[.G117])" office:value-type="float" office:value="28576" calcext:value-type="float">
            <text:p>28 57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 table:style-name="ce17" table:formula="of:=[.E118]*[.F118]" office:value-type="float" office:value="2584" calcext:value-type="float">
            <text:p>2 584,00</text:p>
          </table:table-cell>
          <table:table-cell table:style-name="ce17" table:formula="of:=IF([.D118]=&quot;Z&quot;;[.H117]-[.G118];[.H117]+[.G118])" office:value-type="float" office:value="519593" calcext:value-type="float">
            <text:p>519 593,00</text:p>
          </table:table-cell>
          <table:table-cell table:style-name="ce17" table:formula="of:=IF([.D118]=&quot;Z&quot;;[.$I117]-[.G118];[.$I117]+[.G118])" office:value-type="float" office:value="19593" calcext:value-type="float">
            <text:p>19 593,00</text:p>
          </table:table-cell>
          <table:table-cell table:style-name="ce17" table:formula="of:=IF([.D118]=&quot;Z&quot;;[.J117]-[.G118];[.J117]+[.G118])" office:value-type="float" office:value="25992" calcext:value-type="float">
            <text:p>25 9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19]*[.F119]" office:value-type="float" office:value="294" calcext:value-type="float">
            <text:p>294,00</text:p>
          </table:table-cell>
          <table:table-cell table:style-name="ce17" table:formula="of:=IF([.D119]=&quot;Z&quot;;[.H118]-[.G119];[.H118]+[.G119])" office:value-type="float" office:value="519299" calcext:value-type="float">
            <text:p>519 299,00</text:p>
          </table:table-cell>
          <table:table-cell table:style-name="ce17" table:formula="of:=IF([.D119]=&quot;Z&quot;;[.$I118]-[.G119];[.$I118]+[.G119])" office:value-type="float" office:value="19299" calcext:value-type="float">
            <text:p>19 299,00</text:p>
          </table:table-cell>
          <table:table-cell table:style-name="ce17" table:formula="of:=IF([.D119]=&quot;Z&quot;;[.J118]-[.G119];[.J118]+[.G119])" office:value-type="float" office:value="25698" calcext:value-type="float">
            <text:p>25 6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style-name="ce17" table:formula="of:=[.E120]*[.F120]" office:value-type="float" office:value="172" calcext:value-type="float">
            <text:p>172,00</text:p>
          </table:table-cell>
          <table:table-cell table:style-name="ce17" table:formula="of:=IF([.D120]=&quot;Z&quot;;[.H119]-[.G120];[.H119]+[.G120])" office:value-type="float" office:value="519127" calcext:value-type="float">
            <text:p>519 127,00</text:p>
          </table:table-cell>
          <table:table-cell table:style-name="ce17" table:formula="of:=IF([.D120]=&quot;Z&quot;;[.$I119]-[.G120];[.$I119]+[.G120])" office:value-type="float" office:value="19127" calcext:value-type="float">
            <text:p>19 127,00</text:p>
          </table:table-cell>
          <table:table-cell table:style-name="ce17" table:formula="of:=IF([.D120]=&quot;Z&quot;;[.J119]-[.G120];[.J119]+[.G120])" office:value-type="float" office:value="25526" calcext:value-type="float">
            <text:p>25 52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121]*[.F121]" office:value-type="float" office:value="684" calcext:value-type="float">
            <text:p>684,00</text:p>
          </table:table-cell>
          <table:table-cell table:style-name="ce17" table:formula="of:=IF([.D121]=&quot;Z&quot;;[.H120]-[.G121];[.H120]+[.G121])" office:value-type="float" office:value="519811" calcext:value-type="float">
            <text:p>519 811,00</text:p>
          </table:table-cell>
          <table:table-cell table:style-name="ce17" table:formula="of:=IF([.D121]=&quot;Z&quot;;[.$I120]-[.G121];[.$I120]+[.G121])" office:value-type="float" office:value="19811" calcext:value-type="float">
            <text:p>19 811,00</text:p>
          </table:table-cell>
          <table:table-cell table:style-name="ce17" table:formula="of:=IF([.D121]=&quot;Z&quot;;[.J120]-[.G121];[.J120]+[.G121])" office:value-type="float" office:value="26210" calcext:value-type="float">
            <text:p>26 21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17" table:formula="of:=[.E122]*[.F122]" office:value-type="float" office:value="1950" calcext:value-type="float">
            <text:p>1 950,00</text:p>
          </table:table-cell>
          <table:table-cell table:style-name="ce17" table:formula="of:=IF([.D122]=&quot;Z&quot;;[.H121]-[.G122];[.H121]+[.G122])" office:value-type="float" office:value="517861" calcext:value-type="float">
            <text:p>517 861,00</text:p>
          </table:table-cell>
          <table:table-cell table:style-name="ce17" table:formula="of:=IF([.D122]=&quot;Z&quot;;[.$I121]-[.G122];[.$I121]+[.G122])" office:value-type="float" office:value="17861" calcext:value-type="float">
            <text:p>17 861,00</text:p>
          </table:table-cell>
          <table:table-cell table:style-name="ce17" table:formula="of:=IF([.D122]=&quot;Z&quot;;[.J121]-[.G122];[.J121]+[.G122])" office:value-type="float" office:value="24260" calcext:value-type="float">
            <text:p>24 26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23]*[.F123]" office:value-type="float" office:value="378" calcext:value-type="float">
            <text:p>378,00</text:p>
          </table:table-cell>
          <table:table-cell table:style-name="ce17" table:formula="of:=IF([.D123]=&quot;Z&quot;;[.H122]-[.G123];[.H122]+[.G123])" office:value-type="float" office:value="518239" calcext:value-type="float">
            <text:p>518 239,00</text:p>
          </table:table-cell>
          <table:table-cell table:style-name="ce17" table:formula="of:=IF([.D123]=&quot;Z&quot;;[.$I122]-[.G123];[.$I122]+[.G123])" office:value-type="float" office:value="18239" calcext:value-type="float">
            <text:p>18 239,00</text:p>
          </table:table-cell>
          <table:table-cell table:style-name="ce17" table:formula="of:=IF([.D123]=&quot;Z&quot;;[.J122]-[.G123];[.J122]+[.G123])" office:value-type="float" office:value="24638" calcext:value-type="float">
            <text:p>24 63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24]*[.F124]" office:value-type="float" office:value="2537" calcext:value-type="float">
            <text:p>2 537,00</text:p>
          </table:table-cell>
          <table:table-cell table:style-name="ce17" table:formula="of:=IF([.D124]=&quot;Z&quot;;[.H123]-[.G124];[.H123]+[.G124])" office:value-type="float" office:value="515702" calcext:value-type="float">
            <text:p>515 702,00</text:p>
          </table:table-cell>
          <table:table-cell table:style-name="ce17" table:formula="of:=IF([.D124]=&quot;Z&quot;;[.$I123]-[.G124];[.$I123]+[.G124])" office:value-type="float" office:value="15702" calcext:value-type="float">
            <text:p>15 702,00</text:p>
          </table:table-cell>
          <table:table-cell table:style-name="ce17" table:formula="of:=IF([.D124]=&quot;Z&quot;;[.J123]-[.G124];[.J123]+[.G124])" office:value-type="float" office:value="22101" calcext:value-type="float">
            <text:p>22 10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125]*[.F125]" office:value-type="float" office:value="61" calcext:value-type="float">
            <text:p>61,00</text:p>
          </table:table-cell>
          <table:table-cell table:style-name="ce17" table:formula="of:=IF([.D125]=&quot;Z&quot;;[.H124]-[.G125];[.H124]+[.G125])" office:value-type="float" office:value="515763" calcext:value-type="float">
            <text:p>515 763,00</text:p>
          </table:table-cell>
          <table:table-cell table:style-name="ce17" table:formula="of:=IF([.D125]=&quot;Z&quot;;[.$I124]-[.G125];[.$I124]+[.G125])" office:value-type="float" office:value="15763" calcext:value-type="float">
            <text:p>15 763,00</text:p>
          </table:table-cell>
          <table:table-cell table:style-name="ce17" table:formula="of:=IF([.D125]=&quot;Z&quot;;[.J124]-[.G125];[.J124]+[.G125])" office:value-type="float" office:value="22162" calcext:value-type="float">
            <text:p>22 1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126]*[.F126]" office:value-type="float" office:value="4410" calcext:value-type="float">
            <text:p>4 410,00</text:p>
          </table:table-cell>
          <table:table-cell table:style-name="ce17" table:formula="of:=IF([.D126]=&quot;Z&quot;;[.H125]-[.G126];[.H125]+[.G126])" office:value-type="float" office:value="520173" calcext:value-type="float">
            <text:p>520 173,00</text:p>
          </table:table-cell>
          <table:table-cell table:style-name="ce17" table:formula="of:=IF([.D126]=&quot;Z&quot;;[.$I125]-[.G126];[.$I125]+[.G126])" office:value-type="float" office:value="20173" calcext:value-type="float">
            <text:p>20 173,00</text:p>
          </table:table-cell>
          <table:table-cell table:style-name="ce17" table:formula="of:=IF([.D126]=&quot;Z&quot;;[.J125]-[.G126];[.J125]+[.G126])" office:value-type="float" office:value="26572" calcext:value-type="float">
            <text:p>26 5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27]*[.F127]" office:value-type="float" office:value="120" calcext:value-type="float">
            <text:p>120,00</text:p>
          </table:table-cell>
          <table:table-cell table:style-name="ce17" table:formula="of:=IF([.D127]=&quot;Z&quot;;[.H126]-[.G127];[.H126]+[.G127])" office:value-type="float" office:value="520053" calcext:value-type="float">
            <text:p>520 053,00</text:p>
          </table:table-cell>
          <table:table-cell table:style-name="ce17" table:formula="of:=IF([.D127]=&quot;Z&quot;;[.$I126]-[.G127];[.$I126]+[.G127])" office:value-type="float" office:value="20053" calcext:value-type="float">
            <text:p>20 053,00</text:p>
          </table:table-cell>
          <table:table-cell table:style-name="ce17" table:formula="of:=IF([.D127]=&quot;Z&quot;;[.J126]-[.G127];[.J126]+[.G127])" office:value-type="float" office:value="26452" calcext:value-type="float">
            <text:p>26 45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28]*[.F128]" office:value-type="float" office:value="1512" calcext:value-type="float">
            <text:p>1 512,00</text:p>
          </table:table-cell>
          <table:table-cell table:style-name="ce17" table:formula="of:=IF([.D128]=&quot;Z&quot;;[.H127]-[.G128];[.H127]+[.G128])" office:value-type="float" office:value="518541" calcext:value-type="float">
            <text:p>518 541,00</text:p>
          </table:table-cell>
          <table:table-cell table:style-name="ce17" table:formula="of:=IF([.D128]=&quot;Z&quot;;[.$I127]-[.G128];[.$I127]+[.G128])" office:value-type="float" office:value="18541" calcext:value-type="float">
            <text:p>18 541,00</text:p>
          </table:table-cell>
          <table:table-cell table:style-name="ce17" table:formula="of:=IF([.D128]=&quot;Z&quot;;[.J127]-[.G128];[.J127]+[.G128])" office:value-type="float" office:value="24940" calcext:value-type="float">
            <text:p>24 9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129]*[.F129]" office:value-type="float" office:value="456" calcext:value-type="float">
            <text:p>456,00</text:p>
          </table:table-cell>
          <table:table-cell table:style-name="ce17" table:formula="of:=IF([.D129]=&quot;Z&quot;;[.H128]-[.G129];[.H128]+[.G129])" office:value-type="float" office:value="518085" calcext:value-type="float">
            <text:p>518 085,00</text:p>
          </table:table-cell>
          <table:table-cell table:style-name="ce17" table:formula="of:=IF([.D129]=&quot;Z&quot;;[.$I128]-[.G129];[.$I128]+[.G129])" office:value-type="float" office:value="18085" calcext:value-type="float">
            <text:p>18 085,00</text:p>
          </table:table-cell>
          <table:table-cell table:style-name="ce17" table:formula="of:=IF([.D129]=&quot;Z&quot;;[.J128]-[.G129];[.J128]+[.G129])" office:value-type="float" office:value="24484" calcext:value-type="float">
            <text:p>24 48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  <table:table-cell table:style-name="ce17" table:formula="of:=[.E130]*[.F130]" office:value-type="float" office:value="13266" calcext:value-type="float">
            <text:p>13 266,00</text:p>
          </table:table-cell>
          <table:table-cell table:style-name="ce17" table:formula="of:=IF([.D130]=&quot;Z&quot;;[.H129]-[.G130];[.H129]+[.G130])" office:value-type="float" office:value="531351" calcext:value-type="float">
            <text:p>531 351,00</text:p>
          </table:table-cell>
          <table:table-cell table:style-name="ce17" table:formula="of:=IF([.D130]=&quot;Z&quot;;[.$I129]-[.G130];[.$I129]+[.G130])" office:value-type="float" office:value="31351" calcext:value-type="float">
            <text:p>31 351,00</text:p>
          </table:table-cell>
          <table:table-cell table:style-name="ce17" table:formula="of:=IF([.D130]=&quot;Z&quot;;[.J129]-[.G130];[.J129]+[.G130])" office:value-type="float" office:value="37750" calcext:value-type="float">
            <text:p>37 75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31]*[.F131]" office:value-type="float" office:value="456" calcext:value-type="float">
            <text:p>456,00</text:p>
          </table:table-cell>
          <table:table-cell table:style-name="ce17" table:formula="of:=IF([.D131]=&quot;Z&quot;;[.H130]-[.G131];[.H130]+[.G131])" office:value-type="float" office:value="530895" calcext:value-type="float">
            <text:p>530 895,00</text:p>
          </table:table-cell>
          <table:table-cell table:style-name="ce17" table:formula="of:=IF([.D131]=&quot;Z&quot;;[.$I130]-[.G131];[.$I130]+[.G131])" office:value-type="float" office:value="30895" calcext:value-type="float">
            <text:p>30 895,00</text:p>
          </table:table-cell>
          <table:table-cell table:style-name="ce17" table:formula="of:=IF([.D131]=&quot;Z&quot;;[.J130]-[.G131];[.J130]+[.G131])" office:value-type="float" office:value="37294" calcext:value-type="float">
            <text:p>37 29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132]*[.F132]" office:value-type="float" office:value="120" calcext:value-type="float">
            <text:p>120,00</text:p>
          </table:table-cell>
          <table:table-cell table:style-name="ce17" table:formula="of:=IF([.D132]=&quot;Z&quot;;[.H131]-[.G132];[.H131]+[.G132])" office:value-type="float" office:value="531015" calcext:value-type="float">
            <text:p>531 015,00</text:p>
          </table:table-cell>
          <table:table-cell table:style-name="ce17" table:formula="of:=IF([.D132]=&quot;Z&quot;;[.$I131]-[.G132];[.$I131]+[.G132])" office:value-type="float" office:value="31015" calcext:value-type="float">
            <text:p>31 015,00</text:p>
          </table:table-cell>
          <table:table-cell table:style-name="ce17" table:formula="of:=IF([.D132]=&quot;Z&quot;;[.J131]-[.G132];[.J131]+[.G132])" office:value-type="float" office:value="37414" calcext:value-type="float">
            <text:p>37 41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33]*[.F133]" office:value-type="float" office:value="208" calcext:value-type="float">
            <text:p>208,00</text:p>
          </table:table-cell>
          <table:table-cell table:style-name="ce17" table:formula="of:=IF([.D133]=&quot;Z&quot;;[.H132]-[.G133];[.H132]+[.G133])" office:value-type="float" office:value="530807" calcext:value-type="float">
            <text:p>530 807,00</text:p>
          </table:table-cell>
          <table:table-cell table:style-name="ce17" table:formula="of:=IF([.D133]=&quot;Z&quot;;[.$I132]-[.G133];[.$I132]+[.G133])" office:value-type="float" office:value="30807" calcext:value-type="float">
            <text:p>30 807,00</text:p>
          </table:table-cell>
          <table:table-cell table:style-name="ce17" table:formula="of:=IF([.D133]=&quot;Z&quot;;[.J132]-[.G133];[.J132]+[.G133])" office:value-type="float" office:value="37206" calcext:value-type="float">
            <text:p>37 20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134]*[.F134]" office:value-type="float" office:value="2508" calcext:value-type="float">
            <text:p>2 508,00</text:p>
          </table:table-cell>
          <table:table-cell table:style-name="ce17" table:formula="of:=IF([.D134]=&quot;Z&quot;;[.H133]-[.G134];[.H133]+[.G134])" office:value-type="float" office:value="528299" calcext:value-type="float">
            <text:p>528 299,00</text:p>
          </table:table-cell>
          <table:table-cell table:style-name="ce17" table:formula="of:=IF([.D134]=&quot;Z&quot;;[.$I133]-[.G134];[.$I133]+[.G134])" office:value-type="float" office:value="28299" calcext:value-type="float">
            <text:p>28 299,00</text:p>
          </table:table-cell>
          <table:table-cell table:style-name="ce17" table:formula="of:=IF([.D134]=&quot;Z&quot;;[.J133]-[.G134];[.J133]+[.G134])" office:value-type="float" office:value="34698" calcext:value-type="float">
            <text:p>34 6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17" table:formula="of:=[.E135]*[.F135]" office:value-type="float" office:value="3724" calcext:value-type="float">
            <text:p>3 724,00</text:p>
          </table:table-cell>
          <table:table-cell table:style-name="ce17" table:formula="of:=IF([.D135]=&quot;Z&quot;;[.H134]-[.G135];[.H134]+[.G135])" office:value-type="float" office:value="532023" calcext:value-type="float">
            <text:p>532 023,00</text:p>
          </table:table-cell>
          <table:table-cell table:style-name="ce17" table:formula="of:=IF([.D135]=&quot;Z&quot;;[.$I134]-[.G135];[.$I134]+[.G135])" office:value-type="float" office:value="32023" calcext:value-type="float">
            <text:p>32 023,00</text:p>
          </table:table-cell>
          <table:table-cell table:style-name="ce17" table:formula="of:=IF([.D135]=&quot;Z&quot;;[.J134]-[.G135];[.J134]+[.G135])" office:value-type="float" office:value="38422" calcext:value-type="float">
            <text:p>38 4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36]*[.F136]" office:value-type="float" office:value="1628" calcext:value-type="float">
            <text:p>1 628,00</text:p>
          </table:table-cell>
          <table:table-cell table:style-name="ce17" table:formula="of:=IF([.D136]=&quot;Z&quot;;[.H135]-[.G136];[.H135]+[.G136])" office:value-type="float" office:value="533651" calcext:value-type="float">
            <text:p>533 651,00</text:p>
          </table:table-cell>
          <table:table-cell table:style-name="ce17" table:formula="of:=IF([.D136]=&quot;Z&quot;;[.$I135]-[.G136];[.$I135]+[.G136])" office:value-type="float" office:value="33651" calcext:value-type="float">
            <text:p>33 651,00</text:p>
          </table:table-cell>
          <table:table-cell table:style-name="ce17" table:formula="of:=IF([.D136]=&quot;Z&quot;;[.J135]-[.G136];[.J135]+[.G136])" office:value-type="float" office:value="40050" calcext:value-type="float">
            <text:p>40 05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37]*[.F137]" office:value-type="float" office:value="168" calcext:value-type="float">
            <text:p>168,00</text:p>
          </table:table-cell>
          <table:table-cell table:style-name="ce17" table:formula="of:=IF([.D137]=&quot;Z&quot;;[.H136]-[.G137];[.H136]+[.G137])" office:value-type="float" office:value="533483" calcext:value-type="float">
            <text:p>533 483,00</text:p>
          </table:table-cell>
          <table:table-cell table:style-name="ce17" table:formula="of:=IF([.D137]=&quot;Z&quot;;[.$I136]-[.G137];[.$I136]+[.G137])" office:value-type="float" office:value="33483" calcext:value-type="float">
            <text:p>33 483,00</text:p>
          </table:table-cell>
          <table:table-cell table:style-name="ce17" table:formula="of:=IF([.D137]=&quot;Z&quot;;[.J136]-[.G137];[.J136]+[.G137])" office:value-type="float" office:value="39882" calcext:value-type="float">
            <text:p>39 88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style-name="ce17" table:formula="of:=[.E138]*[.F138]" office:value-type="float" office:value="390" calcext:value-type="float">
            <text:p>390,00</text:p>
          </table:table-cell>
          <table:table-cell table:style-name="ce17" table:formula="of:=IF([.D138]=&quot;Z&quot;;[.H137]-[.G138];[.H137]+[.G138])" office:value-type="float" office:value="533093" calcext:value-type="float">
            <text:p>533 093,00</text:p>
          </table:table-cell>
          <table:table-cell table:style-name="ce17" table:formula="of:=IF([.D138]=&quot;Z&quot;;[.$I137]-[.G138];[.$I137]+[.G138])" office:value-type="float" office:value="33093" calcext:value-type="float">
            <text:p>33 093,00</text:p>
          </table:table-cell>
          <table:table-cell table:style-name="ce17" table:formula="of:=IF([.D138]=&quot;Z&quot;;[.J137]-[.G138];[.J137]+[.G138])" office:value-type="float" office:value="39492" calcext:value-type="float">
            <text:p>39 4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39]*[.F139]" office:value-type="float" office:value="570" calcext:value-type="float">
            <text:p>570,00</text:p>
          </table:table-cell>
          <table:table-cell table:style-name="ce17" table:formula="of:=IF([.D139]=&quot;Z&quot;;[.H138]-[.G139];[.H138]+[.G139])" office:value-type="float" office:value="533663" calcext:value-type="float">
            <text:p>533 663,00</text:p>
          </table:table-cell>
          <table:table-cell table:style-name="ce17" table:formula="of:=IF([.D139]=&quot;Z&quot;;[.$I138]-[.G139];[.$I138]+[.G139])" office:value-type="float" office:value="33663" calcext:value-type="float">
            <text:p>33 663,00</text:p>
          </table:table-cell>
          <table:table-cell table:style-name="ce17" table:formula="of:=IF([.D139]=&quot;Z&quot;;[.J138]-[.G139];[.J138]+[.G139])" office:value-type="float" office:value="40062" calcext:value-type="float">
            <text:p>40 0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40]*[.F140]" office:value-type="float" office:value="1386" calcext:value-type="float">
            <text:p>1 386,00</text:p>
          </table:table-cell>
          <table:table-cell table:style-name="ce17" table:formula="of:=IF([.D140]=&quot;Z&quot;;[.H139]-[.G140];[.H139]+[.G140])" office:value-type="float" office:value="535049" calcext:value-type="float">
            <text:p>535 049,00</text:p>
          </table:table-cell>
          <table:table-cell table:style-name="ce17" table:formula="of:=IF([.D140]=&quot;Z&quot;;[.$I139]-[.G140];[.$I139]+[.G140])" office:value-type="float" office:value="35049" calcext:value-type="float">
            <text:p>35 049,00</text:p>
          </table:table-cell>
          <table:table-cell table:style-name="ce17" table:formula="of:=IF([.D140]=&quot;Z&quot;;[.J139]-[.G140];[.J139]+[.G140])" office:value-type="float" office:value="41448" calcext:value-type="float">
            <text:p>41 4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141]*[.F141]" office:value-type="float" office:value="540" calcext:value-type="float">
            <text:p>540,00</text:p>
          </table:table-cell>
          <table:table-cell table:style-name="ce17" table:formula="of:=IF([.D141]=&quot;Z&quot;;[.H140]-[.G141];[.H140]+[.G141])" office:value-type="float" office:value="534509" calcext:value-type="float">
            <text:p>534 509,00</text:p>
          </table:table-cell>
          <table:table-cell table:style-name="ce17" table:formula="of:=IF([.D141]=&quot;Z&quot;;[.$I140]-[.G141];[.$I140]+[.G141])" office:value-type="float" office:value="34509" calcext:value-type="float">
            <text:p>34 509,00</text:p>
          </table:table-cell>
          <table:table-cell table:style-name="ce17" table:formula="of:=IF([.D141]=&quot;Z&quot;;[.J140]-[.G141];[.J140]+[.G141])" office:value-type="float" office:value="40908" calcext:value-type="float">
            <text:p>40 90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142]*[.F142]" office:value-type="float" office:value="114" calcext:value-type="float">
            <text:p>114,00</text:p>
          </table:table-cell>
          <table:table-cell table:style-name="ce17" table:formula="of:=IF([.D142]=&quot;Z&quot;;[.H141]-[.G142];[.H141]+[.G142])" office:value-type="float" office:value="534395" calcext:value-type="float">
            <text:p>534 395,00</text:p>
          </table:table-cell>
          <table:table-cell table:style-name="ce17" table:formula="of:=IF([.D142]=&quot;Z&quot;;[.$I141]-[.G142];[.$I141]+[.G142])" office:value-type="float" office:value="34395" calcext:value-type="float">
            <text:p>34 395,00</text:p>
          </table:table-cell>
          <table:table-cell table:style-name="ce17" table:formula="of:=IF([.D142]=&quot;Z&quot;;[.J141]-[.G142];[.J141]+[.G142])" office:value-type="float" office:value="40794" calcext:value-type="float">
            <text:p>40 79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43]*[.F143]" office:value-type="float" office:value="32" calcext:value-type="float">
            <text:p>32,00</text:p>
          </table:table-cell>
          <table:table-cell table:style-name="ce17" table:formula="of:=IF([.D143]=&quot;Z&quot;;[.H142]-[.G143];[.H142]+[.G143])" office:value-type="float" office:value="534363" calcext:value-type="float">
            <text:p>534 363,00</text:p>
          </table:table-cell>
          <table:table-cell table:style-name="ce17" table:formula="of:=IF([.D143]=&quot;Z&quot;;[.$I142]-[.G143];[.$I142]+[.G143])" office:value-type="float" office:value="34363" calcext:value-type="float">
            <text:p>34 363,00</text:p>
          </table:table-cell>
          <table:table-cell table:style-name="ce17" table:formula="of:=IF([.D143]=&quot;Z&quot;;[.J142]-[.G143];[.J142]+[.G143])" office:value-type="float" office:value="40762" calcext:value-type="float">
            <text:p>40 7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44]*[.F144]" office:value-type="float" office:value="150" calcext:value-type="float">
            <text:p>150,00</text:p>
          </table:table-cell>
          <table:table-cell table:style-name="ce17" table:formula="of:=IF([.D144]=&quot;Z&quot;;[.H143]-[.G144];[.H143]+[.G144])" office:value-type="float" office:value="534513" calcext:value-type="float">
            <text:p>534 513,00</text:p>
          </table:table-cell>
          <table:table-cell table:style-name="ce17" table:formula="of:=IF([.D144]=&quot;Z&quot;;[.$I143]-[.G144];[.$I143]+[.G144])" office:value-type="float" office:value="34513" calcext:value-type="float">
            <text:p>34 513,00</text:p>
          </table:table-cell>
          <table:table-cell table:style-name="ce17" table:formula="of:=IF([.D144]=&quot;Z&quot;;[.J143]-[.G144];[.J143]+[.G144])" office:value-type="float" office:value="40912" calcext:value-type="float">
            <text:p>40 91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 table:style-name="ce17" table:formula="of:=[.E145]*[.F145]" office:value-type="float" office:value="3792" calcext:value-type="float">
            <text:p>3 792,00</text:p>
          </table:table-cell>
          <table:table-cell table:style-name="ce17" table:formula="of:=IF([.D145]=&quot;Z&quot;;[.H144]-[.G145];[.H144]+[.G145])" office:value-type="float" office:value="530721" calcext:value-type="float">
            <text:p>530 721,00</text:p>
          </table:table-cell>
          <table:table-cell table:style-name="ce17" table:formula="of:=IF([.D145]=&quot;Z&quot;;[.$I144]-[.G145];[.$I144]+[.G145])" office:value-type="float" office:value="30721" calcext:value-type="float">
            <text:p>30 721,00</text:p>
          </table:table-cell>
          <table:table-cell table:style-name="ce17" table:formula="of:=IF([.D145]=&quot;Z&quot;;[.J144]-[.G145];[.J144]+[.G145])" office:value-type="float" office:value="37120" calcext:value-type="float">
            <text:p>37 12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 table:style-name="ce17" table:formula="of:=[.E146]*[.F146]" office:value-type="float" office:value="1428" calcext:value-type="float">
            <text:p>1 428,00</text:p>
          </table:table-cell>
          <table:table-cell table:style-name="ce17" table:formula="of:=IF([.D146]=&quot;Z&quot;;[.H145]-[.G146];[.H145]+[.G146])" office:value-type="float" office:value="529293" calcext:value-type="float">
            <text:p>529 293,00</text:p>
          </table:table-cell>
          <table:table-cell table:style-name="ce17" table:formula="of:=IF([.D146]=&quot;Z&quot;;[.$I145]-[.G146];[.$I145]+[.G146])" office:value-type="float" office:value="29293" calcext:value-type="float">
            <text:p>29 293,00</text:p>
          </table:table-cell>
          <table:table-cell table:style-name="ce17" table:formula="of:=IF([.D146]=&quot;Z&quot;;[.J145]-[.G146];[.J145]+[.G146])" office:value-type="float" office:value="35692" calcext:value-type="float">
            <text:p>35 6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17" table:formula="of:=[.E147]*[.F147]" office:value-type="float" office:value="1715" calcext:value-type="float">
            <text:p>1 715,00</text:p>
          </table:table-cell>
          <table:table-cell table:style-name="ce17" table:formula="of:=IF([.D147]=&quot;Z&quot;;[.H146]-[.G147];[.H146]+[.G147])" office:value-type="float" office:value="531008" calcext:value-type="float">
            <text:p>531 008,00</text:p>
          </table:table-cell>
          <table:table-cell table:style-name="ce17" table:formula="of:=IF([.D147]=&quot;Z&quot;;[.$I146]-[.G147];[.$I146]+[.G147])" office:value-type="float" office:value="31008" calcext:value-type="float">
            <text:p>31 008,00</text:p>
          </table:table-cell>
          <table:table-cell table:style-name="ce17" table:formula="of:=IF([.D147]=&quot;Z&quot;;[.J146]-[.G147];[.J146]+[.G147])" office:value-type="float" office:value="37407" calcext:value-type="float">
            <text:p>37 4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48]*[.F148]" office:value-type="float" office:value="80" calcext:value-type="float">
            <text:p>80,00</text:p>
          </table:table-cell>
          <table:table-cell table:style-name="ce17" table:formula="of:=IF([.D148]=&quot;Z&quot;;[.H147]-[.G148];[.H147]+[.G148])" office:value-type="float" office:value="530928" calcext:value-type="float">
            <text:p>530 928,00</text:p>
          </table:table-cell>
          <table:table-cell table:style-name="ce17" table:formula="of:=IF([.D148]=&quot;Z&quot;;[.$I147]-[.G148];[.$I147]+[.G148])" office:value-type="float" office:value="30928" calcext:value-type="float">
            <text:p>30 928,00</text:p>
          </table:table-cell>
          <table:table-cell table:style-name="ce17" table:formula="of:=IF([.D148]=&quot;Z&quot;;[.J147]-[.G148];[.J147]+[.G148])" office:value-type="float" office:value="37327" calcext:value-type="float">
            <text:p>37 32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49]*[.F149]" office:value-type="float" office:value="987" calcext:value-type="float">
            <text:p>987,00</text:p>
          </table:table-cell>
          <table:table-cell table:style-name="ce17" table:formula="of:=IF([.D149]=&quot;Z&quot;;[.H148]-[.G149];[.H148]+[.G149])" office:value-type="float" office:value="529941" calcext:value-type="float">
            <text:p>529 941,00</text:p>
          </table:table-cell>
          <table:table-cell table:style-name="ce17" table:formula="of:=IF([.D149]=&quot;Z&quot;;[.$I148]-[.G149];[.$I148]+[.G149])" office:value-type="float" office:value="29941" calcext:value-type="float">
            <text:p>29 941,00</text:p>
          </table:table-cell>
          <table:table-cell table:style-name="ce17" table:formula="of:=IF([.D149]=&quot;Z&quot;;[.J148]-[.G149];[.J148]+[.G149])" office:value-type="float" office:value="36340" calcext:value-type="float">
            <text:p>36 3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150]*[.F150]" office:value-type="float" office:value="3168" calcext:value-type="float">
            <text:p>3 168,00</text:p>
          </table:table-cell>
          <table:table-cell table:style-name="ce17" table:formula="of:=IF([.D150]=&quot;Z&quot;;[.H149]-[.G150];[.H149]+[.G150])" office:value-type="float" office:value="526773" calcext:value-type="float">
            <text:p>526 773,00</text:p>
          </table:table-cell>
          <table:table-cell table:style-name="ce17" table:formula="of:=IF([.D150]=&quot;Z&quot;;[.$I149]-[.G150];[.$I149]+[.G150])" office:value-type="float" office:value="26773" calcext:value-type="float">
            <text:p>26 773,00</text:p>
          </table:table-cell>
          <table:table-cell table:style-name="ce17" table:formula="of:=IF([.D150]=&quot;Z&quot;;[.J149]-[.G150];[.J149]+[.G150])" office:value-type="float" office:value="33172" calcext:value-type="float">
            <text:p>33 1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 table:style-name="ce17" table:formula="of:=[.E151]*[.F151]" office:value-type="float" office:value="1972" calcext:value-type="float">
            <text:p>1 972,00</text:p>
          </table:table-cell>
          <table:table-cell table:style-name="ce17" table:formula="of:=IF([.D151]=&quot;Z&quot;;[.H150]-[.G151];[.H150]+[.G151])" office:value-type="float" office:value="528745" calcext:value-type="float">
            <text:p>528 745,00</text:p>
          </table:table-cell>
          <table:table-cell table:style-name="ce17" table:formula="of:=IF([.D151]=&quot;Z&quot;;[.$I150]-[.G151];[.$I150]+[.G151])" office:value-type="float" office:value="28745" calcext:value-type="float">
            <text:p>28 745,00</text:p>
          </table:table-cell>
          <table:table-cell table:style-name="ce17" table:formula="of:=IF([.D151]=&quot;Z&quot;;[.J150]-[.G151];[.J150]+[.G151])" office:value-type="float" office:value="35144" calcext:value-type="float">
            <text:p>35 1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152]*[.F152]" office:value-type="float" office:value="45" calcext:value-type="float">
            <text:p>45,00</text:p>
          </table:table-cell>
          <table:table-cell table:style-name="ce17" table:formula="of:=IF([.D152]=&quot;Z&quot;;[.H151]-[.G152];[.H151]+[.G152])" office:value-type="float" office:value="528700" calcext:value-type="float">
            <text:p>528 700,00</text:p>
          </table:table-cell>
          <table:table-cell table:style-name="ce17" table:formula="of:=IF([.D152]=&quot;Z&quot;;[.$I151]-[.G152];[.$I151]+[.G152])" office:value-type="float" office:value="28700" calcext:value-type="float">
            <text:p>28 700,00</text:p>
          </table:table-cell>
          <table:table-cell table:style-name="ce17" table:formula="of:=IF([.D152]=&quot;Z&quot;;[.J151]-[.G152];[.J151]+[.G152])" office:value-type="float" office:value="35099" calcext:value-type="float">
            <text:p>35 09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153]*[.F153]" office:value-type="float" office:value="1380" calcext:value-type="float">
            <text:p>1 380,00</text:p>
          </table:table-cell>
          <table:table-cell table:style-name="ce17" table:formula="of:=IF([.D153]=&quot;Z&quot;;[.H152]-[.G153];[.H152]+[.G153])" office:value-type="float" office:value="530080" calcext:value-type="float">
            <text:p>530 080,00</text:p>
          </table:table-cell>
          <table:table-cell table:style-name="ce17" table:formula="of:=IF([.D153]=&quot;Z&quot;;[.$I152]-[.G153];[.$I152]+[.G153])" office:value-type="float" office:value="30080" calcext:value-type="float">
            <text:p>30 080,00</text:p>
          </table:table-cell>
          <table:table-cell table:style-name="ce17" table:formula="of:=IF([.D153]=&quot;Z&quot;;[.J152]-[.G153];[.J152]+[.G153])" office:value-type="float" office:value="36479" calcext:value-type="float">
            <text:p>36 47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style-name="ce17" table:formula="of:=[.E154]*[.F154]" office:value-type="float" office:value="3185" calcext:value-type="float">
            <text:p>3 185,00</text:p>
          </table:table-cell>
          <table:table-cell table:style-name="ce17" table:formula="of:=IF([.D154]=&quot;Z&quot;;[.H153]-[.G154];[.H153]+[.G154])" office:value-type="float" office:value="526895" calcext:value-type="float">
            <text:p>526 895,00</text:p>
          </table:table-cell>
          <table:table-cell table:style-name="ce17" table:formula="of:=IF([.D154]=&quot;Z&quot;;[.$I153]-[.G154];[.$I153]+[.G154])" office:value-type="float" office:value="26895" calcext:value-type="float">
            <text:p>26 895,00</text:p>
          </table:table-cell>
          <table:table-cell table:style-name="ce17" table:formula="of:=IF([.D154]=&quot;Z&quot;;[.J153]-[.G154];[.J153]+[.G154])" office:value-type="float" office:value="33294" calcext:value-type="float">
            <text:p>33 29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55]*[.F155]" office:value-type="float" office:value="128" calcext:value-type="float">
            <text:p>128,00</text:p>
          </table:table-cell>
          <table:table-cell table:style-name="ce17" table:formula="of:=IF([.D155]=&quot;Z&quot;;[.H154]-[.G155];[.H154]+[.G155])" office:value-type="float" office:value="526767" calcext:value-type="float">
            <text:p>526 767,00</text:p>
          </table:table-cell>
          <table:table-cell table:style-name="ce17" table:formula="of:=IF([.D155]=&quot;Z&quot;;[.$I154]-[.G155];[.$I154]+[.G155])" office:value-type="float" office:value="26767" calcext:value-type="float">
            <text:p>26 767,00</text:p>
          </table:table-cell>
          <table:table-cell table:style-name="ce17" table:formula="of:=IF([.D155]=&quot;Z&quot;;[.J154]-[.G155];[.J154]+[.G155])" office:value-type="float" office:value="33166" calcext:value-type="float">
            <text:p>33 1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56]*[.F156]" office:value-type="float" office:value="185" calcext:value-type="float">
            <text:p>185,00</text:p>
          </table:table-cell>
          <table:table-cell table:style-name="ce17" table:formula="of:=IF([.D156]=&quot;Z&quot;;[.H155]-[.G156];[.H155]+[.G156])" office:value-type="float" office:value="526582" calcext:value-type="float">
            <text:p>526 582,00</text:p>
          </table:table-cell>
          <table:table-cell table:style-name="ce17" table:formula="of:=IF([.D156]=&quot;Z&quot;;[.$I155]-[.G156];[.$I155]+[.G156])" office:value-type="float" office:value="26582" calcext:value-type="float">
            <text:p>26 582,00</text:p>
          </table:table-cell>
          <table:table-cell table:style-name="ce17" table:formula="of:=IF([.D156]=&quot;Z&quot;;[.J155]-[.G156];[.J155]+[.G156])" office:value-type="float" office:value="32981" calcext:value-type="float">
            <text:p>32 98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17" table:formula="of:=[.E157]*[.F157]" office:value-type="float" office:value="32" calcext:value-type="float">
            <text:p>32,00</text:p>
          </table:table-cell>
          <table:table-cell table:style-name="ce17" table:formula="of:=IF([.D157]=&quot;Z&quot;;[.H156]-[.G157];[.H156]+[.G157])" office:value-type="float" office:value="526614" calcext:value-type="float">
            <text:p>526 614,00</text:p>
          </table:table-cell>
          <table:table-cell table:style-name="ce17" table:formula="of:=IF([.D157]=&quot;Z&quot;;[.$I156]-[.G157];[.$I156]+[.G157])" office:value-type="float" office:value="26614" calcext:value-type="float">
            <text:p>26 614,00</text:p>
          </table:table-cell>
          <table:table-cell table:style-name="ce17" table:formula="of:=IF([.D157]=&quot;Z&quot;;[.J156]-[.G157];[.J156]+[.G157])" office:value-type="float" office:value="33013" calcext:value-type="float">
            <text:p>33 01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 table:style-name="ce17" table:formula="of:=[.E158]*[.F158]" office:value-type="float" office:value="238" calcext:value-type="float">
            <text:p>238,00</text:p>
          </table:table-cell>
          <table:table-cell table:style-name="ce17" table:formula="of:=IF([.D158]=&quot;Z&quot;;[.H157]-[.G158];[.H157]+[.G158])" office:value-type="float" office:value="526376" calcext:value-type="float">
            <text:p>526 376,00</text:p>
          </table:table-cell>
          <table:table-cell table:style-name="ce17" table:formula="of:=IF([.D158]=&quot;Z&quot;;[.$I157]-[.G158];[.$I157]+[.G158])" office:value-type="float" office:value="26376" calcext:value-type="float">
            <text:p>26 376,00</text:p>
          </table:table-cell>
          <table:table-cell table:style-name="ce17" table:formula="of:=IF([.D158]=&quot;Z&quot;;[.J157]-[.G158];[.J157]+[.G158])" office:value-type="float" office:value="32775" calcext:value-type="float">
            <text:p>32 7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59]*[.F159]" office:value-type="float" office:value="1711" calcext:value-type="float">
            <text:p>1 711,00</text:p>
          </table:table-cell>
          <table:table-cell table:style-name="ce17" table:formula="of:=IF([.D159]=&quot;Z&quot;;[.H158]-[.G159];[.H158]+[.G159])" office:value-type="float" office:value="524665" calcext:value-type="float">
            <text:p>524 665,00</text:p>
          </table:table-cell>
          <table:table-cell table:style-name="ce17" table:formula="of:=IF([.D159]=&quot;Z&quot;;[.$I158]-[.G159];[.$I158]+[.G159])" office:value-type="float" office:value="24665" calcext:value-type="float">
            <text:p>24 665,00</text:p>
          </table:table-cell>
          <table:table-cell table:style-name="ce17" table:formula="of:=IF([.D159]=&quot;Z&quot;;[.J158]-[.G159];[.J158]+[.G159])" office:value-type="float" office:value="31064" calcext:value-type="float">
            <text:p>31 06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160]*[.F160]" office:value-type="float" office:value="816" calcext:value-type="float">
            <text:p>816,00</text:p>
          </table:table-cell>
          <table:table-cell table:style-name="ce17" table:formula="of:=IF([.D160]=&quot;Z&quot;;[.H159]-[.G160];[.H159]+[.G160])" office:value-type="float" office:value="523849" calcext:value-type="float">
            <text:p>523 849,00</text:p>
          </table:table-cell>
          <table:table-cell table:style-name="ce17" table:formula="of:=IF([.D160]=&quot;Z&quot;;[.$I159]-[.G160];[.$I159]+[.G160])" office:value-type="float" office:value="23849" calcext:value-type="float">
            <text:p>23 849,00</text:p>
          </table:table-cell>
          <table:table-cell table:style-name="ce17" table:formula="of:=IF([.D160]=&quot;Z&quot;;[.J159]-[.G160];[.J159]+[.G160])" office:value-type="float" office:value="30248" calcext:value-type="float">
            <text:p>30 2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61]*[.F161]" office:value-type="float" office:value="540" calcext:value-type="float">
            <text:p>540,00</text:p>
          </table:table-cell>
          <table:table-cell table:style-name="ce17" table:formula="of:=IF([.D161]=&quot;Z&quot;;[.H160]-[.G161];[.H160]+[.G161])" office:value-type="float" office:value="523309" calcext:value-type="float">
            <text:p>523 309,00</text:p>
          </table:table-cell>
          <table:table-cell table:style-name="ce17" table:formula="of:=IF([.D161]=&quot;Z&quot;;[.$I160]-[.G161];[.$I160]+[.G161])" office:value-type="float" office:value="23309" calcext:value-type="float">
            <text:p>23 309,00</text:p>
          </table:table-cell>
          <table:table-cell table:style-name="ce17" table:formula="of:=IF([.D161]=&quot;Z&quot;;[.J160]-[.G161];[.J160]+[.G161])" office:value-type="float" office:value="29708" calcext:value-type="float">
            <text:p>29 70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62]*[.F162]" office:value-type="float" office:value="320" calcext:value-type="float">
            <text:p>320,00</text:p>
          </table:table-cell>
          <table:table-cell table:style-name="ce17" table:formula="of:=IF([.D162]=&quot;Z&quot;;[.H161]-[.G162];[.H161]+[.G162])" office:value-type="float" office:value="522989" calcext:value-type="float">
            <text:p>522 989,00</text:p>
          </table:table-cell>
          <table:table-cell table:style-name="ce17" table:formula="of:=IF([.D162]=&quot;Z&quot;;[.$I161]-[.G162];[.$I161]+[.G162])" office:value-type="float" office:value="22989" calcext:value-type="float">
            <text:p>22 989,00</text:p>
          </table:table-cell>
          <table:table-cell table:style-name="ce17" table:formula="of:=IF([.D162]=&quot;Z&quot;;[.J161]-[.G162];[.J161]+[.G162])" office:value-type="float" office:value="29388" calcext:value-type="float">
            <text:p>29 38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  <table:table-cell table:style-name="ce17" table:formula="of:=[.E163]*[.F163]" office:value-type="float" office:value="18216" calcext:value-type="float">
            <text:p>18 216,00</text:p>
          </table:table-cell>
          <table:table-cell table:style-name="ce17" table:formula="of:=IF([.D163]=&quot;Z&quot;;[.H162]-[.G163];[.H162]+[.G163])" office:value-type="float" office:value="541205" calcext:value-type="float">
            <text:p>541 205,00</text:p>
          </table:table-cell>
          <table:table-cell table:style-name="ce17" table:formula="of:=IF([.D163]=&quot;Z&quot;;[.$I162]-[.G163];[.$I162]+[.G163])" office:value-type="float" office:value="41205" calcext:value-type="float">
            <text:p>41 205,00</text:p>
          </table:table-cell>
          <table:table-cell table:style-name="ce17" table:formula="of:=IF([.D163]=&quot;Z&quot;;[.J162]-[.G163];[.J162]+[.G163])" office:value-type="float" office:value="47604" calcext:value-type="float">
            <text:p>47 6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64]*[.F164]" office:value-type="float" office:value="1824" calcext:value-type="float">
            <text:p>1 824,00</text:p>
          </table:table-cell>
          <table:table-cell table:style-name="ce17" table:formula="of:=IF([.D164]=&quot;Z&quot;;[.H163]-[.G164];[.H163]+[.G164])" office:value-type="float" office:value="539381" calcext:value-type="float">
            <text:p>539 381,00</text:p>
          </table:table-cell>
          <table:table-cell table:style-name="ce17" table:formula="of:=IF([.D164]=&quot;Z&quot;;[.$I163]-[.G164];[.$I163]+[.G164])" office:value-type="float" office:value="39381" calcext:value-type="float">
            <text:p>39 381,00</text:p>
          </table:table-cell>
          <table:table-cell table:style-name="ce17" table:formula="of:=IF([.D164]=&quot;Z&quot;;[.J163]-[.G164];[.J163]+[.G164])" office:value-type="float" office:value="45780" calcext:value-type="float">
            <text:p>45 78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165]*[.F165]" office:value-type="float" office:value="483" calcext:value-type="float">
            <text:p>483,00</text:p>
          </table:table-cell>
          <table:table-cell table:style-name="ce17" table:formula="of:=IF([.D165]=&quot;Z&quot;;[.H164]-[.G165];[.H164]+[.G165])" office:value-type="float" office:value="538898" calcext:value-type="float">
            <text:p>538 898,00</text:p>
          </table:table-cell>
          <table:table-cell table:style-name="ce17" table:formula="of:=IF([.D165]=&quot;Z&quot;;[.$I164]-[.G165];[.$I164]+[.G165])" office:value-type="float" office:value="38898" calcext:value-type="float">
            <text:p>38 898,00</text:p>
          </table:table-cell>
          <table:table-cell table:style-name="ce17" table:formula="of:=IF([.D165]=&quot;Z&quot;;[.J164]-[.G165];[.J164]+[.G165])" office:value-type="float" office:value="45297" calcext:value-type="float">
            <text:p>45 2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166]*[.F166]" office:value-type="float" office:value="3102" calcext:value-type="float">
            <text:p>3 102,00</text:p>
          </table:table-cell>
          <table:table-cell table:style-name="ce17" table:formula="of:=IF([.D166]=&quot;Z&quot;;[.H165]-[.G166];[.H165]+[.G166])" office:value-type="float" office:value="535796" calcext:value-type="float">
            <text:p>535 796,00</text:p>
          </table:table-cell>
          <table:table-cell table:style-name="ce17" table:formula="of:=IF([.D166]=&quot;Z&quot;;[.$I165]-[.G166];[.$I165]+[.G166])" office:value-type="float" office:value="35796" calcext:value-type="float">
            <text:p>35 796,00</text:p>
          </table:table-cell>
          <table:table-cell table:style-name="ce17" table:formula="of:=IF([.D166]=&quot;Z&quot;;[.J165]-[.G166];[.J165]+[.G166])" office:value-type="float" office:value="42195" calcext:value-type="float">
            <text:p>42 19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67]*[.F167]" office:value-type="float" office:value="150" calcext:value-type="float">
            <text:p>150,00</text:p>
          </table:table-cell>
          <table:table-cell table:style-name="ce17" table:formula="of:=IF([.D167]=&quot;Z&quot;;[.H166]-[.G167];[.H166]+[.G167])" office:value-type="float" office:value="535646" calcext:value-type="float">
            <text:p>535 646,00</text:p>
          </table:table-cell>
          <table:table-cell table:style-name="ce17" table:formula="of:=IF([.D167]=&quot;Z&quot;;[.$I166]-[.G167];[.$I166]+[.G167])" office:value-type="float" office:value="35646" calcext:value-type="float">
            <text:p>35 646,00</text:p>
          </table:table-cell>
          <table:table-cell table:style-name="ce17" table:formula="of:=IF([.D167]=&quot;Z&quot;;[.J166]-[.G167];[.J166]+[.G167])" office:value-type="float" office:value="42045" calcext:value-type="float">
            <text:p>42 04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168]*[.F168]" office:value-type="float" office:value="1927" calcext:value-type="float">
            <text:p>1 927,00</text:p>
          </table:table-cell>
          <table:table-cell table:style-name="ce17" table:formula="of:=IF([.D168]=&quot;Z&quot;;[.H167]-[.G168];[.H167]+[.G168])" office:value-type="float" office:value="533719" calcext:value-type="float">
            <text:p>533 719,00</text:p>
          </table:table-cell>
          <table:table-cell table:style-name="ce17" table:formula="of:=IF([.D168]=&quot;Z&quot;;[.$I167]-[.G168];[.$I167]+[.G168])" office:value-type="float" office:value="33719" calcext:value-type="float">
            <text:p>33 719,00</text:p>
          </table:table-cell>
          <table:table-cell table:style-name="ce17" table:formula="of:=IF([.D168]=&quot;Z&quot;;[.J167]-[.G168];[.J167]+[.G168])" office:value-type="float" office:value="40118" calcext:value-type="float">
            <text:p>40 11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169]*[.F169]" office:value-type="float" office:value="2304" calcext:value-type="float">
            <text:p>2 304,00</text:p>
          </table:table-cell>
          <table:table-cell table:style-name="ce17" table:formula="of:=IF([.D169]=&quot;Z&quot;;[.H168]-[.G169];[.H168]+[.G169])" office:value-type="float" office:value="536023" calcext:value-type="float">
            <text:p>536 023,00</text:p>
          </table:table-cell>
          <table:table-cell table:style-name="ce17" table:formula="of:=IF([.D169]=&quot;Z&quot;;[.$I168]-[.G169];[.$I168]+[.G169])" office:value-type="float" office:value="36023" calcext:value-type="float">
            <text:p>36 023,00</text:p>
          </table:table-cell>
          <table:table-cell table:style-name="ce17" table:formula="of:=IF([.D169]=&quot;Z&quot;;[.J168]-[.G169];[.J168]+[.G169])" office:value-type="float" office:value="42422" calcext:value-type="float">
            <text:p>42 4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70]*[.F170]" office:value-type="float" office:value="1776" calcext:value-type="float">
            <text:p>1 776,00</text:p>
          </table:table-cell>
          <table:table-cell table:style-name="ce17" table:formula="of:=IF([.D170]=&quot;Z&quot;;[.H169]-[.G170];[.H169]+[.G170])" office:value-type="float" office:value="537799" calcext:value-type="float">
            <text:p>537 799,00</text:p>
          </table:table-cell>
          <table:table-cell table:style-name="ce17" table:formula="of:=IF([.D170]=&quot;Z&quot;;[.$I169]-[.G170];[.$I169]+[.G170])" office:value-type="float" office:value="37799" calcext:value-type="float">
            <text:p>37 799,00</text:p>
          </table:table-cell>
          <table:table-cell table:style-name="ce17" table:formula="of:=IF([.D170]=&quot;Z&quot;;[.J169]-[.G170];[.J169]+[.G170])" office:value-type="float" office:value="44198" calcext:value-type="float">
            <text:p>44 1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17" table:formula="of:=[.E171]*[.F171]" office:value-type="float" office:value="1116" calcext:value-type="float">
            <text:p>1 116,00</text:p>
          </table:table-cell>
          <table:table-cell table:style-name="ce17" table:formula="of:=IF([.D171]=&quot;Z&quot;;[.H170]-[.G171];[.H170]+[.G171])" office:value-type="float" office:value="536683" calcext:value-type="float">
            <text:p>536 683,00</text:p>
          </table:table-cell>
          <table:table-cell table:style-name="ce17" table:formula="of:=IF([.D171]=&quot;Z&quot;;[.$I170]-[.G171];[.$I170]+[.G171])" office:value-type="float" office:value="36683" calcext:value-type="float">
            <text:p>36 683,00</text:p>
          </table:table-cell>
          <table:table-cell table:style-name="ce17" table:formula="of:=IF([.D171]=&quot;Z&quot;;[.J170]-[.G171];[.J170]+[.G171])" office:value-type="float" office:value="43082" calcext:value-type="float">
            <text:p>43 08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style-name="ce17" table:formula="of:=[.E172]*[.F172]" office:value-type="float" office:value="975" calcext:value-type="float">
            <text:p>975,00</text:p>
          </table:table-cell>
          <table:table-cell table:style-name="ce17" table:formula="of:=IF([.D172]=&quot;Z&quot;;[.H171]-[.G172];[.H171]+[.G172])" office:value-type="float" office:value="535708" calcext:value-type="float">
            <text:p>535 708,00</text:p>
          </table:table-cell>
          <table:table-cell table:style-name="ce17" table:formula="of:=IF([.D172]=&quot;Z&quot;;[.$I171]-[.G172];[.$I171]+[.G172])" office:value-type="float" office:value="35708" calcext:value-type="float">
            <text:p>35 708,00</text:p>
          </table:table-cell>
          <table:table-cell table:style-name="ce17" table:formula="of:=IF([.D172]=&quot;Z&quot;;[.J171]-[.G172];[.J171]+[.G172])" office:value-type="float" office:value="42107" calcext:value-type="float">
            <text:p>42 1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73]*[.F173]" office:value-type="float" office:value="40" calcext:value-type="float">
            <text:p>40,00</text:p>
          </table:table-cell>
          <table:table-cell table:style-name="ce17" table:formula="of:=IF([.D173]=&quot;Z&quot;;[.H172]-[.G173];[.H172]+[.G173])" office:value-type="float" office:value="535668" calcext:value-type="float">
            <text:p>535 668,00</text:p>
          </table:table-cell>
          <table:table-cell table:style-name="ce17" table:formula="of:=IF([.D173]=&quot;Z&quot;;[.$I172]-[.G173];[.$I172]+[.G173])" office:value-type="float" office:value="35668" calcext:value-type="float">
            <text:p>35 668,00</text:p>
          </table:table-cell>
          <table:table-cell table:style-name="ce17" table:formula="of:=IF([.D173]=&quot;Z&quot;;[.J172]-[.G173];[.J172]+[.G173])" office:value-type="float" office:value="42067" calcext:value-type="float">
            <text:p>42 06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74]*[.F174]" office:value-type="float" office:value="494" calcext:value-type="float">
            <text:p>494,00</text:p>
          </table:table-cell>
          <table:table-cell table:style-name="ce17" table:formula="of:=IF([.D174]=&quot;Z&quot;;[.H173]-[.G174];[.H173]+[.G174])" office:value-type="float" office:value="536162" calcext:value-type="float">
            <text:p>536 162,00</text:p>
          </table:table-cell>
          <table:table-cell table:style-name="ce17" table:formula="of:=IF([.D174]=&quot;Z&quot;;[.$I173]-[.G174];[.$I173]+[.G174])" office:value-type="float" office:value="36162" calcext:value-type="float">
            <text:p>36 162,00</text:p>
          </table:table-cell>
          <table:table-cell table:style-name="ce17" table:formula="of:=IF([.D174]=&quot;Z&quot;;[.J173]-[.G174];[.J173]+[.G174])" office:value-type="float" office:value="42561" calcext:value-type="float">
            <text:p>42 56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75]*[.F175]" office:value-type="float" office:value="7623" calcext:value-type="float">
            <text:p>7 623,00</text:p>
          </table:table-cell>
          <table:table-cell table:style-name="ce17" table:formula="of:=IF([.D175]=&quot;Z&quot;;[.H174]-[.G175];[.H174]+[.G175])" office:value-type="float" office:value="543785" calcext:value-type="float">
            <text:p>543 785,00</text:p>
          </table:table-cell>
          <table:table-cell table:style-name="ce17" table:formula="of:=IF([.D175]=&quot;Z&quot;;[.$I174]-[.G175];[.$I174]+[.G175])" office:value-type="float" office:value="43785" calcext:value-type="float">
            <text:p>43 785,00</text:p>
          </table:table-cell>
          <table:table-cell table:style-name="ce17" table:formula="of:=IF([.D175]=&quot;Z&quot;;[.J174]-[.G175];[.J174]+[.G175])" office:value-type="float" office:value="50184" calcext:value-type="float">
            <text:p>50 18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176]*[.F176]" office:value-type="float" office:value="570" calcext:value-type="float">
            <text:p>570,00</text:p>
          </table:table-cell>
          <table:table-cell table:style-name="ce17" table:formula="of:=IF([.D176]=&quot;Z&quot;;[.H175]-[.G176];[.H175]+[.G176])" office:value-type="float" office:value="543215" calcext:value-type="float">
            <text:p>543 215,00</text:p>
          </table:table-cell>
          <table:table-cell table:style-name="ce17" table:formula="of:=IF([.D176]=&quot;Z&quot;;[.$I175]-[.G176];[.$I175]+[.G176])" office:value-type="float" office:value="43215" calcext:value-type="float">
            <text:p>43 215,00</text:p>
          </table:table-cell>
          <table:table-cell table:style-name="ce17" table:formula="of:=IF([.D176]=&quot;Z&quot;;[.J175]-[.G176];[.J175]+[.G176])" office:value-type="float" office:value="49614" calcext:value-type="float">
            <text:p>49 61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77]*[.F177]" office:value-type="float" office:value="368" calcext:value-type="float">
            <text:p>368,00</text:p>
          </table:table-cell>
          <table:table-cell table:style-name="ce17" table:formula="of:=IF([.D177]=&quot;Z&quot;;[.H176]-[.G177];[.H176]+[.G177])" office:value-type="float" office:value="542847" calcext:value-type="float">
            <text:p>542 847,00</text:p>
          </table:table-cell>
          <table:table-cell table:style-name="ce17" table:formula="of:=IF([.D177]=&quot;Z&quot;;[.$I176]-[.G177];[.$I176]+[.G177])" office:value-type="float" office:value="42847" calcext:value-type="float">
            <text:p>42 847,00</text:p>
          </table:table-cell>
          <table:table-cell table:style-name="ce17" table:formula="of:=IF([.D177]=&quot;Z&quot;;[.J176]-[.G177];[.J176]+[.G177])" office:value-type="float" office:value="49246" calcext:value-type="float">
            <text:p>49 24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 table:style-name="ce17" table:formula="of:=[.E178]*[.F178]" office:value-type="float" office:value="539" calcext:value-type="float">
            <text:p>539,00</text:p>
          </table:table-cell>
          <table:table-cell table:style-name="ce17" table:formula="of:=IF([.D178]=&quot;Z&quot;;[.H177]-[.G178];[.H177]+[.G178])" office:value-type="float" office:value="543386" calcext:value-type="float">
            <text:p>543 386,00</text:p>
          </table:table-cell>
          <table:table-cell table:style-name="ce17" table:formula="of:=IF([.D178]=&quot;Z&quot;;[.$I177]-[.G178];[.$I177]+[.G178])" office:value-type="float" office:value="43386" calcext:value-type="float">
            <text:p>43 386,00</text:p>
          </table:table-cell>
          <table:table-cell table:style-name="ce17" table:formula="of:=IF([.D178]=&quot;Z&quot;;[.J177]-[.G178];[.J177]+[.G178])" office:value-type="float" office:value="49785" calcext:value-type="float">
            <text:p>49 78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 table:style-name="ce17" table:formula="of:=[.E179]*[.F179]" office:value-type="float" office:value="5490" calcext:value-type="float">
            <text:p>5 490,00</text:p>
          </table:table-cell>
          <table:table-cell table:style-name="ce17" table:formula="of:=IF([.D179]=&quot;Z&quot;;[.H178]-[.G179];[.H178]+[.G179])" office:value-type="float" office:value="548876" calcext:value-type="float">
            <text:p>548 876,00</text:p>
          </table:table-cell>
          <table:table-cell table:style-name="ce17" table:formula="of:=IF([.D179]=&quot;Z&quot;;[.$I178]-[.G179];[.$I178]+[.G179])" office:value-type="float" office:value="48876" calcext:value-type="float">
            <text:p>48 876,00</text:p>
          </table:table-cell>
          <table:table-cell table:style-name="ce17" table:formula="of:=IF([.D179]=&quot;Z&quot;;[.J178]-[.G179];[.J178]+[.G179])" office:value-type="float" office:value="55275" calcext:value-type="float">
            <text:p>55 2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180]*[.F180]" office:value-type="float" office:value="418" calcext:value-type="float">
            <text:p>418,00</text:p>
          </table:table-cell>
          <table:table-cell table:style-name="ce17" table:formula="of:=IF([.D180]=&quot;Z&quot;;[.H179]-[.G180];[.H179]+[.G180])" office:value-type="float" office:value="548458" calcext:value-type="float">
            <text:p>548 458,00</text:p>
          </table:table-cell>
          <table:table-cell table:style-name="ce17" table:formula="of:=IF([.D180]=&quot;Z&quot;;[.$I179]-[.G180];[.$I179]+[.G180])" office:value-type="float" office:value="48458" calcext:value-type="float">
            <text:p>48 458,00</text:p>
          </table:table-cell>
          <table:table-cell table:style-name="ce17" table:formula="of:=IF([.D180]=&quot;Z&quot;;[.J179]-[.G180];[.J179]+[.G180])" office:value-type="float" office:value="54857" calcext:value-type="float">
            <text:p>54 85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181]*[.F181]" office:value-type="float" office:value="968" calcext:value-type="float">
            <text:p>968,00</text:p>
          </table:table-cell>
          <table:table-cell table:style-name="ce17" table:formula="of:=IF([.D181]=&quot;Z&quot;;[.H180]-[.G181];[.H180]+[.G181])" office:value-type="float" office:value="547490" calcext:value-type="float">
            <text:p>547 490,00</text:p>
          </table:table-cell>
          <table:table-cell table:style-name="ce17" table:formula="of:=IF([.D181]=&quot;Z&quot;;[.$I180]-[.G181];[.$I180]+[.G181])" office:value-type="float" office:value="47490" calcext:value-type="float">
            <text:p>47 490,00</text:p>
          </table:table-cell>
          <table:table-cell table:style-name="ce17" table:formula="of:=IF([.D181]=&quot;Z&quot;;[.J180]-[.G181];[.J180]+[.G181])" office:value-type="float" office:value="53889" calcext:value-type="float">
            <text:p>53 88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82]*[.F182]" office:value-type="float" office:value="225" calcext:value-type="float">
            <text:p>225,00</text:p>
          </table:table-cell>
          <table:table-cell table:style-name="ce17" table:formula="of:=IF([.D182]=&quot;Z&quot;;[.H181]-[.G182];[.H181]+[.G182])" office:value-type="float" office:value="547265" calcext:value-type="float">
            <text:p>547 265,00</text:p>
          </table:table-cell>
          <table:table-cell table:style-name="ce17" table:formula="of:=IF([.D182]=&quot;Z&quot;;[.$I181]-[.G182];[.$I181]+[.G182])" office:value-type="float" office:value="47265" calcext:value-type="float">
            <text:p>47 265,00</text:p>
          </table:table-cell>
          <table:table-cell table:style-name="ce17" table:formula="of:=IF([.D182]=&quot;Z&quot;;[.J181]-[.G182];[.J181]+[.G182])" office:value-type="float" office:value="53664" calcext:value-type="float">
            <text:p>53 66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  <table:table-cell table:style-name="ce17" table:formula="of:=[.E183]*[.F183]" office:value-type="float" office:value="376" calcext:value-type="float">
            <text:p>376,00</text:p>
          </table:table-cell>
          <table:table-cell table:style-name="ce17" table:formula="of:=IF([.D183]=&quot;Z&quot;;[.H182]-[.G183];[.H182]+[.G183])" office:value-type="float" office:value="547641" calcext:value-type="float">
            <text:p>547 641,00</text:p>
          </table:table-cell>
          <table:table-cell table:style-name="ce17" table:formula="of:=IF([.D183]=&quot;Z&quot;;[.$I182]-[.G183];[.$I182]+[.G183])" office:value-type="float" office:value="47641" calcext:value-type="float">
            <text:p>47 641,00</text:p>
          </table:table-cell>
          <table:table-cell table:style-name="ce17" table:formula="of:=IF([.D183]=&quot;Z&quot;;[.J182]-[.G183];[.J182]+[.G183])" office:value-type="float" office:value="54040" calcext:value-type="float">
            <text:p>54 0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84]*[.F184]" office:value-type="float" office:value="168" calcext:value-type="float">
            <text:p>168,00</text:p>
          </table:table-cell>
          <table:table-cell table:style-name="ce17" table:formula="of:=IF([.D184]=&quot;Z&quot;;[.H183]-[.G184];[.H183]+[.G184])" office:value-type="float" office:value="547473" calcext:value-type="float">
            <text:p>547 473,00</text:p>
          </table:table-cell>
          <table:table-cell table:style-name="ce17" table:formula="of:=IF([.D184]=&quot;Z&quot;;[.$I183]-[.G184];[.$I183]+[.G184])" office:value-type="float" office:value="47473" calcext:value-type="float">
            <text:p>47 473,00</text:p>
          </table:table-cell>
          <table:table-cell table:style-name="ce17" table:formula="of:=IF([.D184]=&quot;Z&quot;;[.J183]-[.G184];[.J183]+[.G184])" office:value-type="float" office:value="53872" calcext:value-type="float">
            <text:p>53 8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85]*[.F185]" office:value-type="float" office:value="376" calcext:value-type="float">
            <text:p>376,00</text:p>
          </table:table-cell>
          <table:table-cell table:style-name="ce17" table:formula="of:=IF([.D185]=&quot;Z&quot;;[.H184]-[.G185];[.H184]+[.G185])" office:value-type="float" office:value="547097" calcext:value-type="float">
            <text:p>547 097,00</text:p>
          </table:table-cell>
          <table:table-cell table:style-name="ce17" table:formula="of:=IF([.D185]=&quot;Z&quot;;[.$I184]-[.G185];[.$I184]+[.G185])" office:value-type="float" office:value="47097" calcext:value-type="float">
            <text:p>47 097,00</text:p>
          </table:table-cell>
          <table:table-cell table:style-name="ce17" table:formula="of:=IF([.D185]=&quot;Z&quot;;[.J184]-[.G185];[.J184]+[.G185])" office:value-type="float" office:value="53496" calcext:value-type="float">
            <text:p>53 4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 table:style-name="ce17" table:formula="of:=[.E186]*[.F186]" office:value-type="float" office:value="2378" calcext:value-type="float">
            <text:p>2 378,00</text:p>
          </table:table-cell>
          <table:table-cell table:style-name="ce17" table:formula="of:=IF([.D186]=&quot;Z&quot;;[.H185]-[.G186];[.H185]+[.G186])" office:value-type="float" office:value="549475" calcext:value-type="float">
            <text:p>549 475,00</text:p>
          </table:table-cell>
          <table:table-cell table:style-name="ce17" table:formula="of:=IF([.D186]=&quot;Z&quot;;[.$I185]-[.G186];[.$I185]+[.G186])" office:value-type="float" office:value="49475" calcext:value-type="float">
            <text:p>49 475,00</text:p>
          </table:table-cell>
          <table:table-cell table:style-name="ce17" table:formula="of:=IF([.D186]=&quot;Z&quot;;[.J185]-[.G186];[.J185]+[.G186])" office:value-type="float" office:value="55874" calcext:value-type="float">
            <text:p>55 87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 table:style-name="ce17" table:formula="of:=[.E187]*[.F187]" office:value-type="float" office:value="1508" calcext:value-type="float">
            <text:p>1 508,00</text:p>
          </table:table-cell>
          <table:table-cell table:style-name="ce17" table:formula="of:=IF([.D187]=&quot;Z&quot;;[.H186]-[.G187];[.H186]+[.G187])" office:value-type="float" office:value="550983" calcext:value-type="float">
            <text:p>550 983,00</text:p>
          </table:table-cell>
          <table:table-cell table:style-name="ce17" table:formula="of:=IF([.D187]=&quot;Z&quot;;[.$I186]-[.G187];[.$I186]+[.G187])" office:value-type="float" office:value="50983" calcext:value-type="float">
            <text:p>50 983,00</text:p>
          </table:table-cell>
          <table:table-cell table:style-name="ce17" table:formula="of:=IF([.D187]=&quot;Z&quot;;[.J186]-[.G187];[.J186]+[.G187])" office:value-type="float" office:value="57382" calcext:value-type="float">
            <text:p>57 38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188]*[.F188]" office:value-type="float" office:value="216" calcext:value-type="float">
            <text:p>216,00</text:p>
          </table:table-cell>
          <table:table-cell table:style-name="ce17" table:formula="of:=IF([.D188]=&quot;Z&quot;;[.H187]-[.G188];[.H187]+[.G188])" office:value-type="float" office:value="550767" calcext:value-type="float">
            <text:p>550 767,00</text:p>
          </table:table-cell>
          <table:table-cell table:style-name="ce17" table:formula="of:=IF([.D188]=&quot;Z&quot;;[.$I187]-[.G188];[.$I187]+[.G188])" office:value-type="float" office:value="50767" calcext:value-type="float">
            <text:p>50 767,00</text:p>
          </table:table-cell>
          <table:table-cell table:style-name="ce17" table:formula="of:=IF([.D188]=&quot;Z&quot;;[.J187]-[.G188];[.J187]+[.G188])" office:value-type="float" office:value="57166" calcext:value-type="float">
            <text:p>57 1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189]*[.F189]" office:value-type="float" office:value="936" calcext:value-type="float">
            <text:p>936,00</text:p>
          </table:table-cell>
          <table:table-cell table:style-name="ce17" table:formula="of:=IF([.D189]=&quot;Z&quot;;[.H188]-[.G189];[.H188]+[.G189])" office:value-type="float" office:value="549831" calcext:value-type="float">
            <text:p>549 831,00</text:p>
          </table:table-cell>
          <table:table-cell table:style-name="ce17" table:formula="of:=IF([.D189]=&quot;Z&quot;;[.$I188]-[.G189];[.$I188]+[.G189])" office:value-type="float" office:value="49831" calcext:value-type="float">
            <text:p>49 831,00</text:p>
          </table:table-cell>
          <table:table-cell table:style-name="ce17" table:formula="of:=IF([.D189]=&quot;Z&quot;;[.J188]-[.G189];[.J188]+[.G189])" office:value-type="float" office:value="56230" calcext:value-type="float">
            <text:p>56 2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style-name="ce17" table:formula="of:=[.E190]*[.F190]" office:value-type="float" office:value="408" calcext:value-type="float">
            <text:p>408,00</text:p>
          </table:table-cell>
          <table:table-cell table:style-name="ce17" table:formula="of:=IF([.D190]=&quot;Z&quot;;[.H189]-[.G190];[.H189]+[.G190])" office:value-type="float" office:value="549423" calcext:value-type="float">
            <text:p>549 423,00</text:p>
          </table:table-cell>
          <table:table-cell table:style-name="ce17" table:formula="of:=IF([.D190]=&quot;Z&quot;;[.$I189]-[.G190];[.$I189]+[.G190])" office:value-type="float" office:value="49423" calcext:value-type="float">
            <text:p>49 423,00</text:p>
          </table:table-cell>
          <table:table-cell table:style-name="ce17" table:formula="of:=IF([.D190]=&quot;Z&quot;;[.J189]-[.G190];[.J189]+[.G190])" office:value-type="float" office:value="55822" calcext:value-type="float">
            <text:p>55 8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191]*[.F191]" office:value-type="float" office:value="1620" calcext:value-type="float">
            <text:p>1 620,00</text:p>
          </table:table-cell>
          <table:table-cell table:style-name="ce17" table:formula="of:=IF([.D191]=&quot;Z&quot;;[.H190]-[.G191];[.H190]+[.G191])" office:value-type="float" office:value="551043" calcext:value-type="float">
            <text:p>551 043,00</text:p>
          </table:table-cell>
          <table:table-cell table:style-name="ce17" table:formula="of:=IF([.D191]=&quot;Z&quot;;[.$I190]-[.G191];[.$I190]+[.G191])" office:value-type="float" office:value="51043" calcext:value-type="float">
            <text:p>51 043,00</text:p>
          </table:table-cell>
          <table:table-cell table:style-name="ce17" table:formula="of:=IF([.D191]=&quot;Z&quot;;[.J190]-[.G191];[.J190]+[.G191])" office:value-type="float" office:value="57442" calcext:value-type="float">
            <text:p>57 4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92]*[.F192]" office:value-type="float" office:value="144" calcext:value-type="float">
            <text:p>144,00</text:p>
          </table:table-cell>
          <table:table-cell table:style-name="ce17" table:formula="of:=IF([.D192]=&quot;Z&quot;;[.H191]-[.G192];[.H191]+[.G192])" office:value-type="float" office:value="550899" calcext:value-type="float">
            <text:p>550 899,00</text:p>
          </table:table-cell>
          <table:table-cell table:style-name="ce17" table:formula="of:=IF([.D192]=&quot;Z&quot;;[.$I191]-[.G192];[.$I191]+[.G192])" office:value-type="float" office:value="50899" calcext:value-type="float">
            <text:p>50 899,00</text:p>
          </table:table-cell>
          <table:table-cell table:style-name="ce17" table:formula="of:=IF([.D192]=&quot;Z&quot;;[.J191]-[.G192];[.J191]+[.G192])" office:value-type="float" office:value="57298" calcext:value-type="float">
            <text:p>57 2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193]*[.F193]" office:value-type="float" office:value="820" calcext:value-type="float">
            <text:p>820,00</text:p>
          </table:table-cell>
          <table:table-cell table:style-name="ce17" table:formula="of:=IF([.D193]=&quot;Z&quot;;[.H192]-[.G193];[.H192]+[.G193])" office:value-type="float" office:value="550079" calcext:value-type="float">
            <text:p>550 079,00</text:p>
          </table:table-cell>
          <table:table-cell table:style-name="ce17" table:formula="of:=IF([.D193]=&quot;Z&quot;;[.$I192]-[.G193];[.$I192]+[.G193])" office:value-type="float" office:value="50079" calcext:value-type="float">
            <text:p>50 079,00</text:p>
          </table:table-cell>
          <table:table-cell table:style-name="ce17" table:formula="of:=IF([.D193]=&quot;Z&quot;;[.J192]-[.G193];[.J192]+[.G193])" office:value-type="float" office:value="56478" calcext:value-type="float">
            <text:p>56 47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 table:style-name="ce17" table:formula="of:=[.E194]*[.F194]" office:value-type="float" office:value="128" calcext:value-type="float">
            <text:p>128,00</text:p>
          </table:table-cell>
          <table:table-cell table:style-name="ce17" table:formula="of:=IF([.D194]=&quot;Z&quot;;[.H193]-[.G194];[.H193]+[.G194])" office:value-type="float" office:value="550207" calcext:value-type="float">
            <text:p>550 207,00</text:p>
          </table:table-cell>
          <table:table-cell table:style-name="ce17" table:formula="of:=IF([.D194]=&quot;Z&quot;;[.$I193]-[.G194];[.$I193]+[.G194])" office:value-type="float" office:value="50207" calcext:value-type="float">
            <text:p>50 207,00</text:p>
          </table:table-cell>
          <table:table-cell table:style-name="ce17" table:formula="of:=IF([.D194]=&quot;Z&quot;;[.J193]-[.G194];[.J193]+[.G194])" office:value-type="float" office:value="56606" calcext:value-type="float">
            <text:p>56 60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95]*[.F195]" office:value-type="float" office:value="1776" calcext:value-type="float">
            <text:p>1 776,00</text:p>
          </table:table-cell>
          <table:table-cell table:style-name="ce17" table:formula="of:=IF([.D195]=&quot;Z&quot;;[.H194]-[.G195];[.H194]+[.G195])" office:value-type="float" office:value="548431" calcext:value-type="float">
            <text:p>548 431,00</text:p>
          </table:table-cell>
          <table:table-cell table:style-name="ce17" table:formula="of:=IF([.D195]=&quot;Z&quot;;[.$I194]-[.G195];[.$I194]+[.G195])" office:value-type="float" office:value="48431" calcext:value-type="float">
            <text:p>48 431,00</text:p>
          </table:table-cell>
          <table:table-cell table:style-name="ce17" table:formula="of:=IF([.D195]=&quot;Z&quot;;[.J194]-[.G195];[.J194]+[.G195])" office:value-type="float" office:value="54830" calcext:value-type="float">
            <text:p>54 8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196]*[.F196]" office:value-type="float" office:value="3904" calcext:value-type="float">
            <text:p>3 904,00</text:p>
          </table:table-cell>
          <table:table-cell table:style-name="ce17" table:formula="of:=IF([.D196]=&quot;Z&quot;;[.H195]-[.G196];[.H195]+[.G196])" office:value-type="float" office:value="552335" calcext:value-type="float">
            <text:p>552 335,00</text:p>
          </table:table-cell>
          <table:table-cell table:style-name="ce17" table:formula="of:=IF([.D196]=&quot;Z&quot;;[.$I195]-[.G196];[.$I195]+[.G196])" office:value-type="float" office:value="52335" calcext:value-type="float">
            <text:p>52 335,00</text:p>
          </table:table-cell>
          <table:table-cell table:style-name="ce17" table:formula="of:=IF([.D196]=&quot;Z&quot;;[.J195]-[.G196];[.J195]+[.G196])" office:value-type="float" office:value="58734" calcext:value-type="float">
            <text:p>58 73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97]*[.F197]" office:value-type="float" office:value="2709" calcext:value-type="float">
            <text:p>2 709,00</text:p>
          </table:table-cell>
          <table:table-cell table:style-name="ce17" table:formula="of:=IF([.D197]=&quot;Z&quot;;[.H196]-[.G197];[.H196]+[.G197])" office:value-type="float" office:value="549626" calcext:value-type="float">
            <text:p>549 626,00</text:p>
          </table:table-cell>
          <table:table-cell table:style-name="ce17" table:formula="of:=IF([.D197]=&quot;Z&quot;;[.$I196]-[.G197];[.$I196]+[.G197])" office:value-type="float" office:value="49626" calcext:value-type="float">
            <text:p>49 626,00</text:p>
          </table:table-cell>
          <table:table-cell table:style-name="ce17" table:formula="of:=IF([.D197]=&quot;Z&quot;;[.J196]-[.G197];[.J196]+[.G197])" office:value-type="float" office:value="56025" calcext:value-type="float">
            <text:p>56 02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17" table:formula="of:=[.E198]*[.F198]" office:value-type="float" office:value="576" calcext:value-type="float">
            <text:p>576,00</text:p>
          </table:table-cell>
          <table:table-cell table:style-name="ce17" table:formula="of:=IF([.D198]=&quot;Z&quot;;[.H197]-[.G198];[.H197]+[.G198])" office:value-type="float" office:value="549050" calcext:value-type="float">
            <text:p>549 050,00</text:p>
          </table:table-cell>
          <table:table-cell table:style-name="ce17" table:formula="of:=IF([.D198]=&quot;Z&quot;;[.$I197]-[.G198];[.$I197]+[.G198])" office:value-type="float" office:value="49050" calcext:value-type="float">
            <text:p>49 050,00</text:p>
          </table:table-cell>
          <table:table-cell table:style-name="ce17" table:formula="of:=IF([.D198]=&quot;Z&quot;;[.J197]-[.G198];[.J197]+[.G198])" office:value-type="float" office:value="55449" calcext:value-type="float">
            <text:p>55 44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 table:style-name="ce17" table:formula="of:=[.E199]*[.F199]" office:value-type="float" office:value="248" calcext:value-type="float">
            <text:p>248,00</text:p>
          </table:table-cell>
          <table:table-cell table:style-name="ce17" table:formula="of:=IF([.D199]=&quot;Z&quot;;[.H198]-[.G199];[.H198]+[.G199])" office:value-type="float" office:value="549298" calcext:value-type="float">
            <text:p>549 298,00</text:p>
          </table:table-cell>
          <table:table-cell table:style-name="ce17" table:formula="of:=IF([.D199]=&quot;Z&quot;;[.$I198]-[.G199];[.$I198]+[.G199])" office:value-type="float" office:value="49298" calcext:value-type="float">
            <text:p>49 298,00</text:p>
          </table:table-cell>
          <table:table-cell table:style-name="ce17" table:formula="of:=IF([.D199]=&quot;Z&quot;;[.J198]-[.G199];[.J198]+[.G199])" office:value-type="float" office:value="55697" calcext:value-type="float">
            <text:p>55 6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200]*[.F200]" office:value-type="float" office:value="665" calcext:value-type="float">
            <text:p>665,00</text:p>
          </table:table-cell>
          <table:table-cell table:style-name="ce17" table:formula="of:=IF([.D200]=&quot;Z&quot;;[.H199]-[.G200];[.H199]+[.G200])" office:value-type="float" office:value="548633" calcext:value-type="float">
            <text:p>548 633,00</text:p>
          </table:table-cell>
          <table:table-cell table:style-name="ce17" table:formula="of:=IF([.D200]=&quot;Z&quot;;[.$I199]-[.G200];[.$I199]+[.G200])" office:value-type="float" office:value="48633" calcext:value-type="float">
            <text:p>48 633,00</text:p>
          </table:table-cell>
          <table:table-cell table:style-name="ce17" table:formula="of:=IF([.D200]=&quot;Z&quot;;[.J199]-[.G200];[.J199]+[.G200])" office:value-type="float" office:value="55032" calcext:value-type="float">
            <text:p>55 03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201]*[.F201]" office:value-type="float" office:value="328" calcext:value-type="float">
            <text:p>328,00</text:p>
          </table:table-cell>
          <table:table-cell table:style-name="ce17" table:formula="of:=IF([.D201]=&quot;Z&quot;;[.H200]-[.G201];[.H200]+[.G201])" office:value-type="float" office:value="548305" calcext:value-type="float">
            <text:p>548 305,00</text:p>
          </table:table-cell>
          <table:table-cell table:style-name="ce17" table:formula="of:=IF([.D201]=&quot;Z&quot;;[.$I200]-[.G201];[.$I200]+[.G201])" office:value-type="float" office:value="48305" calcext:value-type="float">
            <text:p>48 305,00</text:p>
          </table:table-cell>
          <table:table-cell table:style-name="ce17" table:formula="of:=IF([.D201]=&quot;Z&quot;;[.J200]-[.G201];[.J200]+[.G201])" office:value-type="float" office:value="54704" calcext:value-type="float">
            <text:p>54 7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202]*[.F202]" office:value-type="float" office:value="1403" calcext:value-type="float">
            <text:p>1 403,00</text:p>
          </table:table-cell>
          <table:table-cell table:style-name="ce17" table:formula="of:=IF([.D202]=&quot;Z&quot;;[.H201]-[.G202];[.H201]+[.G202])" office:value-type="float" office:value="546902" calcext:value-type="float">
            <text:p>546 902,00</text:p>
          </table:table-cell>
          <table:table-cell table:style-name="ce17" table:formula="of:=IF([.D202]=&quot;Z&quot;;[.$I201]-[.G202];[.$I201]+[.G202])" office:value-type="float" office:value="46902" calcext:value-type="float">
            <text:p>46 902,00</text:p>
          </table:table-cell>
          <table:table-cell table:style-name="ce17" table:formula="of:=IF([.D202]=&quot;Z&quot;;[.J201]-[.G202];[.J201]+[.G202])" office:value-type="float" office:value="53301" calcext:value-type="float">
            <text:p>53 30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203]*[.F203]" office:value-type="float" office:value="1058" calcext:value-type="float">
            <text:p>1 058,00</text:p>
          </table:table-cell>
          <table:table-cell table:style-name="ce17" table:formula="of:=IF([.D203]=&quot;Z&quot;;[.H202]-[.G203];[.H202]+[.G203])" office:value-type="float" office:value="545844" calcext:value-type="float">
            <text:p>545 844,00</text:p>
          </table:table-cell>
          <table:table-cell table:style-name="ce17" table:formula="of:=IF([.D203]=&quot;Z&quot;;[.$I202]-[.G203];[.$I202]+[.G203])" office:value-type="float" office:value="45844" calcext:value-type="float">
            <text:p>45 844,00</text:p>
          </table:table-cell>
          <table:table-cell table:style-name="ce17" table:formula="of:=IF([.D203]=&quot;Z&quot;;[.J202]-[.G203];[.J202]+[.G203])" office:value-type="float" office:value="52243" calcext:value-type="float">
            <text:p>52 243,00</text:p>
          </table:table-cell>
          <table:table-cell table:number-columns-repeated="5"/>
        </table:table-row>
        <table:table-row table:style-name="ro1" table:number-rows-repeated="10483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ek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 table:number-rows-repeated="10483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Zadanie 1'.A1:'Zadanie 1'.F203">
          <table:sort>
            <table:sort-by table:field-number="3" table:order="descending" table:data-type="automatic"/>
            <table:sort-by table:field-number="2" table:data-type="automatic"/>
          </table:sort>
        </table:database-range>
        <table:database-range table:name="__Anonymous_Sheet_DB__1" table:target-range-address="'Zadanie 2'.A1:'Zadanie 2'.F2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.00.0000</text:date>, <text:time style:data-style-name="N2" text:time-value="20:42:32.7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46:30.017000000</meta:creation-date>
    <dc:date>2024-11-22T22:18:44.524000000</dc:date>
    <meta:editing-duration>PT24M30S</meta:editing-duration>
    <meta:editing-cycles>3</meta:editing-cycles>
    <meta:generator>LibreOffice/24.8.3.2$Windows_X86_64 LibreOffice_project/48a6bac9e7e268aeb4c3483fcf825c94556d9f92</meta:generator>
    <meta:document-statistic meta:table-count="4" meta:cell-count="5543" meta:object-count="0"/>
  </office:meta>
</office:document-meta>
</file>